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paragraph-rsid="005d991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paragraph-rsid="005d991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paragraph-rsid="001df50a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paragraph-rsid="005f7047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paragraph-rsid="005d9911" style:font-size-asian="15pt" style:font-weight-asian="bold" style:font-size-complex="15pt" style:font-weight-complex="bold" loext:padding="0.0193in" loext:border="0.06pt solid #e3e3e3"/>
    </style:style>
    <style:style style:name="P6" style:family="paragraph" style:parent-style-name="Standard">
      <style:text-properties fo:font-size="15pt" fo:font-weight="bold" officeooo:paragraph-rsid="005f7047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65e93b" officeooo:paragraph-rsid="0065e93b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paragraph-rsid="006c77a2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paragraph-rsid="006e8896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378bb1" officeooo:paragraph-rsid="006e8896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378bb1" officeooo:paragraph-rsid="005d9911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378bb1" officeooo:paragraph-rsid="007895f1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paragraph-rsid="008a895b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paragraph-rsid="00909474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paragraph-rsid="009ff1b1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paragraph-rsid="00aadc7b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paragraph-rsid="00ad7900" style:font-size-asian="15pt" style:font-weight-asian="bold" style:font-size-complex="15pt" style:font-weight-complex="bold"/>
    </style:style>
    <style:style style:name="P18" style:family="paragraph" style:parent-style-name="Standard">
      <style:text-properties officeooo:paragraph-rsid="0018dfcf"/>
    </style:style>
    <style:style style:name="P19" style:family="paragraph" style:parent-style-name="Standard">
      <style:paragraph-properties fo:text-align="center" style:justify-single-word="false"/>
      <style:text-properties officeooo:paragraph-rsid="0018dfcf"/>
    </style:style>
    <style:style style:name="P20" style:family="paragraph" style:parent-style-name="Standard">
      <style:paragraph-properties fo:text-align="center" style:justify-single-word="false"/>
      <style:text-properties officeooo:paragraph-rsid="005d9911"/>
    </style:style>
    <style:style style:name="P21" style:family="paragraph" style:parent-style-name="Standard">
      <style:text-properties officeooo:paragraph-rsid="005d9911"/>
    </style:style>
    <style:style style:name="P22" style:family="paragraph" style:parent-style-name="Standard">
      <style:text-properties officeooo:paragraph-rsid="005f7047"/>
    </style:style>
    <style:style style:name="P23" style:family="paragraph" style:parent-style-name="Standard">
      <style:text-properties officeooo:paragraph-rsid="006c77a2"/>
    </style:style>
    <style:style style:name="P24" style:family="paragraph" style:parent-style-name="Standard">
      <style:text-properties fo:font-weight="bold" officeooo:paragraph-rsid="005d9911" style:font-weight-asian="bold" style:font-weight-complex="bold"/>
    </style:style>
    <style:style style:name="P25" style:family="paragraph" style:parent-style-name="Standard">
      <style:text-properties officeooo:paragraph-rsid="006e8896"/>
    </style:style>
    <style:style style:name="P26" style:family="paragraph" style:parent-style-name="Standard">
      <style:text-properties officeooo:paragraph-rsid="00710c7d"/>
    </style:style>
    <style:style style:name="P27" style:family="paragraph" style:parent-style-name="Standard">
      <style:text-properties officeooo:paragraph-rsid="00726c5d"/>
    </style:style>
    <style:style style:name="P28" style:family="paragraph" style:parent-style-name="Standard">
      <style:text-properties officeooo:paragraph-rsid="007a439e"/>
    </style:style>
    <style:style style:name="P29" style:family="paragraph" style:parent-style-name="Standard">
      <style:text-properties officeooo:paragraph-rsid="007cc993"/>
    </style:style>
    <style:style style:name="P30" style:family="paragraph" style:parent-style-name="Standard">
      <style:text-properties officeooo:paragraph-rsid="008a895b"/>
    </style:style>
    <style:style style:name="P31" style:family="paragraph" style:parent-style-name="Standard">
      <style:text-properties officeooo:paragraph-rsid="008b2893"/>
    </style:style>
    <style:style style:name="P32" style:family="paragraph" style:parent-style-name="Standard">
      <style:text-properties officeooo:paragraph-rsid="008c9c8d"/>
    </style:style>
    <style:style style:name="P33" style:family="paragraph" style:parent-style-name="Standard">
      <style:text-properties officeooo:paragraph-rsid="00909474"/>
    </style:style>
    <style:style style:name="P34" style:family="paragraph" style:parent-style-name="Standard">
      <style:text-properties officeooo:paragraph-rsid="0092058c"/>
    </style:style>
    <style:style style:name="P35" style:family="paragraph" style:parent-style-name="Standard">
      <style:text-properties officeooo:paragraph-rsid="009220e9"/>
    </style:style>
    <style:style style:name="P36" style:family="paragraph" style:parent-style-name="Standard">
      <style:text-properties officeooo:paragraph-rsid="00617a05"/>
    </style:style>
    <style:style style:name="P37" style:family="paragraph" style:parent-style-name="Standard">
      <style:text-properties officeooo:paragraph-rsid="0096d4a4"/>
    </style:style>
    <style:style style:name="P38" style:family="paragraph" style:parent-style-name="Standard">
      <style:text-properties officeooo:paragraph-rsid="00984c99"/>
    </style:style>
    <style:style style:name="P39" style:family="paragraph" style:parent-style-name="Standard">
      <style:text-properties officeooo:paragraph-rsid="00990ade"/>
    </style:style>
    <style:style style:name="P40" style:family="paragraph" style:parent-style-name="Standard">
      <style:text-properties officeooo:paragraph-rsid="009ba699"/>
    </style:style>
    <style:style style:name="P41" style:family="paragraph" style:parent-style-name="Standard">
      <style:text-properties officeooo:paragraph-rsid="009c31f7"/>
    </style:style>
    <style:style style:name="P42" style:family="paragraph" style:parent-style-name="Standard">
      <style:text-properties officeooo:paragraph-rsid="009c418b"/>
    </style:style>
    <style:style style:name="P43" style:family="paragraph" style:parent-style-name="Standard">
      <style:text-properties officeooo:paragraph-rsid="009ff1b1"/>
    </style:style>
    <style:style style:name="P44" style:family="paragraph" style:parent-style-name="Standard">
      <style:text-properties officeooo:paragraph-rsid="00a132bf"/>
    </style:style>
    <style:style style:name="P45" style:family="paragraph" style:parent-style-name="Standard">
      <style:text-properties officeooo:paragraph-rsid="00a1b9f1"/>
    </style:style>
    <style:style style:name="P46" style:family="paragraph" style:parent-style-name="Standard">
      <style:text-properties officeooo:paragraph-rsid="00a360e1"/>
    </style:style>
    <style:style style:name="P47" style:family="paragraph" style:parent-style-name="Standard">
      <style:text-properties officeooo:paragraph-rsid="00a4f4a2"/>
    </style:style>
    <style:style style:name="P48" style:family="paragraph" style:parent-style-name="Standard">
      <style:text-properties officeooo:paragraph-rsid="0065e93b"/>
    </style:style>
    <style:style style:name="P49" style:family="paragraph" style:parent-style-name="Standard">
      <style:text-properties fo:font-weight="normal" officeooo:paragraph-rsid="0096d4a4" style:font-weight-asian="normal" style:font-weight-complex="normal"/>
    </style:style>
    <style:style style:name="P50" style:family="paragraph" style:parent-style-name="Standard">
      <style:text-properties fo:font-weight="normal" officeooo:paragraph-rsid="00aadc7b" style:font-weight-asian="normal" style:font-weight-complex="normal"/>
    </style:style>
    <style:style style:name="P51" style:family="paragraph" style:parent-style-name="Standard">
      <style:text-properties fo:font-size="12pt" fo:font-weight="normal" officeooo:paragraph-rsid="009c31f7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paragraph-rsid="009ba699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paragraph-rsid="00ad7900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paragraph-rsid="00b2f483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paragraph-rsid="00b51661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paragraph-rsid="006e8896" style:font-size-asian="10.5pt" style:font-weight-asian="normal" style:font-size-complex="12pt" style:font-weight-complex="normal"/>
    </style:style>
    <style:style style:name="P57" style:family="paragraph" style:parent-style-name="Standard">
      <style:text-properties officeooo:paragraph-rsid="00aadc7b"/>
    </style:style>
    <style:style style:name="P58" style:family="paragraph" style:parent-style-name="Standard">
      <style:text-properties officeooo:paragraph-rsid="00accd94"/>
    </style:style>
    <style:style style:name="P59" style:family="paragraph" style:parent-style-name="Standard">
      <style:text-properties officeooo:paragraph-rsid="00ad7900"/>
    </style:style>
    <style:style style:name="P60" style:family="paragraph" style:parent-style-name="Standard">
      <style:text-properties officeooo:paragraph-rsid="00b12afc"/>
    </style:style>
    <style:style style:name="P61" style:family="paragraph" style:parent-style-name="Standard">
      <style:text-properties officeooo:paragraph-rsid="00b2f483"/>
    </style:style>
    <style:style style:name="P62" style:family="paragraph" style:parent-style-name="Standard">
      <style:text-properties officeooo:paragraph-rsid="00b3d369"/>
    </style:style>
    <style:style style:name="P63" style:family="paragraph" style:parent-style-name="Standard">
      <style:text-properties officeooo:paragraph-rsid="00b51661"/>
    </style:style>
    <style:style style:name="P64" style:family="paragraph" style:parent-style-name="Standard">
      <style:text-properties officeooo:paragraph-rsid="00b632aa"/>
    </style:style>
    <style:style style:name="P65" style:family="paragraph" style:parent-style-name="Standard">
      <style:text-properties officeooo:paragraph-rsid="00b7afd8"/>
    </style:style>
    <style:style style:name="P66" style:family="paragraph" style:parent-style-name="Standard">
      <style:text-properties fo:font-style="italic" officeooo:rsid="008b2893" officeooo:paragraph-rsid="00a1b9f1" style:font-style-asian="italic" style:font-style-complex="italic"/>
    </style:style>
    <style:style style:name="P67" style:family="paragraph" style:parent-style-name="Standard">
      <style:text-properties officeooo:rsid="00aadc7b" officeooo:paragraph-rsid="00aadc7b"/>
    </style:style>
    <style:style style:name="P68" style:family="paragraph" style:parent-style-name="Text_20_body">
      <style:paragraph-properties fo:padding="0.0193in" fo:border="0.06pt solid #e3e3e3"/>
      <style:text-properties officeooo:paragraph-rsid="0018dfcf"/>
    </style:style>
    <style:style style:name="P69" style:family="paragraph" style:parent-style-name="Text_20_body">
      <style:paragraph-properties fo:padding="0.0193in" fo:border="0.06pt solid #e3e3e3"/>
      <style:text-properties officeooo:paragraph-rsid="005d9911"/>
    </style:style>
    <style:style style:name="P70" style:family="paragraph" style:parent-style-name="Text_20_body">
      <style:paragraph-properties fo:padding="0.0193in" fo:border="0.06pt solid #e3e3e3"/>
      <style:text-properties officeooo:paragraph-rsid="005f7047"/>
    </style:style>
    <style:style style:name="P71" style:family="paragraph" style:parent-style-name="Standard">
      <style:paragraph-properties fo:text-align="center" style:justify-single-word="false" fo:break-before="page"/>
      <style:text-properties officeooo:paragraph-rsid="005d9911"/>
    </style:style>
    <style:style style:name="P72" style:family="paragraph" style:parent-style-name="Standard">
      <style:paragraph-properties fo:text-align="center" style:justify-single-word="false" fo:break-before="page"/>
      <style:text-properties officeooo:paragraph-rsid="005f7047"/>
    </style:style>
    <style:style style:name="P73" style:family="paragraph" style:parent-style-name="Standard" style:list-style-name="L1">
      <style:text-properties officeooo:paragraph-rsid="008a895b"/>
    </style:style>
    <style:style style:name="P74" style:family="paragraph" style:parent-style-name="Standard" style:list-style-name="L1">
      <style:text-properties officeooo:paragraph-rsid="008b2893"/>
    </style:style>
    <style:style style:name="P75" style:family="paragraph" style:parent-style-name="Standard" style:list-style-name="L1">
      <style:text-properties officeooo:paragraph-rsid="008c9c8d"/>
    </style:style>
    <style:style style:name="P76" style:family="paragraph" style:parent-style-name="Standard" style:list-style-name="L1">
      <style:text-properties officeooo:paragraph-rsid="00909474"/>
    </style:style>
    <style:style style:name="P77" style:family="paragraph" style:parent-style-name="Standard" style:list-style-name="L1">
      <style:text-properties officeooo:paragraph-rsid="0092058c"/>
    </style:style>
    <style:style style:name="P78" style:family="paragraph" style:parent-style-name="Standard" style:list-style-name="L1">
      <style:text-properties officeooo:paragraph-rsid="009220e9"/>
    </style:style>
    <style:style style:name="P79" style:family="paragraph" style:parent-style-name="Standard" style:list-style-name="L1">
      <style:text-properties officeooo:paragraph-rsid="0096d4a4"/>
    </style:style>
    <style:style style:name="P80" style:family="paragraph" style:parent-style-name="Standard" style:list-style-name="L1">
      <style:text-properties officeooo:paragraph-rsid="00984c99"/>
    </style:style>
    <style:style style:name="P81" style:family="paragraph" style:parent-style-name="Standard" style:list-style-name="L1">
      <style:text-properties officeooo:paragraph-rsid="00990ade"/>
    </style:style>
    <style:style style:name="P82" style:family="paragraph" style:parent-style-name="Standard" style:list-style-name="L1">
      <style:text-properties officeooo:paragraph-rsid="009ba699"/>
    </style:style>
    <style:style style:name="P83" style:family="paragraph" style:parent-style-name="Standard" style:list-style-name="L1">
      <style:text-properties officeooo:paragraph-rsid="009c31f7"/>
    </style:style>
    <style:style style:name="P84" style:family="paragraph" style:parent-style-name="Standard" style:list-style-name="L1">
      <style:text-properties officeooo:paragraph-rsid="009c418b"/>
    </style:style>
    <style:style style:name="P85" style:family="paragraph" style:parent-style-name="Standard" style:list-style-name="L1">
      <style:text-properties officeooo:paragraph-rsid="009e1afa"/>
    </style:style>
    <style:style style:name="P86" style:family="paragraph" style:parent-style-name="Standard" style:list-style-name="L1">
      <style:text-properties officeooo:paragraph-rsid="009ff1b1"/>
    </style:style>
    <style:style style:name="P87" style:family="paragraph" style:parent-style-name="Standard" style:list-style-name="L1">
      <style:text-properties officeooo:paragraph-rsid="00a132bf"/>
    </style:style>
    <style:style style:name="P88" style:family="paragraph" style:parent-style-name="Standard" style:list-style-name="L1">
      <style:text-properties officeooo:paragraph-rsid="00a360e1"/>
    </style:style>
    <style:style style:name="P89" style:family="paragraph" style:parent-style-name="Standard" style:list-style-name="L1">
      <style:text-properties officeooo:paragraph-rsid="00a1b9f1"/>
    </style:style>
    <style:style style:name="P90" style:family="paragraph" style:parent-style-name="Standard" style:list-style-name="L1">
      <style:text-properties officeooo:paragraph-rsid="00aadc7b"/>
    </style:style>
    <style:style style:name="P91" style:family="paragraph" style:parent-style-name="Standard" style:list-style-name="L1">
      <style:text-properties officeooo:paragraph-rsid="00accd94"/>
    </style:style>
    <style:style style:name="P92" style:family="paragraph" style:parent-style-name="Standard" style:list-style-name="L1">
      <style:text-properties officeooo:paragraph-rsid="00ad7900"/>
    </style:style>
    <style:style style:name="P93" style:family="paragraph" style:parent-style-name="Standard" style:list-style-name="L1">
      <style:text-properties officeooo:paragraph-rsid="00aec9f1"/>
    </style:style>
    <style:style style:name="P94" style:family="paragraph" style:parent-style-name="Standard" style:list-style-name="L1">
      <style:text-properties officeooo:paragraph-rsid="00b12afc"/>
    </style:style>
    <style:style style:name="P95" style:family="paragraph" style:parent-style-name="Standard" style:list-style-name="L1">
      <style:text-properties officeooo:paragraph-rsid="00b1916c"/>
    </style:style>
    <style:style style:name="P96" style:family="paragraph" style:parent-style-name="Standard" style:list-style-name="L1">
      <style:text-properties officeooo:paragraph-rsid="00b2f483"/>
    </style:style>
    <style:style style:name="P97" style:family="paragraph" style:parent-style-name="Standard" style:list-style-name="L1">
      <style:text-properties officeooo:paragraph-rsid="00b3d369"/>
    </style:style>
    <style:style style:name="P98" style:family="paragraph" style:parent-style-name="Standard" style:list-style-name="L1">
      <style:text-properties officeooo:paragraph-rsid="00b51661"/>
    </style:style>
    <style:style style:name="P99" style:family="paragraph" style:parent-style-name="Standard" style:list-style-name="L1">
      <style:text-properties officeooo:paragraph-rsid="00b632aa"/>
    </style:style>
    <style:style style:name="P100" style:family="paragraph" style:parent-style-name="Standard" style:list-style-name="L1">
      <style:text-properties officeooo:paragraph-rsid="00b7afd8"/>
    </style:style>
    <style:style style:name="P101" style:family="paragraph" style:parent-style-name="Standard" style:list-style-name="L1">
      <style:text-properties officeooo:paragraph-rsid="00b94f9b"/>
    </style:style>
    <style:style style:name="P102" style:family="paragraph" style:parent-style-name="Standard" style:list-style-name="L1">
      <style:text-properties fo:font-style="italic" officeooo:paragraph-rsid="008c9c8d" style:font-style-asian="italic" style:font-style-complex="italic"/>
    </style:style>
    <style:style style:name="P103" style:family="paragraph" style:parent-style-name="Standard" style:list-style-name="L1">
      <style:text-properties fo:font-style="italic" officeooo:paragraph-rsid="00909474" style:font-style-asian="italic" style:font-style-complex="italic"/>
    </style:style>
    <style:style style:name="P104" style:family="paragraph" style:parent-style-name="Standard" style:list-style-name="L1">
      <style:text-properties fo:font-style="italic" officeooo:paragraph-rsid="0096d4a4" style:font-style-asian="italic" style:font-style-complex="italic"/>
    </style:style>
    <style:style style:name="P105" style:family="paragraph" style:parent-style-name="Standard" style:list-style-name="L1">
      <style:text-properties fo:font-style="italic" officeooo:paragraph-rsid="009ba699" style:font-style-asian="italic" style:font-style-complex="italic"/>
    </style:style>
    <style:style style:name="P106" style:family="paragraph" style:parent-style-name="Standard" style:list-style-name="L1">
      <style:text-properties fo:font-style="italic" officeooo:paragraph-rsid="009c31f7" style:font-style-asian="italic" style:font-style-complex="italic"/>
    </style:style>
    <style:style style:name="P107" style:family="paragraph" style:parent-style-name="Standard" style:list-style-name="L1">
      <style:text-properties fo:font-style="italic" officeooo:paragraph-rsid="00aadc7b" style:font-style-asian="italic" style:font-style-complex="italic"/>
    </style:style>
    <style:style style:name="P108" style:family="paragraph" style:parent-style-name="Standard" style:list-style-name="L1">
      <style:text-properties fo:font-style="italic" officeooo:paragraph-rsid="00accd94" style:font-style-asian="italic" style:font-style-complex="italic"/>
    </style:style>
    <style:style style:name="P109" style:family="paragraph" style:parent-style-name="Standard" style:list-style-name="L1">
      <style:text-properties fo:font-style="italic" officeooo:paragraph-rsid="00b2f483" style:font-style-asian="italic" style:font-style-complex="italic"/>
    </style:style>
    <style:style style:name="P110" style:family="paragraph" style:parent-style-name="Standard" style:list-style-name="L1">
      <style:text-properties fo:font-style="italic" officeooo:paragraph-rsid="00b3d369" style:font-style-asian="italic" style:font-style-complex="italic"/>
    </style:style>
    <style:style style:name="P111" style:family="paragraph" style:parent-style-name="Standard" style:list-style-name="L1">
      <style:text-properties fo:font-style="italic" officeooo:paragraph-rsid="00b51661" style:font-style-asian="italic" style:font-style-complex="italic"/>
    </style:style>
    <style:style style:name="P112" style:family="paragraph" style:parent-style-name="Standard" style:list-style-name="L1">
      <style:text-properties fo:font-style="italic" officeooo:rsid="00a360e1" officeooo:paragraph-rsid="00a360e1" style:font-style-asian="italic" style:font-style-complex="italic"/>
    </style:style>
    <style:style style:name="P113" style:family="paragraph" style:parent-style-name="Standard" style:list-style-name="L1">
      <style:text-properties fo:font-style="italic" officeooo:rsid="00a4f4a2" officeooo:paragraph-rsid="00a4f4a2" style:font-style-asian="italic" style:font-style-complex="italic"/>
    </style:style>
    <style:style style:name="P114" style:family="paragraph" style:parent-style-name="Standard" style:list-style-name="L1">
      <style:text-properties fo:font-style="italic" officeooo:rsid="00b51661" officeooo:paragraph-rsid="00b51661" style:font-style-asian="italic" style:font-style-complex="italic"/>
    </style:style>
    <style:style style:name="P115" style:family="paragraph" style:parent-style-name="Standard" style:list-style-name="L1">
      <style:text-properties officeooo:rsid="008c9c8d" officeooo:paragraph-rsid="008c9c8d"/>
    </style:style>
    <style:style style:name="P116" style:family="paragraph" style:parent-style-name="Standard" style:list-style-name="L1">
      <style:text-properties officeooo:rsid="008c9c8d" officeooo:paragraph-rsid="00909474"/>
    </style:style>
    <style:style style:name="P117" style:family="paragraph" style:parent-style-name="Standard" style:list-style-name="L1">
      <style:text-properties officeooo:rsid="008c9c8d" officeooo:paragraph-rsid="0092058c"/>
    </style:style>
    <style:style style:name="P118" style:family="paragraph" style:parent-style-name="Standard" style:list-style-name="L1">
      <style:text-properties officeooo:rsid="008c9c8d" officeooo:paragraph-rsid="0096d4a4"/>
    </style:style>
    <style:style style:name="P119" style:family="paragraph" style:parent-style-name="Standard" style:list-style-name="L1">
      <style:text-properties officeooo:rsid="008c9c8d" officeooo:paragraph-rsid="009ff1b1"/>
    </style:style>
    <style:style style:name="P120" style:family="paragraph" style:parent-style-name="Standard" style:list-style-name="L1">
      <style:text-properties officeooo:rsid="008c9c8d" officeooo:paragraph-rsid="00aadc7b"/>
    </style:style>
    <style:style style:name="P121" style:family="paragraph" style:parent-style-name="Standard" style:list-style-name="L1">
      <style:text-properties officeooo:rsid="008c9c8d" officeooo:paragraph-rsid="00ad7900"/>
    </style:style>
    <style:style style:name="P122" style:family="paragraph" style:parent-style-name="Standard" style:list-style-name="L1">
      <style:text-properties officeooo:rsid="00909474" officeooo:paragraph-rsid="00909474"/>
    </style:style>
    <style:style style:name="P123" style:family="paragraph" style:parent-style-name="Standard" style:list-style-name="L1">
      <style:text-properties officeooo:rsid="00909474" officeooo:paragraph-rsid="0096d4a4"/>
    </style:style>
    <style:style style:name="P124" style:family="paragraph" style:parent-style-name="Standard" style:list-style-name="L1">
      <style:text-properties officeooo:rsid="00909474" officeooo:paragraph-rsid="009ba699"/>
    </style:style>
    <style:style style:name="P125" style:family="paragraph" style:parent-style-name="Standard" style:list-style-name="L1">
      <style:text-properties officeooo:rsid="00909474" officeooo:paragraph-rsid="00aadc7b"/>
    </style:style>
    <style:style style:name="P126" style:family="paragraph" style:parent-style-name="Standard" style:list-style-name="L1">
      <style:text-properties officeooo:rsid="00909474" officeooo:paragraph-rsid="00ad7900"/>
    </style:style>
    <style:style style:name="P127" style:family="paragraph" style:parent-style-name="Standard" style:list-style-name="L1">
      <style:text-properties officeooo:rsid="00909474" officeooo:paragraph-rsid="00b2f483"/>
    </style:style>
    <style:style style:name="P128" style:family="paragraph" style:parent-style-name="Standard" style:list-style-name="L1">
      <style:text-properties officeooo:rsid="00909474" officeooo:paragraph-rsid="00b51661"/>
    </style:style>
    <style:style style:name="P129" style:family="paragraph" style:parent-style-name="Standard" style:list-style-name="L1">
      <style:text-properties officeooo:rsid="009220e9" officeooo:paragraph-rsid="009220e9"/>
    </style:style>
    <style:style style:name="P130" style:family="paragraph" style:parent-style-name="Standard" style:list-style-name="L1">
      <style:text-properties officeooo:rsid="009220e9" officeooo:paragraph-rsid="00a132bf"/>
    </style:style>
    <style:style style:name="P131" style:family="paragraph" style:parent-style-name="Standard" style:list-style-name="L1">
      <style:text-properties officeooo:rsid="009220e9" officeooo:paragraph-rsid="009ff1b1"/>
    </style:style>
    <style:style style:name="P132" style:family="paragraph" style:parent-style-name="Standard" style:list-style-name="L1">
      <style:text-properties fo:font-weight="normal" officeooo:paragraph-rsid="0096d4a4" style:font-weight-asian="normal" style:font-weight-complex="normal"/>
    </style:style>
    <style:style style:name="P133" style:family="paragraph" style:parent-style-name="Standard" style:list-style-name="L1">
      <style:text-properties fo:font-weight="normal" officeooo:paragraph-rsid="00984c99" style:font-weight-asian="normal" style:font-weight-complex="normal"/>
    </style:style>
    <style:style style:name="P134" style:family="paragraph" style:parent-style-name="Standard" style:list-style-name="L1">
      <style:text-properties fo:font-weight="normal" officeooo:paragraph-rsid="00990ade" style:font-weight-asian="normal" style:font-weight-complex="normal"/>
    </style:style>
    <style:style style:name="P135" style:family="paragraph" style:parent-style-name="Standard" style:list-style-name="L1">
      <style:text-properties fo:font-weight="normal" officeooo:paragraph-rsid="00aadc7b" style:font-weight-asian="normal" style:font-weight-complex="normal"/>
    </style:style>
    <style:style style:name="P136" style:family="paragraph" style:parent-style-name="Standard" style:list-style-name="L1">
      <style:text-properties fo:font-weight="normal" officeooo:paragraph-rsid="00accd94" style:font-weight-asian="normal" style:font-weight-complex="normal"/>
    </style:style>
    <style:style style:name="P137" style:family="paragraph" style:parent-style-name="Standard" style:list-style-name="L1">
      <style:text-properties fo:font-weight="normal" officeooo:paragraph-rsid="00ad7900" style:font-weight-asian="normal" style:font-weight-complex="normal"/>
    </style:style>
    <style:style style:name="P138" style:family="paragraph" style:parent-style-name="Standard" style:list-style-name="L1">
      <style:text-properties officeooo:rsid="0096d4a4" officeooo:paragraph-rsid="0096d4a4"/>
    </style:style>
    <style:style style:name="P139" style:family="paragraph" style:parent-style-name="Standard" style:list-style-name="L1">
      <style:text-properties officeooo:rsid="0096d4a4" officeooo:paragraph-rsid="00aadc7b"/>
    </style:style>
    <style:style style:name="P140" style:family="paragraph" style:parent-style-name="Standard" style:list-style-name="L1">
      <style:text-properties officeooo:rsid="0096d4a4" officeooo:paragraph-rsid="00accd94"/>
    </style:style>
    <style:style style:name="P141" style:family="paragraph" style:parent-style-name="Standard" style:list-style-name="L1">
      <style:text-properties officeooo:rsid="0096d4a4" officeooo:paragraph-rsid="00b12afc"/>
    </style:style>
    <style:style style:name="P142" style:family="paragraph" style:parent-style-name="Standard" style:list-style-name="L1">
      <style:text-properties fo:font-size="12pt" fo:font-weight="normal" officeooo:paragraph-rsid="009c418b" style:font-size-asian="10.5pt" style:font-weight-asian="normal" style:font-size-complex="12pt" style:font-weight-complex="normal"/>
    </style:style>
    <style:style style:name="P143" style:family="paragraph" style:parent-style-name="Standard" style:list-style-name="L1">
      <style:text-properties fo:font-size="12pt" fo:font-weight="normal" officeooo:paragraph-rsid="009e1afa" style:font-size-asian="10.5pt" style:font-weight-asian="normal" style:font-size-complex="12pt" style:font-weight-complex="normal"/>
    </style:style>
    <style:style style:name="P144" style:family="paragraph" style:parent-style-name="Standard" style:list-style-name="L1">
      <style:text-properties fo:font-size="12pt" fo:font-weight="normal" officeooo:paragraph-rsid="009c31f7" style:font-size-asian="10.5pt" style:font-weight-asian="normal" style:font-size-complex="12pt" style:font-weight-complex="normal"/>
    </style:style>
    <style:style style:name="P145" style:family="paragraph" style:parent-style-name="Standard" style:list-style-name="L1">
      <style:text-properties fo:font-size="12pt" fo:font-weight="normal" officeooo:paragraph-rsid="00ad7900" style:font-size-asian="10.5pt" style:font-weight-asian="normal" style:font-size-complex="12pt" style:font-weight-complex="normal"/>
    </style:style>
    <style:style style:name="P146" style:family="paragraph" style:parent-style-name="Standard" style:list-style-name="L1">
      <style:text-properties fo:font-size="12pt" fo:font-weight="normal" officeooo:paragraph-rsid="00aec9f1" style:font-size-asian="10.5pt" style:font-weight-asian="normal" style:font-size-complex="12pt" style:font-weight-complex="normal"/>
    </style:style>
    <style:style style:name="P147" style:family="paragraph" style:parent-style-name="Standard" style:list-style-name="L1">
      <style:text-properties fo:font-size="12pt" fo:font-weight="normal" officeooo:paragraph-rsid="00b12afc" style:font-size-asian="10.5pt" style:font-weight-asian="normal" style:font-size-complex="12pt" style:font-weight-complex="normal"/>
    </style:style>
    <style:style style:name="P148" style:family="paragraph" style:parent-style-name="Standard" style:list-style-name="L1">
      <style:text-properties fo:font-size="12pt" fo:font-weight="normal" officeooo:paragraph-rsid="00b2f483" style:font-size-asian="10.5pt" style:font-weight-asian="normal" style:font-size-complex="12pt" style:font-weight-complex="normal"/>
    </style:style>
    <style:style style:name="P149" style:family="paragraph" style:parent-style-name="Standard" style:list-style-name="L1">
      <style:text-properties fo:font-size="12pt" fo:font-weight="normal" officeooo:paragraph-rsid="00b3d369" style:font-size-asian="10.5pt" style:font-weight-asian="normal" style:font-size-complex="12pt" style:font-weight-complex="normal"/>
    </style:style>
    <style:style style:name="P150" style:family="paragraph" style:parent-style-name="Standard" style:list-style-name="L1">
      <style:text-properties fo:font-size="12pt" fo:font-weight="normal" officeooo:paragraph-rsid="00b51661" style:font-size-asian="10.5pt" style:font-weight-asian="normal" style:font-size-complex="12pt" style:font-weight-complex="normal"/>
    </style:style>
    <style:style style:name="P151" style:family="paragraph" style:parent-style-name="Standard" style:list-style-name="L1">
      <style:text-properties fo:font-size="12pt" fo:font-weight="normal" officeooo:paragraph-rsid="00b94f9b" style:font-size-asian="10.5pt" style:font-weight-asian="normal" style:font-size-complex="12pt" style:font-weight-complex="normal"/>
    </style:style>
    <style:style style:name="P152" style:family="paragraph" style:parent-style-name="Standard">
      <style:text-properties fo:font-size="12pt" fo:font-weight="normal" officeooo:rsid="008b2893" officeooo:paragraph-rsid="00b3d369" style:font-size-asian="10.5pt" style:font-weight-asian="normal" style:font-size-complex="12pt" style:font-weight-complex="normal"/>
    </style:style>
    <style:style style:name="P153" style:family="paragraph" style:parent-style-name="Standard" style:list-style-name="L1">
      <style:text-properties fo:font-size="12pt" fo:font-weight="normal" officeooo:rsid="008b2893" officeooo:paragraph-rsid="00b51661" style:font-size-asian="10.5pt" style:font-weight-asian="normal" style:font-size-complex="12pt" style:font-weight-complex="normal"/>
    </style:style>
    <style:style style:name="P154" style:family="paragraph" style:parent-style-name="Standard" style:list-style-name="L1">
      <style:text-properties fo:font-size="12pt" fo:font-weight="normal" officeooo:rsid="008b2893" officeooo:paragraph-rsid="00b632aa" style:font-size-asian="10.5pt" style:font-weight-asian="normal" style:font-size-complex="12pt" style:font-weight-complex="normal"/>
    </style:style>
    <style:style style:name="P155" style:family="paragraph" style:parent-style-name="Standard">
      <style:text-properties fo:font-size="12pt" fo:font-weight="normal" officeooo:rsid="008b2893" officeooo:paragraph-rsid="00b51661" style:font-size-asian="10.5pt" style:font-weight-asian="normal" style:font-size-complex="12pt" style:font-weight-complex="normal"/>
    </style:style>
    <style:style style:name="P156" style:family="paragraph" style:parent-style-name="Standard" style:list-style-name="L1">
      <style:text-properties officeooo:rsid="009e1afa" officeooo:paragraph-rsid="009e1afa"/>
    </style:style>
    <style:style style:name="P157" style:family="paragraph" style:parent-style-name="Standard" style:list-style-name="L1">
      <style:text-properties officeooo:rsid="009e1afa" officeooo:paragraph-rsid="00b51661"/>
    </style:style>
    <style:style style:name="P158" style:family="paragraph" style:parent-style-name="Standard" style:list-style-name="L1">
      <style:text-properties officeooo:rsid="009ff1b1" officeooo:paragraph-rsid="009ff1b1"/>
    </style:style>
    <style:style style:name="P159" style:family="paragraph" style:parent-style-name="Standard" style:list-style-name="L1">
      <style:text-properties officeooo:rsid="00a132bf" officeooo:paragraph-rsid="00a132bf"/>
    </style:style>
    <style:style style:name="P160" style:family="paragraph" style:parent-style-name="Standard" style:list-style-name="L1">
      <style:text-properties officeooo:rsid="00a1b9f1" officeooo:paragraph-rsid="00a1b9f1"/>
    </style:style>
    <style:style style:name="P161" style:family="paragraph" style:parent-style-name="Standard" style:list-style-name="L1">
      <style:text-properties officeooo:rsid="00a4f4a2" officeooo:paragraph-rsid="00a4f4a2"/>
    </style:style>
    <style:style style:name="P162" style:family="paragraph" style:parent-style-name="Standard" style:list-style-name="L1">
      <style:text-properties officeooo:rsid="00accd94" officeooo:paragraph-rsid="00accd94"/>
    </style:style>
    <style:style style:name="P163" style:family="paragraph" style:parent-style-name="Standard" style:list-style-name="L1">
      <style:text-properties officeooo:rsid="00b51661" officeooo:paragraph-rsid="00b51661"/>
    </style:style>
    <style:style style:name="P164" style:family="paragraph" style:parent-style-name="Standard" style:list-style-name="L1">
      <style:text-properties officeooo:rsid="00b94f9b" officeooo:paragraph-rsid="00b94f9b"/>
    </style:style>
    <style:style style:name="P165" style:family="paragraph" style:parent-style-name="Text_20_body" style:list-style-name="L2">
      <style:paragraph-properties fo:padding="0.0193in" fo:border="0.06pt solid #e3e3e3"/>
      <style:text-properties officeooo:paragraph-rsid="007a439e"/>
    </style:style>
    <style:style style:name="P166" style:family="paragraph" style:parent-style-name="Text_20_body" style:list-style-name="L3">
      <style:paragraph-properties fo:padding="0.0193in" fo:border="0.06pt solid #e3e3e3"/>
      <style:text-properties officeooo:paragraph-rsid="005d9911"/>
    </style:style>
    <style:style style:name="P167" style:family="paragraph" style:parent-style-name="Text_20_body" style:list-style-name="L3">
      <style:paragraph-properties fo:padding="0.0193in" fo:border="0.06pt solid #e3e3e3"/>
      <style:text-properties officeooo:paragraph-rsid="007f183a"/>
    </style:style>
    <style:style style:name="P168" style:family="paragraph" style:parent-style-name="Text_20_body" style:list-style-name="L3">
      <style:paragraph-properties fo:padding="0.0193in" fo:border="0.06pt solid #e3e3e3"/>
      <style:text-properties officeooo:paragraph-rsid="0080004f"/>
    </style:style>
    <style:style style:name="P169" style:family="paragraph" style:parent-style-name="Text_20_body" style:list-style-name="L3">
      <style:paragraph-properties fo:padding="0.0193in" fo:border="0.06pt solid #e3e3e3"/>
      <style:text-properties officeooo:paragraph-rsid="00820c10"/>
    </style:style>
    <style:style style:name="P170" style:family="paragraph" style:parent-style-name="Text_20_body" style:list-style-name="L4">
      <style:paragraph-properties fo:padding="0.0193in" fo:border="0.06pt solid #e3e3e3"/>
      <style:text-properties officeooo:paragraph-rsid="007a439e"/>
    </style:style>
    <style:style style:name="P171" style:family="paragraph" style:parent-style-name="Text_20_body" style:list-style-name="L5">
      <style:paragraph-properties fo:padding="0.0193in" fo:border="0.06pt solid #e3e3e3"/>
      <style:text-properties officeooo:paragraph-rsid="007e9071"/>
    </style:style>
    <style:style style:name="P172" style:family="paragraph" style:parent-style-name="Text_20_body" style:list-style-name="L5">
      <style:paragraph-properties fo:padding="0.0193in" fo:border="0.06pt solid #e3e3e3"/>
      <style:text-properties officeooo:paragraph-rsid="007f183a"/>
    </style:style>
    <style:style style:name="P173" style:family="paragraph" style:parent-style-name="Text_20_body" style:list-style-name="L5">
      <style:paragraph-properties fo:padding="0.0193in" fo:border="0.06pt solid #e3e3e3"/>
      <style:text-properties officeooo:paragraph-rsid="0080f4a4"/>
    </style:style>
    <style:style style:name="P174" style:family="paragraph" style:parent-style-name="Text_20_body" style:list-style-name="L6">
      <style:paragraph-properties fo:padding="0.0193in" fo:border="0.06pt solid #e3e3e3"/>
      <style:text-properties officeooo:paragraph-rsid="007cc993"/>
    </style:style>
    <style:style style:name="P175" style:family="paragraph" style:parent-style-name="Text_20_body" style:list-style-name="L7">
      <style:paragraph-properties fo:padding="0.0193in" fo:border="0.06pt solid #e3e3e3"/>
      <style:text-properties officeooo:paragraph-rsid="005d9911"/>
    </style:style>
    <style:style style:name="P176" style:family="paragraph" style:parent-style-name="Text_20_body" style:list-style-name="L7">
      <style:paragraph-properties fo:padding="0.0193in" fo:border="0.06pt solid #e3e3e3"/>
      <style:text-properties officeooo:paragraph-rsid="007e002f"/>
    </style:style>
    <style:style style:name="P177" style:family="paragraph" style:parent-style-name="Text_20_body" style:list-style-name="L7">
      <style:paragraph-properties fo:padding="0.0193in" fo:border="0.06pt solid #e3e3e3"/>
      <style:text-properties officeooo:paragraph-rsid="007e6e16"/>
    </style:style>
    <style:style style:name="P178" style:family="paragraph" style:parent-style-name="Text_20_body" style:list-style-name="L7">
      <style:paragraph-properties fo:padding="0.0193in" fo:border="0.06pt solid #e3e3e3"/>
      <style:text-properties officeooo:paragraph-rsid="007e6721"/>
    </style:style>
    <style:style style:name="P179" style:family="paragraph" style:parent-style-name="Text_20_body" style:list-style-name="L8">
      <style:paragraph-properties fo:padding="0.0193in" fo:border="0.06pt solid #e3e3e3"/>
      <style:text-properties officeooo:paragraph-rsid="007cc993"/>
    </style:style>
    <style:style style:name="P180" style:family="paragraph" style:parent-style-name="Text_20_body" style:list-style-name="L9">
      <style:paragraph-properties fo:padding="0.0193in" fo:border="0.06pt solid #e3e3e3"/>
      <style:text-properties officeooo:paragraph-rsid="0083145e"/>
    </style:style>
    <style:style style:name="P181" style:family="paragraph" style:parent-style-name="Text_20_body" style:list-style-name="L9">
      <style:paragraph-properties fo:padding="0.0193in" fo:border="0.06pt solid #e3e3e3"/>
      <style:text-properties officeooo:paragraph-rsid="00887da7"/>
    </style:style>
    <style:style style:name="T1" style:family="text">
      <style:text-properties loext:padding="0.0193in" loext:border="0.06pt solid #e3e3e3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378bb1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60db4d" style:font-size-asian="15pt" style:font-weight-asian="bold" style:font-size-complex="15pt" style:font-weight-complex="bold" loext:padding="0.0193in" loext:border="0.06pt solid #e3e3e3"/>
    </style:style>
    <style:style style:name="T5" style:family="text">
      <style:text-properties fo:font-size="15pt" fo:font-weight="bold" officeooo:rsid="00617a05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617a05" style:font-size-asian="15pt" style:font-weight-asian="bold" style:font-size-complex="15pt" style:font-weight-complex="bold" loext:padding="0.0193in" loext:border="0.06pt solid #e3e3e3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fo:font-size="18pt" style:text-underline-style="solid" style:text-underline-width="auto" style:text-underline-color="font-color" fo:font-weight="bold" officeooo:rsid="0060b39a" style:font-size-asian="18pt" style:font-weight-asian="bold" style:font-size-complex="18pt" style:font-weight-complex="bold"/>
    </style:style>
    <style:style style:name="T10" style:family="text">
      <style:text-properties fo:font-size="18pt" style:text-underline-style="solid" style:text-underline-width="auto" style:text-underline-color="font-color" fo:font-weight="bold" officeooo:rsid="007895f1" style:font-size-asian="18pt" style:font-weight-asian="bold" style:font-size-complex="18pt" style:font-weight-complex="bold"/>
    </style:style>
    <style:style style:name="T11" style:family="text">
      <style:text-properties fo:font-size="18pt" style:text-underline-style="solid" style:text-underline-width="auto" style:text-underline-color="font-color" fo:font-weight="bold" officeooo:rsid="007a439e" style:font-size-asian="18pt" style:font-weight-asian="bold" style:font-size-complex="18pt" style:font-weight-complex="bold"/>
    </style:style>
    <style:style style:name="T12" style:family="text">
      <style:text-properties fo:font-size="18pt" style:text-underline-style="solid" style:text-underline-width="auto" style:text-underline-color="font-color" fo:font-weight="bold" officeooo:rsid="007e6721" style:font-size-asian="18pt" style:font-weight-asian="bold" style:font-size-complex="18pt" style:font-weight-complex="bold"/>
    </style:style>
    <style:style style:name="T13" style:family="text">
      <style:text-properties fo:font-size="18pt" style:text-underline-style="solid" style:text-underline-width="auto" style:text-underline-color="font-color" fo:font-weight="bold" officeooo:rsid="007e9071" style:font-size-asian="18pt" style:font-weight-asian="bold" style:font-size-complex="18pt" style:font-weight-complex="bold"/>
    </style:style>
    <style:style style:name="T14" style:family="text">
      <style:text-properties fo:font-size="18pt" style:text-underline-style="solid" style:text-underline-width="auto" style:text-underline-color="font-color" fo:font-weight="bold" officeooo:rsid="007f183a" style:font-size-asian="18pt" style:font-weight-asian="bold" style:font-size-complex="18pt" style:font-weight-complex="bold"/>
    </style:style>
    <style:style style:name="T1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6" style:family="text">
      <style:text-properties officeooo:rsid="0060db4d"/>
    </style:style>
    <style:style style:name="T17" style:family="text">
      <style:text-properties officeooo:rsid="0060db4d" loext:padding="0.0193in" loext:border="0.06pt solid #e3e3e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60db4d" style:font-weight-asian="bold" style:font-weight-complex="bold" loext:padding="0.0193in" loext:border="0.06pt solid #e3e3e3"/>
    </style:style>
    <style:style style:name="T20" style:family="text">
      <style:text-properties fo:font-weight="bold" officeooo:rsid="00617a05" style:font-weight-asian="bold" style:font-weight-complex="bold" loext:padding="0.0193in" loext:border="0.06pt solid #e3e3e3"/>
    </style:style>
    <style:style style:name="T21" style:family="text">
      <style:text-properties fo:font-weight="bold" officeooo:rsid="0062f083" style:font-weight-asian="bold" style:font-weight-complex="bold" loext:padding="0.0193in" loext:border="0.06pt solid #e3e3e3"/>
    </style:style>
    <style:style style:name="T22" style:family="text">
      <style:text-properties fo:font-weight="bold" officeooo:rsid="00648f7d" style:font-weight-asian="bold" style:font-weight-complex="bold" loext:padding="0.0193in" loext:border="0.06pt solid #e3e3e3"/>
    </style:style>
    <style:style style:name="T23" style:family="text">
      <style:text-properties fo:font-weight="bold" officeooo:rsid="0065459e" style:font-weight-asian="bold" style:font-weight-complex="bold" loext:padding="0.0193in" loext:border="0.06pt solid #e3e3e3"/>
    </style:style>
    <style:style style:name="T24" style:family="text">
      <style:text-properties fo:font-weight="bold" officeooo:rsid="0065e93b" style:font-weight-asian="bold" style:font-weight-complex="bold" loext:padding="0.0193in" loext:border="0.06pt solid #e3e3e3"/>
    </style:style>
    <style:style style:name="T25" style:family="text">
      <style:text-properties fo:font-weight="bold" officeooo:rsid="0068159b" style:font-weight-asian="bold" style:font-weight-complex="bold" loext:padding="0.0193in" loext:border="0.06pt solid #e3e3e3"/>
    </style:style>
    <style:style style:name="T26" style:family="text">
      <style:text-properties fo:font-weight="bold" officeooo:rsid="006992ac" style:font-weight-asian="bold" style:font-weight-complex="bold" loext:padding="0.0193in" loext:border="0.06pt solid #e3e3e3"/>
    </style:style>
    <style:style style:name="T27" style:family="text">
      <style:text-properties fo:font-weight="bold" officeooo:rsid="006a9046" style:font-weight-asian="bold" style:font-weight-complex="bold" loext:padding="0.0193in" loext:border="0.06pt solid #e3e3e3"/>
    </style:style>
    <style:style style:name="T28" style:family="text">
      <style:text-properties fo:font-weight="bold" officeooo:rsid="006c77a2" style:font-weight-asian="bold" style:font-weight-complex="bold" loext:padding="0.0193in" loext:border="0.06pt solid #e3e3e3"/>
    </style:style>
    <style:style style:name="T29" style:family="text">
      <style:text-properties fo:font-weight="bold" officeooo:rsid="006e10d8" style:font-weight-asian="bold" style:font-weight-complex="bold" loext:padding="0.0193in" loext:border="0.06pt solid #e3e3e3"/>
    </style:style>
    <style:style style:name="T30" style:family="text">
      <style:text-properties fo:font-weight="bold" officeooo:rsid="006e8896" style:font-weight-asian="bold" style:font-weight-complex="bold" loext:padding="0.0193in" loext:border="0.06pt solid #e3e3e3"/>
    </style:style>
    <style:style style:name="T31" style:family="text">
      <style:text-properties fo:font-weight="bold" officeooo:rsid="00710c7d" style:font-weight-asian="bold" style:font-weight-complex="bold" loext:padding="0.0193in" loext:border="0.06pt solid #e3e3e3"/>
    </style:style>
    <style:style style:name="T32" style:family="text">
      <style:text-properties fo:font-weight="bold" officeooo:rsid="0076b368" style:font-weight-asian="bold" style:font-weight-complex="bold" loext:padding="0.0193in" loext:border="0.06pt solid #e3e3e3"/>
    </style:style>
    <style:style style:name="T33" style:family="text">
      <style:text-properties fo:font-weight="bold" officeooo:rsid="007a439e" style:font-weight-asian="bold" style:font-weight-complex="bold" loext:padding="0.0193in" loext:border="0.06pt solid #e3e3e3"/>
    </style:style>
    <style:style style:name="T34" style:family="text">
      <style:text-properties fo:font-weight="bold" officeooo:rsid="007cc993" style:font-weight-asian="bold" style:font-weight-complex="bold"/>
    </style:style>
    <style:style style:name="T35" style:family="text">
      <style:text-properties fo:font-weight="bold" officeooo:rsid="007e002f" style:font-weight-asian="bold" style:font-weight-complex="bold"/>
    </style:style>
    <style:style style:name="T36" style:family="text">
      <style:text-properties fo:font-weight="bold" officeooo:rsid="007e002f" style:font-weight-asian="bold" style:font-weight-complex="bold" loext:padding="0.0193in" loext:border="0.06pt solid #e3e3e3"/>
    </style:style>
    <style:style style:name="T37" style:family="text">
      <style:text-properties fo:font-weight="bold" officeooo:rsid="007e6721" style:font-weight-asian="bold" style:font-weight-complex="bold"/>
    </style:style>
    <style:style style:name="T38" style:family="text">
      <style:text-properties fo:font-weight="bold" officeooo:rsid="007e6721" style:font-weight-asian="bold" style:font-weight-complex="bold" loext:padding="0.0193in" loext:border="0.06pt solid #e3e3e3"/>
    </style:style>
    <style:style style:name="T39" style:family="text">
      <style:text-properties fo:font-weight="bold" officeooo:rsid="007e6e16" style:font-weight-asian="bold" style:font-weight-complex="bold"/>
    </style:style>
    <style:style style:name="T40" style:family="text">
      <style:text-properties fo:font-weight="bold" officeooo:rsid="007e9071" style:font-weight-asian="bold" style:font-weight-complex="bold"/>
    </style:style>
    <style:style style:name="T41" style:family="text">
      <style:text-properties fo:font-weight="bold" officeooo:rsid="007f183a" style:font-weight-asian="bold" style:font-weight-complex="bold"/>
    </style:style>
    <style:style style:name="T42" style:family="text">
      <style:text-properties fo:font-weight="bold" officeooo:rsid="007f183a" style:font-weight-asian="bold" style:font-weight-complex="bold" loext:padding="0.0193in" loext:border="0.06pt solid #e3e3e3"/>
    </style:style>
    <style:style style:name="T43" style:family="text">
      <style:text-properties fo:font-weight="bold" officeooo:rsid="0080004f" style:font-weight-asian="bold" style:font-weight-complex="bold" loext:padding="0.0193in" loext:border="0.06pt solid #e3e3e3"/>
    </style:style>
    <style:style style:name="T44" style:family="text">
      <style:text-properties fo:font-weight="bold" officeooo:rsid="0080f4a4" style:font-weight-asian="bold" style:font-weight-complex="bold" loext:padding="0.0193in" loext:border="0.06pt solid #e3e3e3"/>
    </style:style>
    <style:style style:name="T45" style:family="text">
      <style:text-properties fo:font-weight="bold" officeooo:rsid="00820c10" style:font-weight-asian="bold" style:font-weight-complex="bold" loext:padding="0.0193in" loext:border="0.06pt solid #e3e3e3"/>
    </style:style>
    <style:style style:name="T46" style:family="text">
      <style:text-properties fo:font-weight="bold" officeooo:rsid="0084cc2d" style:font-weight-asian="bold" style:font-weight-complex="bold" loext:padding="0.0193in" loext:border="0.06pt solid #e3e3e3"/>
    </style:style>
    <style:style style:name="T47" style:family="text">
      <style:text-properties fo:font-weight="bold" officeooo:rsid="00864290" style:font-weight-asian="bold" style:font-weight-complex="bold"/>
    </style:style>
    <style:style style:name="T48" style:family="text">
      <style:text-properties fo:font-weight="bold" officeooo:rsid="00887da7" style:font-weight-asian="bold" style:font-weight-complex="bold"/>
    </style:style>
    <style:style style:name="T49" style:family="text">
      <style:text-properties fo:font-weight="bold" officeooo:rsid="0089190f" style:font-weight-asian="bold" style:font-weight-complex="bold"/>
    </style:style>
    <style:style style:name="T50" style:family="text">
      <style:text-properties fo:font-weight="bold" officeooo:rsid="008b2893" style:font-weight-asian="bold" style:font-weight-complex="bold" loext:padding="0.0193in" loext:border="0.06pt solid #e3e3e3"/>
    </style:style>
    <style:style style:name="T51" style:family="text">
      <style:text-properties fo:font-weight="bold" officeooo:rsid="00909474" style:font-weight-asian="bold" style:font-weight-complex="bold" loext:padding="0.0193in" loext:border="0.06pt solid #e3e3e3"/>
    </style:style>
    <style:style style:name="T52" style:family="text">
      <style:text-properties fo:font-weight="bold" officeooo:rsid="0092058c" style:font-weight-asian="bold" style:font-weight-complex="bold" loext:padding="0.0193in" loext:border="0.06pt solid #e3e3e3"/>
    </style:style>
    <style:style style:name="T53" style:family="text">
      <style:text-properties fo:font-weight="bold" officeooo:rsid="009220e9" style:font-weight-asian="bold" style:font-weight-complex="bold" loext:padding="0.0193in" loext:border="0.06pt solid #e3e3e3"/>
    </style:style>
    <style:style style:name="T54" style:family="text">
      <style:text-properties fo:font-weight="bold" officeooo:rsid="0096d4a4" style:font-weight-asian="bold" style:font-weight-complex="bold" loext:padding="0.0193in" loext:border="0.06pt solid #e3e3e3"/>
    </style:style>
    <style:style style:name="T55" style:family="text">
      <style:text-properties fo:font-weight="bold" officeooo:rsid="00984c99" style:font-weight-asian="bold" style:font-weight-complex="bold" loext:padding="0.0193in" loext:border="0.06pt solid #e3e3e3"/>
    </style:style>
    <style:style style:name="T56" style:family="text">
      <style:text-properties fo:font-weight="bold" officeooo:rsid="00990ade" style:font-weight-asian="bold" style:font-weight-complex="bold" loext:padding="0.0193in" loext:border="0.06pt solid #e3e3e3"/>
    </style:style>
    <style:style style:name="T57" style:family="text">
      <style:text-properties fo:font-weight="bold" officeooo:rsid="009c31f7" style:font-weight-asian="bold" style:font-weight-complex="bold" loext:padding="0.0193in" loext:border="0.06pt solid #e3e3e3"/>
    </style:style>
    <style:style style:name="T58" style:family="text">
      <style:text-properties fo:font-weight="bold" officeooo:rsid="009c418b" style:font-weight-asian="bold" style:font-weight-complex="bold" loext:padding="0.0193in" loext:border="0.06pt solid #e3e3e3"/>
    </style:style>
    <style:style style:name="T59" style:family="text">
      <style:text-properties fo:font-weight="bold" officeooo:rsid="009e1afa" style:font-weight-asian="bold" style:font-weight-complex="bold" loext:padding="0.0193in" loext:border="0.06pt solid #e3e3e3"/>
    </style:style>
    <style:style style:name="T60" style:family="text">
      <style:text-properties fo:font-weight="bold" officeooo:rsid="009ff1b1" style:font-weight-asian="bold" style:font-weight-complex="bold" loext:padding="0.0193in" loext:border="0.06pt solid #e3e3e3"/>
    </style:style>
    <style:style style:name="T61" style:family="text">
      <style:text-properties fo:font-weight="bold" officeooo:rsid="00a132bf" style:font-weight-asian="bold" style:font-weight-complex="bold" loext:padding="0.0193in" loext:border="0.06pt solid #e3e3e3"/>
    </style:style>
    <style:style style:name="T62" style:family="text">
      <style:text-properties fo:font-weight="bold" officeooo:rsid="00a360e1" style:font-weight-asian="bold" style:font-weight-complex="bold" loext:padding="0.0193in" loext:border="0.06pt solid #e3e3e3"/>
    </style:style>
    <style:style style:name="T63" style:family="text">
      <style:text-properties fo:font-weight="bold" officeooo:rsid="00a4f4a2" style:font-weight-asian="bold" style:font-weight-complex="bold" loext:padding="0.0193in" loext:border="0.06pt solid #e3e3e3"/>
    </style:style>
    <style:style style:name="T64" style:family="text">
      <style:text-properties fo:font-weight="bold" officeooo:rsid="00aadc7b" style:font-weight-asian="bold" style:font-weight-complex="bold" loext:padding="0.0193in" loext:border="0.06pt solid #e3e3e3"/>
    </style:style>
    <style:style style:name="T65" style:family="text">
      <style:text-properties fo:font-weight="bold" officeooo:rsid="00accd94" style:font-weight-asian="bold" style:font-weight-complex="bold" loext:padding="0.0193in" loext:border="0.06pt solid #e3e3e3"/>
    </style:style>
    <style:style style:name="T66" style:family="text">
      <style:text-properties fo:font-weight="bold" officeooo:rsid="00ad7900" style:font-weight-asian="bold" style:font-weight-complex="bold" loext:padding="0.0193in" loext:border="0.06pt solid #e3e3e3"/>
    </style:style>
    <style:style style:name="T67" style:family="text">
      <style:text-properties fo:font-weight="bold" officeooo:rsid="00b12afc" style:font-weight-asian="bold" style:font-weight-complex="bold" loext:padding="0.0193in" loext:border="0.06pt solid #e3e3e3"/>
    </style:style>
    <style:style style:name="T68" style:family="text">
      <style:text-properties fo:font-weight="bold" officeooo:rsid="00b1916c" style:font-weight-asian="bold" style:font-weight-complex="bold" loext:padding="0.0193in" loext:border="0.06pt solid #e3e3e3"/>
    </style:style>
    <style:style style:name="T69" style:family="text">
      <style:text-properties fo:font-weight="bold" officeooo:rsid="00b2d238" style:font-weight-asian="bold" style:font-weight-complex="bold" loext:padding="0.0193in" loext:border="0.06pt solid #e3e3e3"/>
    </style:style>
    <style:style style:name="T70" style:family="text">
      <style:text-properties fo:font-weight="bold" officeooo:rsid="00b3d369" style:font-weight-asian="bold" style:font-weight-complex="bold" loext:padding="0.0193in" loext:border="0.06pt solid #e3e3e3"/>
    </style:style>
    <style:style style:name="T71" style:family="text">
      <style:text-properties fo:font-weight="bold" officeooo:rsid="00b51661" style:font-weight-asian="bold" style:font-weight-complex="bold" loext:padding="0.0193in" loext:border="0.06pt solid #e3e3e3"/>
    </style:style>
    <style:style style:name="T72" style:family="text">
      <style:text-properties fo:font-weight="bold" officeooo:rsid="00b632aa" style:font-weight-asian="bold" style:font-weight-complex="bold" loext:padding="0.0193in" loext:border="0.06pt solid #e3e3e3"/>
    </style:style>
    <style:style style:name="T73" style:family="text">
      <style:text-properties fo:font-weight="bold" officeooo:rsid="00b7afd8" style:font-weight-asian="bold" style:font-weight-complex="bold" loext:padding="0.0193in" loext:border="0.06pt solid #e3e3e3"/>
    </style:style>
    <style:style style:name="T74" style:family="text">
      <style:text-properties fo:font-weight="bold" officeooo:rsid="00b94f9b" style:font-weight-asian="bold" style:font-weight-complex="bold" loext:padding="0.0193in" loext:border="0.06pt solid #e3e3e3"/>
    </style:style>
    <style:style style:name="T75" style:family="text">
      <style:text-properties officeooo:rsid="00617a05"/>
    </style:style>
    <style:style style:name="T76" style:family="text">
      <style:text-properties officeooo:rsid="00617a05" loext:padding="0.0193in" loext:border="0.06pt solid #e3e3e3"/>
    </style:style>
    <style:style style:name="T77" style:family="text">
      <style:text-properties officeooo:rsid="0062f083"/>
    </style:style>
    <style:style style:name="T78" style:family="text">
      <style:text-properties officeooo:rsid="0062f083" loext:padding="0.0193in" loext:border="0.06pt solid #e3e3e3"/>
    </style:style>
    <style:style style:name="T79" style:family="text">
      <style:text-properties officeooo:rsid="00648f7d"/>
    </style:style>
    <style:style style:name="T80" style:family="text">
      <style:text-properties officeooo:rsid="0065459e"/>
    </style:style>
    <style:style style:name="T81" style:family="text">
      <style:text-properties officeooo:rsid="0065459e" loext:padding="0.0193in" loext:border="0.06pt solid #e3e3e3"/>
    </style:style>
    <style:style style:name="T82" style:family="text">
      <style:text-properties officeooo:rsid="0065e93b" loext:padding="0.0193in" loext:border="0.06pt solid #e3e3e3"/>
    </style:style>
    <style:style style:name="T83" style:family="text">
      <style:text-properties officeooo:rsid="006a9046" loext:padding="0.0193in" loext:border="0.06pt solid #e3e3e3"/>
    </style:style>
    <style:style style:name="T84" style:family="text">
      <style:text-properties officeooo:rsid="006c77a2"/>
    </style:style>
    <style:style style:name="T85" style:family="text">
      <style:text-properties officeooo:rsid="006e10d8"/>
    </style:style>
    <style:style style:name="T86" style:family="text">
      <style:text-properties officeooo:rsid="006e10d8" loext:padding="0.0193in" loext:border="0.06pt solid #e3e3e3"/>
    </style:style>
    <style:style style:name="T87" style:family="text">
      <style:text-properties officeooo:rsid="006e8896"/>
    </style:style>
    <style:style style:name="T88" style:family="text">
      <style:text-properties officeooo:rsid="006e8896" loext:padding="0.0193in" loext:border="0.06pt solid #e3e3e3"/>
    </style:style>
    <style:style style:name="T89" style:family="text">
      <style:text-properties officeooo:rsid="00726c5d" loext:padding="0.0193in" loext:border="0.06pt solid #e3e3e3"/>
    </style:style>
    <style:style style:name="T90" style:family="text">
      <style:text-properties officeooo:rsid="007b2d05"/>
    </style:style>
    <style:style style:name="T91" style:family="text">
      <style:text-properties officeooo:rsid="007ccfa2"/>
    </style:style>
    <style:style style:name="T92" style:family="text">
      <style:text-properties officeooo:rsid="007e002f"/>
    </style:style>
    <style:style style:name="T93" style:family="text">
      <style:text-properties officeooo:rsid="007e6721"/>
    </style:style>
    <style:style style:name="T94" style:family="text">
      <style:text-properties officeooo:rsid="007e6e16"/>
    </style:style>
    <style:style style:name="T95" style:family="text">
      <style:text-properties officeooo:rsid="007e9071"/>
    </style:style>
    <style:style style:name="T96" style:family="text">
      <style:text-properties officeooo:rsid="007e9071" loext:padding="0.0193in" loext:border="0.06pt solid #e3e3e3"/>
    </style:style>
    <style:style style:name="T97" style:family="text">
      <style:text-properties officeooo:rsid="007f183a"/>
    </style:style>
    <style:style style:name="T98" style:family="text">
      <style:text-properties officeooo:rsid="007f183a" loext:padding="0.0193in" loext:border="0.06pt solid #e3e3e3"/>
    </style:style>
    <style:style style:name="T99" style:family="text">
      <style:text-properties officeooo:rsid="0080004f"/>
    </style:style>
    <style:style style:name="T100" style:family="text">
      <style:text-properties officeooo:rsid="0080f4a4"/>
    </style:style>
    <style:style style:name="T101" style:family="text">
      <style:text-properties officeooo:rsid="00820c10"/>
    </style:style>
    <style:style style:name="T102" style:family="text">
      <style:text-properties officeooo:rsid="0084cc2d"/>
    </style:style>
    <style:style style:name="T103" style:family="text">
      <style:text-properties officeooo:rsid="00864290"/>
    </style:style>
    <style:style style:name="T104" style:family="text">
      <style:text-properties officeooo:rsid="00887da7"/>
    </style:style>
    <style:style style:name="T105" style:family="text">
      <style:text-properties officeooo:rsid="0089190f"/>
    </style:style>
    <style:style style:name="T106" style:family="text">
      <style:text-properties officeooo:rsid="0089b33a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officeooo:rsid="0089190f" style:font-style-asian="italic" style:font-style-complex="italic"/>
    </style:style>
    <style:style style:name="T109" style:family="text">
      <style:text-properties fo:font-style="italic" officeooo:rsid="0089b33a" style:font-style-asian="italic" style:font-style-complex="italic"/>
    </style:style>
    <style:style style:name="T110" style:family="text">
      <style:text-properties fo:font-style="italic" officeooo:rsid="008b2893" style:font-style-asian="italic" style:font-style-complex="italic"/>
    </style:style>
    <style:style style:name="T111" style:family="text">
      <style:text-properties fo:font-style="italic" officeooo:rsid="0060db4d" style:font-style-asian="italic" style:font-style-complex="italic"/>
    </style:style>
    <style:style style:name="T112" style:family="text">
      <style:text-properties fo:font-style="italic" officeooo:rsid="008c9c8d" style:font-style-asian="italic" style:font-style-complex="italic"/>
    </style:style>
    <style:style style:name="T113" style:family="text">
      <style:text-properties fo:font-style="italic" officeooo:rsid="00909474" style:font-style-asian="italic" style:font-style-complex="italic"/>
    </style:style>
    <style:style style:name="T114" style:family="text">
      <style:text-properties fo:font-style="italic" officeooo:rsid="0092058c" style:font-style-asian="italic" style:font-style-complex="italic"/>
    </style:style>
    <style:style style:name="T115" style:family="text">
      <style:text-properties fo:font-style="italic" officeooo:rsid="009220e9" style:font-style-asian="italic" style:font-style-complex="italic"/>
    </style:style>
    <style:style style:name="T116" style:family="text">
      <style:text-properties fo:font-style="italic" officeooo:rsid="009594fd" style:font-style-asian="italic" style:font-style-complex="italic"/>
    </style:style>
    <style:style style:name="T117" style:family="text">
      <style:text-properties fo:font-style="italic" officeooo:rsid="0096d4a4" style:font-style-asian="italic" style:font-style-complex="italic"/>
    </style:style>
    <style:style style:name="T118" style:family="text">
      <style:text-properties fo:font-style="italic" officeooo:rsid="00984c99" style:font-style-asian="italic" style:font-style-complex="italic"/>
    </style:style>
    <style:style style:name="T119" style:family="text">
      <style:text-properties fo:font-style="italic" officeooo:rsid="00990ade" style:font-style-asian="italic" style:font-style-complex="italic"/>
    </style:style>
    <style:style style:name="T120" style:family="text">
      <style:text-properties fo:font-style="italic" officeooo:rsid="009c418b" style:font-style-asian="italic" style:font-style-complex="italic"/>
    </style:style>
    <style:style style:name="T121" style:family="text">
      <style:text-properties fo:font-style="italic" officeooo:rsid="009e1afa" style:font-style-asian="italic" style:font-style-complex="italic"/>
    </style:style>
    <style:style style:name="T122" style:family="text">
      <style:text-properties fo:font-style="italic" officeooo:rsid="009ff1b1" style:font-style-asian="italic" style:font-style-complex="italic"/>
    </style:style>
    <style:style style:name="T123" style:family="text">
      <style:text-properties fo:font-style="italic" officeooo:rsid="00a132bf" style:font-style-asian="italic" style:font-style-complex="italic"/>
    </style:style>
    <style:style style:name="T124" style:family="text">
      <style:text-properties fo:font-style="italic" officeooo:rsid="00a1b9f1" style:font-style-asian="italic" style:font-style-complex="italic"/>
    </style:style>
    <style:style style:name="T125" style:family="text">
      <style:text-properties fo:font-style="italic" officeooo:rsid="00a360e1" style:font-style-asian="italic" style:font-style-complex="italic"/>
    </style:style>
    <style:style style:name="T126" style:family="text">
      <style:text-properties fo:font-style="italic" officeooo:rsid="00a4f4a2" style:font-style-asian="italic" style:font-style-complex="italic"/>
    </style:style>
    <style:style style:name="T127" style:family="text">
      <style:text-properties fo:font-style="italic" officeooo:rsid="00a59a2e" style:font-style-asian="italic" style:font-style-complex="italic"/>
    </style:style>
    <style:style style:name="T128" style:family="text">
      <style:text-properties fo:font-style="italic" officeooo:rsid="00a8fc66" style:font-style-asian="italic" style:font-style-complex="italic"/>
    </style:style>
    <style:style style:name="T129" style:family="text">
      <style:text-properties fo:font-style="italic" officeooo:rsid="00aadc7b" style:font-style-asian="italic" style:font-style-complex="italic"/>
    </style:style>
    <style:style style:name="T130" style:family="text">
      <style:text-properties fo:font-style="italic" officeooo:rsid="00accd94" style:font-style-asian="italic" style:font-style-complex="italic"/>
    </style:style>
    <style:style style:name="T131" style:family="text">
      <style:text-properties fo:font-style="italic" officeooo:rsid="00ad7900" style:font-style-asian="italic" style:font-style-complex="italic"/>
    </style:style>
    <style:style style:name="T132" style:family="text">
      <style:text-properties fo:font-style="italic" officeooo:rsid="0062f083" style:font-style-asian="italic" style:font-style-complex="italic"/>
    </style:style>
    <style:style style:name="T133" style:family="text">
      <style:text-properties fo:font-style="italic" officeooo:rsid="00b12afc" style:font-style-asian="italic" style:font-style-complex="italic"/>
    </style:style>
    <style:style style:name="T134" style:family="text">
      <style:text-properties fo:font-style="italic" officeooo:rsid="00b1916c" style:font-style-asian="italic" style:font-style-complex="italic"/>
    </style:style>
    <style:style style:name="T135" style:family="text">
      <style:text-properties fo:font-style="italic" officeooo:rsid="00b2d238" style:font-style-asian="italic" style:font-style-complex="italic"/>
    </style:style>
    <style:style style:name="T136" style:family="text">
      <style:text-properties fo:font-style="italic" officeooo:rsid="00b3d369" style:font-style-asian="italic" style:font-style-complex="italic"/>
    </style:style>
    <style:style style:name="T137" style:family="text">
      <style:text-properties fo:font-style="italic" officeooo:rsid="00b51661" style:font-style-asian="italic" style:font-style-complex="italic"/>
    </style:style>
    <style:style style:name="T138" style:family="text">
      <style:text-properties fo:font-style="italic" officeooo:rsid="00b632aa" style:font-style-asian="italic" style:font-style-complex="italic"/>
    </style:style>
    <style:style style:name="T139" style:family="text">
      <style:text-properties fo:font-style="italic" officeooo:rsid="00b94f9b" style:font-style-asian="italic" style:font-style-complex="italic"/>
    </style:style>
    <style:style style:name="T140" style:family="text">
      <style:text-properties officeooo:rsid="008b2893"/>
    </style:style>
    <style:style style:name="T141" style:family="text">
      <style:text-properties officeooo:rsid="008c9c8d"/>
    </style:style>
    <style:style style:name="T142" style:family="text">
      <style:text-properties officeooo:rsid="00909474"/>
    </style:style>
    <style:style style:name="T143" style:family="text">
      <style:text-properties officeooo:rsid="0092058c"/>
    </style:style>
    <style:style style:name="T144" style:family="text">
      <style:text-properties officeooo:rsid="009220e9"/>
    </style:style>
    <style:style style:name="T145" style:family="text">
      <style:text-properties officeooo:rsid="00926ced"/>
    </style:style>
    <style:style style:name="T146" style:family="text">
      <style:text-properties officeooo:rsid="0096d4a4"/>
    </style:style>
    <style:style style:name="T147" style:family="text">
      <style:text-properties officeooo:rsid="00984c99"/>
    </style:style>
    <style:style style:name="T148" style:family="text">
      <style:text-properties officeooo:rsid="0099a7a5"/>
    </style:style>
    <style:style style:name="T149" style:family="text">
      <style:text-properties officeooo:rsid="009c31f7"/>
    </style:style>
    <style:style style:name="T150" style:family="text">
      <style:text-properties officeooo:rsid="009c31f7" loext:padding="0.0193in" loext:border="0.06pt solid #e3e3e3"/>
    </style:style>
    <style:style style:name="T151" style:family="text">
      <style:text-properties fo:font-size="12pt" fo:font-weight="normal" officeooo:rsid="008c9c8d" style:font-size-asian="10.5pt" style:font-weight-asian="normal" style:font-size-complex="12pt" style:font-weight-complex="normal"/>
    </style:style>
    <style:style style:name="T152" style:family="text">
      <style:text-properties fo:font-size="12pt" fo:font-weight="normal" officeooo:rsid="0089b33a" style:font-size-asian="10.5pt" style:font-weight-asian="normal" style:font-size-complex="12pt" style:font-weight-complex="normal"/>
    </style:style>
    <style:style style:name="T153" style:family="text">
      <style:text-properties fo:font-size="12pt" fo:font-weight="normal" officeooo:rsid="008b2893" style:font-size-asian="10.5pt" style:font-weight-asian="normal" style:font-size-complex="12pt" style:font-weight-complex="normal"/>
    </style:style>
    <style:style style:name="T154" style:family="text">
      <style:text-properties fo:font-size="12pt" fo:font-weight="normal" officeooo:rsid="009c31f7" style:font-size-asian="10.5pt" style:font-weight-asian="normal" style:font-size-complex="12pt" style:font-weight-complex="normal"/>
    </style:style>
    <style:style style:name="T155" style:family="text">
      <style:text-properties fo:font-size="12pt" fo:font-weight="normal" officeooo:rsid="00909474" style:font-size-asian="10.5pt" style:font-weight-asian="normal" style:font-size-complex="12pt" style:font-weight-complex="normal"/>
    </style:style>
    <style:style style:name="T156" style:family="text">
      <style:text-properties officeooo:rsid="009c418b"/>
    </style:style>
    <style:style style:name="T157" style:family="text">
      <style:text-properties officeooo:rsid="009e1afa"/>
    </style:style>
    <style:style style:name="T158" style:family="text">
      <style:text-properties fo:font-style="normal" officeooo:rsid="009e1afa" style:font-style-asian="normal" style:font-style-complex="normal"/>
    </style:style>
    <style:style style:name="T159" style:family="text">
      <style:text-properties fo:font-style="normal" officeooo:rsid="00b632aa" style:font-style-asian="normal" style:font-style-complex="normal"/>
    </style:style>
    <style:style style:name="T160" style:family="text">
      <style:text-properties officeooo:rsid="009ff1b1"/>
    </style:style>
    <style:style style:name="T161" style:family="text">
      <style:text-properties officeooo:rsid="00a132bf"/>
    </style:style>
    <style:style style:name="T162" style:family="text">
      <style:text-properties officeooo:rsid="00a1b9f1"/>
    </style:style>
    <style:style style:name="T163" style:family="text">
      <style:text-properties officeooo:rsid="00a360e1"/>
    </style:style>
    <style:style style:name="T164" style:family="text">
      <style:text-properties officeooo:rsid="00a59a2e"/>
    </style:style>
    <style:style style:name="T165" style:family="text">
      <style:text-properties officeooo:rsid="00a65fba"/>
    </style:style>
    <style:style style:name="T166" style:family="text">
      <style:text-properties officeooo:rsid="00a7526c"/>
    </style:style>
    <style:style style:name="T167" style:family="text">
      <style:text-properties officeooo:rsid="00a8fc66"/>
    </style:style>
    <style:style style:name="T168" style:family="text">
      <style:text-properties officeooo:rsid="00aadc7b"/>
    </style:style>
    <style:style style:name="T169" style:family="text">
      <style:text-properties officeooo:rsid="00accd94"/>
    </style:style>
    <style:style style:name="T170" style:family="text">
      <style:text-properties officeooo:rsid="00accd94" loext:padding="0.0193in" loext:border="0.06pt solid #e3e3e3"/>
    </style:style>
    <style:style style:name="T171" style:family="text">
      <style:text-properties officeooo:rsid="00ad7900"/>
    </style:style>
    <style:style style:name="T172" style:family="text">
      <style:text-properties officeooo:rsid="00aec9f1"/>
    </style:style>
    <style:style style:name="T173" style:family="text">
      <style:text-properties officeooo:rsid="00b12afc"/>
    </style:style>
    <style:style style:name="T174" style:family="text">
      <style:text-properties officeooo:rsid="00b1916c"/>
    </style:style>
    <style:style style:name="T175" style:family="text">
      <style:text-properties officeooo:rsid="00b2d238"/>
    </style:style>
    <style:style style:name="T176" style:family="text">
      <style:text-properties officeooo:rsid="00b2f483"/>
    </style:style>
    <style:style style:name="T177" style:family="text">
      <style:text-properties officeooo:rsid="00b3d369"/>
    </style:style>
    <style:style style:name="T178" style:family="text">
      <style:text-properties officeooo:rsid="00b3d369" loext:padding="0.0193in" loext:border="0.06pt solid #e3e3e3"/>
    </style:style>
    <style:style style:name="T179" style:family="text">
      <style:text-properties officeooo:rsid="00b51661"/>
    </style:style>
    <style:style style:name="T180" style:family="text">
      <style:text-properties officeooo:rsid="00b51661" loext:padding="0.0193in" loext:border="0.06pt solid #e3e3e3"/>
    </style:style>
    <style:style style:name="T181" style:family="text">
      <style:text-properties officeooo:rsid="00b632aa"/>
    </style:style>
    <style:style style:name="T182" style:family="text">
      <style:text-properties officeooo:rsid="00b7afd8"/>
    </style:style>
    <style:style style:name="T183" style:family="text">
      <style:text-properties officeooo:rsid="00b94f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9">Mage</text:span><text:span text:style-name="T8">:</text:span><text:span text:style-name="T15"> </text:span></text:p>
      <text:p text:style-name="P18"/>
      <text:p text:style-name="P68"><text:span text:style-name="Strong_20_Emphasis"><text:span text:style-name="T1">Description:</text:span></text:span> </text:p>
      <text:p text:style-name="P18"/>
      <text:p text:style-name="P13">Skills:</text:p>
      <text:p text:style-name="P30"><text:span text:style-name="Strong_20_Emphasis"><text:span text:style-name="T4"/></text:span></text:p>
      <text:p text:style-name="P30"><text:span text:style-name="Strong_20_Emphasis"><text:span text:style-name="T52">Arcane</text:span></text:span><text:span text:style-name="Strong_20_Emphasis"><text:span text:style-name="T17"> Shot</text:span></text:span><text:span text:style-name="Strong_20_Emphasis"><text:span text:style-name="T1">:</text:span></text:span> </text:p>
      <text:list xml:id="list177060415" text:style-name="L1">
        <text:list-item>
          <text:p text:style-name="P73"><text:span text:style-name="T108">Shoot a bolt </text:span><text:span text:style-name="T109">of </text:span><text:span text:style-name="T110">arcane</text:span><text:span text:style-name="T109"> energy </text:span><text:span text:style-name="T108">at a target.</text:span><text:span text:style-name="T105"> </text:span></text:p>
        </text:list-item>
        <text:list-item>
          <text:p text:style-name="P74"><text:span text:style-name="T105">Deal 10-15 Magic Damage </text:span><text:span text:style-name="T106">to the target</text:span><text:span text:style-name="T105">.</text:span></text:p>
        </text:list-item>
        <text:list-item>
          <text:p text:style-name="P73"><text:span text:style-name="T141">Cost: 1, </text:span><text:span text:style-name="T106">Cooldown: </text:span><text:span text:style-name="T140">1,</text:span><text:span text:style-name="T106"> Range: </text:span><text:span text:style-name="T140">4,</text:span><text:span text:style-name="T106"> Accuracy: </text:span><text:span text:style-name="T140">9</text:span><text:span text:style-name="T141">5</text:span><text:span text:style-name="T140">;</text:span></text:p>
        </text:list-item>
      </text:list>
      <text:p text:style-name="P30"/>
      <text:p text:style-name="P31"><text:span text:style-name="Strong_20_Emphasis"><text:span text:style-name="T20">Energy</text:span></text:span><text:span text:style-name="Strong_20_Emphasis"><text:span text:style-name="T17"> Orb</text:span></text:span><text:span text:style-name="Strong_20_Emphasis"><text:span text:style-name="T1">:</text:span></text:span> </text:p>
      <text:list xml:id="list153407976770853" text:continue-numbering="true" text:style-name="L1">
        <text:list-item>
          <text:p text:style-name="P74"><text:span text:style-name="T110">Hurl</text:span><text:span text:style-name="T108"> a</text:span><text:span text:style-name="T110">n</text:span><text:span text:style-name="T108"> </text:span><text:span text:style-name="T110">orb </text:span><text:span text:style-name="T109">of </text:span><text:span text:style-name="T110">arcane</text:span><text:span text:style-name="T109"> energy </text:span><text:span text:style-name="T108">at a target, </text:span><text:span text:style-name="T110">potentially slowing their movement.</text:span><text:span text:style-name="T105"> </text:span></text:p>
        </text:list-item>
        <text:list-item>
          <text:p text:style-name="P74"><text:span text:style-name="T106">D</text:span>eal <text:span text:style-name="T106">20-30 Magic Damage to the target, with</text:span><text:span text:style-name="T16"> a </text:span><text:span text:style-name="T105">3</text:span><text:span text:style-name="T140">5</text:span><text:span text:style-name="T105">%</text:span><text:span text:style-name="T16"> chance to inflict </text:span><text:span text:style-name="T140">1x S</text:span><text:span text:style-name="T75">low</text:span><text:span text:style-name="T16">. </text:span></text:p>
        </text:list-item>
        <text:list-item>
          <text:p text:style-name="P75"><text:span text:style-name="T141">Cost: 2, </text:span><text:span text:style-name="T106">Cooldown: </text:span><text:span text:style-name="T140">2,</text:span><text:span text:style-name="T106"> Range: </text:span><text:span text:style-name="T140">3,</text:span><text:span text:style-name="T106"> Accuracy: </text:span><text:span text:style-name="T140">80;</text:span></text:p>
        </text:list-item>
      </text:list>
      <text:p text:style-name="P31"><text:span text:style-name="Strong_20_Emphasis"><text:span text:style-name="T20"/></text:span></text:p>
      <text:p text:style-name="P31"><text:span text:style-name="Strong_20_Emphasis"><text:span text:style-name="T50">Blink</text:span></text:span><text:span text:style-name="Strong_20_Emphasis"><text:span text:style-name="T1">:</text:span></text:span> </text:p>
      <text:list xml:id="list153409043173488" text:continue-numbering="true" text:style-name="L1">
        <text:list-item>
          <text:p text:style-name="P74"><text:span text:style-name="T110">Blink</text:span><text:span text:style-name="T107"> your eyes </text:span><text:span text:style-name="T110">to</text:span><text:span text:style-name="T107"> </text:span><text:span text:style-name="T110">teleport</text:span><text:span text:style-name="T107"> to a nearby location, allowing for quick repositioning.</text:span></text:p>
        </text:list-item>
        <text:list-item>
          <text:p text:style-name="P74">Teleport to an empty tile.</text:p>
        </text:list-item>
        <text:list-item>
          <text:p text:style-name="P75"><text:span text:style-name="T141">Cost: </text:span><text:span text:style-name="T166">1</text:span><text:span text:style-name="T141">, </text:span><text:span text:style-name="T106">Cooldown: </text:span><text:span text:style-name="T140">3,</text:span><text:span text:style-name="T106"> Range: </text:span><text:span text:style-name="T140">3,</text:span><text:span text:style-name="T106"> Accuracy: -</text:span><text:span text:style-name="T140">;</text:span></text:p>
        </text:list-item>
      </text:list>
      <text:p text:style-name="P31"/>
      <text:p text:style-name="P31"><text:span text:style-name="Strong_20_Emphasis"><text:span text:style-name="T19">Arcane Barrier</text:span></text:span><text:span text:style-name="Strong_20_Emphasis"><text:span text:style-name="T1">:</text:span></text:span> </text:p>
      <text:list xml:id="list153409283587496" text:continue-numbering="true" text:style-name="L1">
        <text:list-item>
          <text:p text:style-name="P74"><text:span text:style-name="T111">Grant an ally</text:span><text:span text:style-name="T107"> a barrier of arcane energy t</text:span><text:span text:style-name="T111">hat</text:span><text:span text:style-name="T107"> </text:span><text:span text:style-name="T110">mitigates</text:span><text:span text:style-name="T107"> incoming </text:span><text:span text:style-name="T110">magical damage</text:span><text:span text:style-name="T107">.</text:span></text:p>
        </text:list-item>
        <text:list-item>
          <text:p text:style-name="P74"><text:span text:style-name="T140">Grants an ally a barrier that absorbs 30% of any damage received</text:span>. <text:span text:style-name="T141">Lasts for 1 turn.</text:span></text:p>
        </text:list-item>
        <text:list-item>
          <text:p text:style-name="P75"><text:span text:style-name="T141">Cost: 1, </text:span><text:span text:style-name="T106">Cooldown: </text:span><text:span text:style-name="T143">3</text:span><text:span text:style-name="T140">,</text:span><text:span text:style-name="T106"> Range: </text:span><text:span text:style-name="T140">2,</text:span><text:span text:style-name="T106"> Accuracy: -</text:span><text:span text:style-name="T140">;</text:span></text:p>
        </text:list-item>
      </text:list>
      <text:p text:style-name="Standard"/>
      <text:p text:style-name="P34"><text:span text:style-name="Strong_20_Emphasis"><text:span text:style-name="T52">Arcane</text:span></text:span><text:span text:style-name="Strong_20_Emphasis"><text:span text:style-name="T20"> Blast</text:span></text:span><text:span text:style-name="Strong_20_Emphasis"><text:span text:style-name="T1">:</text:span></text:span> </text:p>
      <text:list xml:id="list153408646631872" text:continue-numbering="true" text:style-name="L1">
        <text:list-item>
          <text:p text:style-name="P74"><text:span text:style-name="T107">Detonate a burst of arcane energy at </text:span><text:span text:style-name="T112">a</text:span><text:span text:style-name="T107"> target location, damaging all </text:span><text:span text:style-name="T128">characters</text:span><text:span text:style-name="T107"> </text:span><text:span text:style-name="T112">caught</text:span><text:span text:style-name="T107"> within it.</text:span></text:p>
        </text:list-item>
        <text:list-item>
          <text:p text:style-name="P74"><text:span text:style-name="T141">Deal 10-15 </text:span><text:span text:style-name="T167">Magical D</text:span><text:span text:style-name="T141">amage to all </text:span><text:span text:style-name="T167">characters</text:span><text:span text:style-name="T141"> caught within a 3x3 radius</text:span>.</text:p>
        </text:list-item>
        <text:list-item>
          <text:p text:style-name="P75"><text:span text:style-name="T141">Cost: 3, </text:span><text:span text:style-name="T106">Cooldown: </text:span><text:span text:style-name="T141">5</text:span><text:span text:style-name="T140">,</text:span><text:span text:style-name="T106"> Range: </text:span><text:span text:style-name="T141">4</text:span><text:span text:style-name="T140">,</text:span><text:span text:style-name="T106"> Accuracy: </text:span><text:span text:style-name="T141">75</text:span><text:span text:style-name="T140">;</text:span></text:p>
        </text:list-item>
      </text:list>
      <text:p text:style-name="P31"/>
      <text:p text:style-name="P32"><text:span text:style-name="Strong_20_Emphasis"><text:span text:style-name="T76">A</text:span></text:span><text:span text:style-name="Strong_20_Emphasis"><text:span text:style-name="T20">mplify</text:span></text:span><text:span text:style-name="Strong_20_Emphasis"><text:span text:style-name="T1">:</text:span></text:span> </text:p>
      <text:list xml:id="list153407933563834" text:continue-numbering="true" text:style-name="L1">
        <text:list-item>
          <text:p text:style-name="P102">Amplify the arcane power within you, increasing the potency of your next spell.</text:p>
        </text:list-item>
        <text:list-item>
          <text:p text:style-name="P115">Increases the damage dealt by your next spell by <text:span text:style-name="T165">4</text:span>0-<text:span text:style-name="T165">80</text:span>%.</text:p>
        </text:list-item>
        <text:list-item>
          <text:p text:style-name="P75"><text:span text:style-name="T141">Cost: 1, </text:span><text:span text:style-name="T106">Cooldown: </text:span><text:span text:style-name="T141">2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31"/>
      <text:p text:style-name="Standard"/>
      <text:p text:style-name="Standard"/>
      <text:p text:style-name="P71"><text:span text:style-name="T9">Wizard</text:span><text:span text:style-name="T8">:</text:span><text:span text:style-name="T15"> </text:span></text:p>
      <text:p text:style-name="P21"/>
      <text:p text:style-name="P69"><text:span text:style-name="Strong_20_Emphasis"><text:span text:style-name="T1">Description:</text:span></text:span> </text:p>
      <text:p text:style-name="P21"/>
      <text:p text:style-name="P36"><text:span text:style-name="T5">Previous </text:span><text:span text:style-name="T2">Skills:</text:span></text:p>
      <text:p text:style-name="P36"><text:span text:style-name="Strong_20_Emphasis"><text:span text:style-name="T6"/></text:span></text:p>
      <text:p text:style-name="P33"><text:span text:style-name="Strong_20_Emphasis"><text:span text:style-name="T50">Blink</text:span></text:span><text:span text:style-name="Strong_20_Emphasis"><text:span text:style-name="T1">:</text:span></text:span> </text:p>
      <text:list xml:id="list153407971177058" text:continue-numbering="true" text:style-name="L1">
        <text:list-item>
          <text:p text:style-name="P76"><text:span text:style-name="T110">Blink</text:span><text:span text:style-name="T107"> your eyes </text:span><text:span text:style-name="T110">to</text:span><text:span text:style-name="T107"> </text:span><text:span text:style-name="T110">teleport</text:span><text:span text:style-name="T107"> to a nearby location, allowing for quick repositioning.</text:span></text:p>
        </text:list-item>
        <text:list-item>
          <text:p text:style-name="P76">Teleport to an empty tile.</text:p>
        </text:list-item>
        <text:list-item>
          <text:p text:style-name="P76"><text:span text:style-name="T141">Cost: 2, </text:span><text:span text:style-name="T106">Cooldown: </text:span><text:span text:style-name="T140">3,</text:span><text:span text:style-name="T106"> Range: </text:span><text:span text:style-name="T140">3,</text:span><text:span text:style-name="T106"> Accuracy: -</text:span><text:span text:style-name="T140">;</text:span></text:p>
        </text:list-item>
      </text:list>
      <text:p text:style-name="P33"/>
      <text:p text:style-name="P33"><text:span text:style-name="Strong_20_Emphasis"><text:span text:style-name="T19">Arcane Barrier</text:span></text:span><text:span text:style-name="Strong_20_Emphasis"><text:span text:style-name="T1">:</text:span></text:span> </text:p>
      <text:list xml:id="list153408552933398" text:continue-numbering="true" text:style-name="L1">
        <text:list-item>
          <text:p text:style-name="P77"><text:span text:style-name="T111">Grant an ally</text:span><text:span text:style-name="T107"> a barrier of arcane energy t</text:span><text:span text:style-name="T111">hat</text:span><text:span text:style-name="T107"> </text:span><text:span text:style-name="T110">mitigates</text:span><text:span text:style-name="T107"> incoming </text:span><text:span text:style-name="T110">magical damage</text:span><text:span text:style-name="T107">.</text:span></text:p>
        </text:list-item>
        <text:list-item>
          <text:p text:style-name="P77"><text:span text:style-name="T140">Grants an ally a barrier that absorbs 30% of any damage received</text:span>. <text:span text:style-name="T141">Lasts for 1 turn.</text:span></text:p>
        </text:list-item>
        <text:list-item>
          <text:p text:style-name="P77"><text:span text:style-name="T112">Cost: 1, </text:span><text:span text:style-name="T109">Cooldown: </text:span><text:span text:style-name="T114">3</text:span><text:span text:style-name="T110">,</text:span><text:span text:style-name="T109"> Range: </text:span><text:span text:style-name="T110">2,</text:span><text:span text:style-name="T109"> Accuracy: -</text:span><text:span text:style-name="T110">;</text:span></text:p>
        </text:list-item>
      </text:list>
      <text:p text:style-name="P33"/>
      <text:p text:style-name="P33"><text:span text:style-name="Strong_20_Emphasis"><text:span text:style-name="T76">A</text:span></text:span><text:span text:style-name="Strong_20_Emphasis"><text:span text:style-name="T20">mplify</text:span></text:span><text:span text:style-name="Strong_20_Emphasis"><text:span text:style-name="T1">:</text:span></text:span> </text:p>
      <text:list xml:id="list153409381766847" text:continue-numbering="true" text:style-name="L1">
        <text:list-item>
          <text:p text:style-name="P103">Amplify the arcane power within you, increasing the potency of your next spell.</text:p>
        </text:list-item>
        <text:list-item>
          <text:p text:style-name="P116">Increases the damage dealt by your next spell by 15-20%.</text:p>
        </text:list-item>
        <text:list-item>
          <text:p text:style-name="P76"><text:span text:style-name="T141">Cost: 1, </text:span><text:span text:style-name="T106">Cooldown: </text:span><text:span text:style-name="T141">2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36"/>
      <text:p text:style-name="P36"/>
      <text:p text:style-name="P36"/>
      <text:p text:style-name="P36"/>
      <text:p text:style-name="P14">Skills:</text:p>
      <text:p text:style-name="P36"/>
      <text:p text:style-name="P34"><text:span text:style-name="Strong_20_Emphasis"><text:span text:style-name="T52">Arcane</text:span></text:span><text:span text:style-name="Strong_20_Emphasis"><text:span text:style-name="T17"> </text:span></text:span><text:span text:style-name="Strong_20_Emphasis"><text:span text:style-name="T21">Lances</text:span></text:span><text:span text:style-name="Strong_20_Emphasis"><text:span text:style-name="T17"> </text:span></text:span><text:span text:style-name="Strong_20_Emphasis"><text:span text:style-name="T78">(Upgrade of </text:span></text:span><text:span text:style-name="Strong_20_Emphasis"><text:span text:style-name="T52">Arcane</text:span></text:span><text:span text:style-name="Strong_20_Emphasis"><text:span text:style-name="T78"> Shot)</text:span></text:span><text:span text:style-name="Strong_20_Emphasis"><text:span text:style-name="T1">:</text:span></text:span> </text:p>
      <text:list xml:id="list153408546273118" text:continue-numbering="true" text:style-name="L1">
        <text:list-item>
          <text:p text:style-name="P76"><text:span text:style-name="T108">Shoot </text:span><text:span text:style-name="T113">3</text:span><text:span text:style-name="T108"> bolt</text:span><text:span text:style-name="T113">s</text:span><text:span text:style-name="T108"> </text:span><text:span text:style-name="T109">of </text:span><text:span text:style-name="T110">arcane</text:span><text:span text:style-name="T109"> energy </text:span><text:span text:style-name="T108">at a target.</text:span><text:span text:style-name="T105"> </text:span></text:p>
        </text:list-item>
        <text:list-item>
          <text:p text:style-name="P76"><text:span text:style-name="T105">Deal 10-15 Magic Damage </text:span><text:span text:style-name="T142">3 times </text:span><text:span text:style-name="T106">to the target</text:span><text:span text:style-name="T105">.</text:span></text:p>
        </text:list-item>
        <text:list-item>
          <text:p text:style-name="P76"><text:span text:style-name="T141">Cost: </text:span><text:span text:style-name="T142">2</text:span><text:span text:style-name="T141">, </text:span><text:span text:style-name="T106">Cooldown: </text:span><text:span text:style-name="T140">1,</text:span><text:span text:style-name="T106"> Range: </text:span><text:span text:style-name="T140">4,</text:span><text:span text:style-name="T106"> Accuracy: </text:span><text:span text:style-name="T140">9</text:span><text:span text:style-name="T141">5</text:span><text:span text:style-name="T140">;</text:span></text:p>
        </text:list-item>
      </text:list>
      <text:p text:style-name="P33"/>
      <text:p text:style-name="P33"><text:span text:style-name="Strong_20_Emphasis"><text:span text:style-name="T20">Energy</text:span></text:span><text:span text:style-name="Strong_20_Emphasis"><text:span text:style-name="T17"> </text:span></text:span><text:span text:style-name="Strong_20_Emphasis"><text:span text:style-name="T51">Sphere</text:span></text:span><text:span text:style-name="Strong_20_Emphasis"><text:span text:style-name="T21"> (Upgrade of Energy Orb)</text:span></text:span><text:span text:style-name="Strong_20_Emphasis"><text:span text:style-name="T1">:</text:span></text:span> </text:p>
      <text:list xml:id="list153409061931732" text:continue-numbering="true" text:style-name="L1">
        <text:list-item>
          <text:p text:style-name="P76"><text:span text:style-name="T110">Hurl a</text:span><text:span text:style-name="T113">n</text:span><text:span text:style-name="T110"> energy projectile </text:span><text:span text:style-name="T113">that</text:span><text:span text:style-name="T110"> pass</text:span><text:span text:style-name="T113">es</text:span><text:span text:style-name="T110"> through enemies to reach the target.</text:span><text:span text:style-name="T105"> </text:span></text:p>
        </text:list-item>
        <text:list-item>
          <text:p text:style-name="P76"><text:span text:style-name="T106">D</text:span>eal <text:span text:style-name="T106">20-30 Magic Damage to the target</text:span><text:span text:style-name="T142">s it passes through,</text:span><text:span text:style-name="T106"> with</text:span><text:span text:style-name="T16"> a </text:span><text:span text:style-name="T142">50</text:span><text:span text:style-name="T105">%</text:span><text:span text:style-name="T16"> chance to inflict </text:span><text:span text:style-name="T140">1x S</text:span><text:span text:style-name="T75">low</text:span><text:span text:style-name="T16">. </text:span></text:p>
        </text:list-item>
        <text:list-item>
          <text:p text:style-name="P76"><text:span text:style-name="T141">Cost: 2, </text:span><text:span text:style-name="T106">Cooldown: </text:span><text:span text:style-name="T142">3</text:span><text:span text:style-name="T140">,</text:span><text:span text:style-name="T106"> Range: </text:span><text:span text:style-name="T140">3,</text:span><text:span text:style-name="T106"> Accuracy: </text:span><text:span text:style-name="T140">80;</text:span></text:p>
        </text:list-item>
      </text:list>
      <text:p text:style-name="P33"/>
      <text:p text:style-name="P34"><text:span text:style-name="Strong_20_Emphasis"><text:span text:style-name="T52">Arcane</text:span></text:span><text:span text:style-name="Strong_20_Emphasis"><text:span text:style-name="T20"> </text:span></text:span><text:span text:style-name="Strong_20_Emphasis"><text:span text:style-name="T21">Explosion (Upgrade of </text:span></text:span><text:span text:style-name="Strong_20_Emphasis"><text:span text:style-name="T52">Arcane</text:span></text:span><text:span text:style-name="Strong_20_Emphasis"><text:span text:style-name="T20"> </text:span></text:span><text:span text:style-name="Strong_20_Emphasis"><text:span text:style-name="T21">Blast)</text:span></text:span><text:span text:style-name="Strong_20_Emphasis"><text:span text:style-name="T1">:</text:span></text:span> </text:p>
      <text:list xml:id="list153408702507114" text:continue-numbering="true" text:style-name="L1">
        <text:list-item>
          <text:p text:style-name="P76"><text:span text:style-name="T107">Deal damage in an area and create a residual magic energy </text:span><text:span text:style-name="T113">that explodes on the next turn.</text:span></text:p>
        </text:list-item>
        <text:list-item>
          <text:p text:style-name="P76"><text:span text:style-name="T141">Deal 1</text:span><text:span text:style-name="T142">5</text:span><text:span text:style-name="T141">-</text:span><text:span text:style-name="T142">20</text:span><text:span text:style-name="T141"> </text:span><text:span text:style-name="T142">Magical D</text:span><text:span text:style-name="T141">amage to all enemies caught within a 3x3 radius</text:span>. <text:span text:style-name="T142">The lingering energy explodes on the next turn, dealing an additional 20-30 damage.</text:span></text:p>
        </text:list-item>
        <text:list-item>
          <text:p text:style-name="P76"><text:span text:style-name="T141">Cost: 3, </text:span><text:span text:style-name="T106">Cooldown: </text:span><text:span text:style-name="T141">5</text:span><text:span text:style-name="T140">,</text:span><text:span text:style-name="T106"> Range: </text:span><text:span text:style-name="T141">4</text:span><text:span text:style-name="T140">,</text:span><text:span text:style-name="T106"> Accuracy: </text:span><text:span text:style-name="T141">75</text:span><text:span text:style-name="T140">;</text:span></text:p>
        </text:list-item>
      </text:list>
      <text:p text:style-name="P33"/>
      <text:p text:style-name="P33"><text:span text:style-name="Strong_20_Emphasis"><text:span text:style-name="T21">Ethereal Grasp (New Skill)</text:span></text:span><text:span text:style-name="Strong_20_Emphasis"><text:span text:style-name="T1">:</text:span></text:span> </text:p>
      <text:list xml:id="list153408974934842" text:continue-numbering="true" text:style-name="L1">
        <text:list-item>
          <text:p text:style-name="P76"><text:span text:style-name="T113">Attack the target using summoned</text:span><text:span text:style-name="T107"> ethereal tentacles </text:span><text:span text:style-name="T113">that</text:span><text:span text:style-name="T107"> grant a chance to inflict root. </text:span></text:p>
        </text:list-item>
        <text:list-item>
          <text:p text:style-name="P122">Deal 15-20 Magical Damage to the target, with a 75% chance to inflict 1x Rooted.</text:p>
        </text:list-item>
        <text:list-item>
          <text:p text:style-name="P76"><text:span text:style-name="T141">Cost: -, </text:span><text:span text:style-name="T106">Cooldown: -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33"/>
      <text:p text:style-name="P33"><text:soft-page-break/><text:span text:style-name="Strong_20_Emphasis"><text:span text:style-name="T22">Chaos Bolt</text:span></text:span><text:span text:style-name="Strong_20_Emphasis"><text:span text:style-name="T21"> 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163188725" text:continue-numbering="true" text:style-name="L1">
        <text:list-item>
          <text:p text:style-name="P103">Unleash a bolt of chaotic energy that <text:span text:style-name="T142">deals unpredictable damage to the target.</text:span> </text:p>
        </text:list-item>
        <text:list-item>
          <text:p text:style-name="P122">Deal 1-75 Magical Damage to the target</text:p>
        </text:list-item>
        <text:list-item>
          <text:p text:style-name="P76"><text:span text:style-name="T141">Cost: -, </text:span><text:span text:style-name="T106">Cooldown: -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33"/>
      <text:p text:style-name="P14"/>
      <text:p text:style-name="P1"/>
      <text:p text:style-name="P21"/>
      <text:p text:style-name="P71"><text:span text:style-name="T9">Sorcerer</text:span><text:span text:style-name="T8">:</text:span><text:span text:style-name="T15"> </text:span></text:p>
      <text:p text:style-name="P21"/>
      <text:p text:style-name="P69"><text:span text:style-name="Strong_20_Emphasis"><text:span text:style-name="T1">Description:</text:span></text:span> </text:p>
      <text:p text:style-name="P33"/>
      <text:p text:style-name="P33"><text:span text:style-name="Strong_20_Emphasis"><text:span text:style-name="T20">Energy</text:span></text:span><text:span text:style-name="Strong_20_Emphasis"><text:span text:style-name="T17"> Orb</text:span></text:span><text:span text:style-name="Strong_20_Emphasis"><text:span text:style-name="T1">:</text:span></text:span> </text:p>
      <text:list xml:id="list153407746890603" text:continue-numbering="true" text:style-name="L1">
        <text:list-item>
          <text:p text:style-name="P76"><text:span text:style-name="T110">Hurl</text:span><text:span text:style-name="T108"> a</text:span><text:span text:style-name="T110">n</text:span><text:span text:style-name="T108"> </text:span><text:span text:style-name="T110">orb </text:span><text:span text:style-name="T109">of </text:span><text:span text:style-name="T110">arcane</text:span><text:span text:style-name="T109"> energy </text:span><text:span text:style-name="T108">at a target, </text:span><text:span text:style-name="T110">potentially slowing their movement.</text:span><text:span text:style-name="T105"> </text:span></text:p>
        </text:list-item>
        <text:list-item>
          <text:p text:style-name="P76"><text:span text:style-name="T106">D</text:span>eal <text:span text:style-name="T106">20-30 Magic Damage to the target, with</text:span><text:span text:style-name="T16"> a </text:span><text:span text:style-name="T105">3</text:span><text:span text:style-name="T140">5</text:span><text:span text:style-name="T105">%</text:span><text:span text:style-name="T16"> chance to inflict </text:span><text:span text:style-name="T140">1x S</text:span><text:span text:style-name="T75">low</text:span><text:span text:style-name="T16">. </text:span></text:p>
        </text:list-item>
        <text:list-item>
          <text:p text:style-name="P76"><text:span text:style-name="T141">Cost: 2, </text:span><text:span text:style-name="T106">Cooldown: </text:span><text:span text:style-name="T140">2,</text:span><text:span text:style-name="T106"> Range: </text:span><text:span text:style-name="T140">3,</text:span><text:span text:style-name="T106"> Accuracy: </text:span><text:span text:style-name="T140">80;</text:span></text:p>
        </text:list-item>
      </text:list>
      <text:p text:style-name="P33"><text:span text:style-name="Strong_20_Emphasis"><text:span text:style-name="T20"/></text:span></text:p>
      <text:p text:style-name="P33"><text:span text:style-name="Strong_20_Emphasis"><text:span text:style-name="T50">Blink</text:span></text:span><text:span text:style-name="Strong_20_Emphasis"><text:span text:style-name="T1">:</text:span></text:span> </text:p>
      <text:list xml:id="list153408985828502" text:continue-numbering="true" text:style-name="L1">
        <text:list-item>
          <text:p text:style-name="P76"><text:span text:style-name="T110">Blink</text:span><text:span text:style-name="T107"> your eyes </text:span><text:span text:style-name="T110">to</text:span><text:span text:style-name="T107"> </text:span><text:span text:style-name="T110">teleport</text:span><text:span text:style-name="T107"> to a nearby location, allowing for quick repositioning.</text:span></text:p>
        </text:list-item>
        <text:list-item>
          <text:p text:style-name="P76">Teleport to an empty tile.</text:p>
        </text:list-item>
        <text:list-item>
          <text:p text:style-name="P76"><text:span text:style-name="T141">Cost: 2, </text:span><text:span text:style-name="T106">Cooldown: </text:span><text:span text:style-name="T140">3,</text:span><text:span text:style-name="T106"> Range: </text:span><text:span text:style-name="T140">3,</text:span><text:span text:style-name="T106"> Accuracy: -</text:span><text:span text:style-name="T140">;</text:span></text:p>
        </text:list-item>
      </text:list>
      <text:p text:style-name="P33"/>
      <text:p text:style-name="P34"><text:span text:style-name="Strong_20_Emphasis"><text:span text:style-name="T52">Arcane</text:span></text:span><text:span text:style-name="Strong_20_Emphasis"><text:span text:style-name="T20"> Blast</text:span></text:span><text:span text:style-name="Strong_20_Emphasis"><text:span text:style-name="T1">:</text:span></text:span> </text:p>
      <text:list xml:id="list153408055959592" text:continue-numbering="true" text:style-name="L1">
        <text:list-item>
          <text:p text:style-name="P76"><text:span text:style-name="T107">Detonate a burst of arcane energy at </text:span><text:span text:style-name="T112">a</text:span><text:span text:style-name="T107"> target location, damaging all enemies </text:span><text:span text:style-name="T112">caught</text:span><text:span text:style-name="T107"> within it.</text:span></text:p>
        </text:list-item>
        <text:list-item>
          <text:p text:style-name="P76"><text:span text:style-name="T141">Deal 10-15 damage to all enemies caught within a 3x3 radius</text:span>.</text:p>
        </text:list-item>
        <text:list-item>
          <text:p text:style-name="P76"><text:span text:style-name="T141">Cost: 3, </text:span><text:span text:style-name="T106">Cooldown: </text:span><text:span text:style-name="T141">5</text:span><text:span text:style-name="T140">,</text:span><text:span text:style-name="T106"> Range: </text:span><text:span text:style-name="T141">4</text:span><text:span text:style-name="T140">,</text:span><text:span text:style-name="T106"> Accuracy: </text:span><text:span text:style-name="T141">75</text:span><text:span text:style-name="T140">;</text:span></text:p>
        </text:list-item>
      </text:list>
      <text:p text:style-name="P33"/>
      <text:p text:style-name="P21"/>
      <text:p text:style-name="P1">Skills:</text:p>
      <text:p text:style-name="P1"/>
      <text:p text:style-name="P34"><text:span text:style-name="Strong_20_Emphasis"><text:span text:style-name="T52">Arcane</text:span></text:span><text:span text:style-name="Strong_20_Emphasis"><text:span text:style-name="T17"> </text:span></text:span><text:span text:style-name="Strong_20_Emphasis"><text:span text:style-name="T54">Spear</text:span></text:span><text:span text:style-name="Strong_20_Emphasis"><text:span text:style-name="T17"> </text:span></text:span><text:span text:style-name="Strong_20_Emphasis"><text:span text:style-name="T81">(Upgrade of </text:span></text:span><text:span text:style-name="Strong_20_Emphasis"><text:span text:style-name="T52">Arcane</text:span></text:span><text:span text:style-name="Strong_20_Emphasis"><text:span text:style-name="T81"> Shot)</text:span></text:span><text:span text:style-name="Strong_20_Emphasis"><text:span text:style-name="T1">:</text:span></text:span> </text:p>
      <text:list xml:id="list153408106973646" text:continue-numbering="true" text:style-name="L1">
        <text:list-item>
          <text:p text:style-name="P77"><text:span text:style-name="T108">Shoot a </text:span><text:span text:style-name="T114">dense </text:span><text:span text:style-name="T108">bolt </text:span><text:span text:style-name="T109">of </text:span><text:span text:style-name="T110">arcane</text:span><text:span text:style-name="T109"> energy </text:span><text:span text:style-name="T108">at a target, </text:span><text:span text:style-name="T114">lowering their magical defenses.</text:span></text:p>
        </text:list-item>
        <text:list-item>
          <text:p text:style-name="P77"><text:span text:style-name="T105">Deal </text:span><text:span text:style-name="T144">20-25</text:span><text:span text:style-name="T105"> Magic Damage </text:span><text:span text:style-name="T106">to the target, </text:span><text:span text:style-name="T144">and lowers their magical defense by 35% for 1 turn.</text:span></text:p>
        </text:list-item>
        <text:list-item>
          <text:p text:style-name="P77"><text:span text:style-name="T112">Cost: 1, </text:span><text:span text:style-name="T109">Cooldown: </text:span><text:span text:style-name="T110">1,</text:span><text:span text:style-name="T109"> Range: </text:span><text:span text:style-name="T110">4,</text:span><text:span text:style-name="T109"> Accuracy: </text:span><text:span text:style-name="T110">9</text:span><text:span text:style-name="T112">5</text:span><text:span text:style-name="T110">;</text:span></text:p>
        </text:list-item>
      </text:list>
      <text:p text:style-name="P34"/>
      <text:p text:style-name="P34"><text:span text:style-name="Strong_20_Emphasis"><text:span text:style-name="T19">Arcane </text:span></text:span><text:span text:style-name="Strong_20_Emphasis"><text:span text:style-name="T22">Shield</text:span></text:span><text:span text:style-name="Strong_20_Emphasis"><text:span text:style-name="T19"> </text:span></text:span><text:span text:style-name="Strong_20_Emphasis"><text:span text:style-name="T22">(Upgrade of Arcane Barrier)</text:span></text:span><text:span text:style-name="Strong_20_Emphasis"><text:span text:style-name="T1">:</text:span></text:span> </text:p>
      <text:list xml:id="list153408632474413" text:continue-numbering="true" text:style-name="L1">
        <text:list-item>
          <text:p text:style-name="P77"><text:span text:style-name="T111">Grant an ally</text:span><text:span text:style-name="T107"> a barrier of arcane energy t</text:span><text:span text:style-name="T111">hat</text:span><text:span text:style-name="T107"> </text:span><text:span text:style-name="T110">mitigates</text:span><text:span text:style-name="T107"> incoming</text:span><text:span text:style-name="T110"> damage, </text:span><text:span text:style-name="T114">before ultimately exploding.</text:span></text:p>
        </text:list-item>
        <text:list-item>
          <text:p text:style-name="P77"><text:span text:style-name="T140">Grants an ally a barrier that absorbs 30% of any damage received</text:span>. <text:span text:style-name="T141">Lasts for 1 turn, </text:span><text:span text:style-name="T143">after which it explodes, dealing the total absorbed damage to adjacent targets.</text:span></text:p>
        </text:list-item>
        <text:list-item>
          <text:p text:style-name="P77"><text:span text:style-name="T112">Cost: </text:span><text:span text:style-name="T114">2</text:span><text:span text:style-name="T112">, </text:span><text:span text:style-name="T109">Cooldown: </text:span><text:span text:style-name="T114">3</text:span><text:span text:style-name="T110">,</text:span><text:span text:style-name="T109"> Range: </text:span><text:span text:style-name="T110">2,</text:span><text:span text:style-name="T109"> Accuracy: -</text:span><text:span text:style-name="T110">;</text:span></text:p>
        </text:list-item>
      </text:list>
      <text:p text:style-name="P34"/>
      <text:p text:style-name="P34"><text:span text:style-name="Strong_20_Emphasis"><text:span text:style-name="T81">Great </text:span></text:span><text:span text:style-name="Strong_20_Emphasis"><text:span text:style-name="T76">A</text:span></text:span><text:span text:style-name="Strong_20_Emphasis"><text:span text:style-name="T20">mplify</text:span></text:span><text:span text:style-name="Strong_20_Emphasis"><text:span text:style-name="T22"> (Upgrade of Amplify)</text:span></text:span><text:span text:style-name="Strong_20_Emphasis"><text:span text:style-name="T1">:</text:span></text:span> </text:p>
      <text:list xml:id="list153408452794955" text:continue-numbering="true" text:style-name="L1">
        <text:list-item>
          <text:p text:style-name="P77"><text:span text:style-name="T116">Massively</text:span><text:span text:style-name="T114"> a</text:span><text:span text:style-name="T107">mplify the arcane power within you,</text:span><text:span text:style-name="T114"> </text:span><text:span text:style-name="T107">increasing the potency </text:span><text:span text:style-name="T114">and range </text:span><text:span text:style-name="T107">of your next spell.</text:span></text:p>
        </text:list-item>
        <text:list-item>
          <text:p text:style-name="P117">Increases the damage dealt by your next spell by <text:span text:style-name="T143">20-30</text:span>% <text:span text:style-name="T143">and grants it and additional 1 tile of range.</text:span></text:p>
        </text:list-item>
        <text:list-item>
          <text:p text:style-name="P77"><text:span text:style-name="T112">Cost: 1, </text:span><text:span text:style-name="T109">Cooldown: </text:span><text:span text:style-name="T112">2</text:span><text:span text:style-name="T110">,</text:span><text:span text:style-name="T109"> Range: -</text:span><text:span text:style-name="T110">,</text:span><text:span text:style-name="T109"> Accuracy: -</text:span><text:span text:style-name="T140">;</text:span></text:p>
        </text:list-item>
      </text:list>
      <text:p text:style-name="P34"><text:span text:style-name="Strong_20_Emphasis"><text:span text:style-name="T50"/></text:span></text:p>
      <text:p text:style-name="P35"><text:span text:style-name="Strong_20_Emphasis"><text:span text:style-name="T22"><text:s/>Energy </text:span></text:span><text:span text:style-name="Strong_20_Emphasis"><text:span text:style-name="T53">Thrust</text:span></text:span><text:span text:style-name="Strong_20_Emphasis"><text:span text:style-name="T50"> </text:span></text:span><text:span text:style-name="Strong_20_Emphasis"><text:span text:style-name="T52">(New Skill)</text:span></text:span><text:span text:style-name="Strong_20_Emphasis"><text:span text:style-name="T1">:</text:span></text:span> </text:p>
      <text:list xml:id="list153409328347150" text:continue-numbering="true" text:style-name="L1">
        <text:list-item>
          <text:p text:style-name="P77"><text:span text:style-name="T110">Project energy in a line in front of the </text:span><text:span text:style-name="T115">user</text:span><text:span text:style-name="T110">, dealing damage to all enemies in its path.</text:span><text:span text:style-name="T107"> </text:span></text:p>
        </text:list-item>
        <text:list-item>
          <text:p text:style-name="P129">Deals 23-33 Magical Damage to all enemies in a 3 tile long line.</text:p>
        </text:list-item>
        <text:list-item>
          <text:p text:style-name="P77"><text:span text:style-name="T141">Cost: </text:span><text:span text:style-name="T144">2</text:span><text:span text:style-name="T141">, </text:span><text:span text:style-name="T106">Cooldown: </text:span><text:span text:style-name="T144">3</text:span><text:span text:style-name="T106"> Range: </text:span><text:span text:style-name="T144">1</text:span><text:span text:style-name="T140">,</text:span><text:span text:style-name="T106"> Accuracy: </text:span><text:span text:style-name="T144">85</text:span><text:span text:style-name="T140">;</text:span></text:p>
        </text:list-item>
      </text:list>
      <text:p text:style-name="P35"><text:span text:style-name="Strong_20_Emphasis"><text:span text:style-name="T22"/></text:span></text:p>
      <text:p text:style-name="P35"><text:span text:style-name="Strong_20_Emphasis"><text:span text:style-name="T22"/></text:span></text:p>
      <text:p text:style-name="P35"><text:soft-page-break/><text:span text:style-name="Strong_20_Emphasis"><text:span text:style-name="T22"><text:s/></text:span></text:span><text:span text:style-name="Strong_20_Emphasis"><text:span text:style-name="T23">Arcane Surge </text:span></text:span><text:span text:style-name="Strong_20_Emphasis"><text:span text:style-name="T22">(</text:span></text:span><text:span text:style-name="Strong_20_Emphasis"><text:span text:style-name="T23">New Skill</text:span></text:span><text:span text:style-name="Strong_20_Emphasis"><text:span text:style-name="T22">)</text:span></text:span><text:span text:style-name="Strong_20_Emphasis"><text:span text:style-name="T1">:</text:span></text:span> </text:p>
      <text:list xml:id="list153407844797806" text:continue-numbering="true" text:style-name="L1">
        <text:list-item>
          <text:p text:style-name="P78"><text:span text:style-name="T110">Channel a surge of raw arcane power, increasing spell damage</text:span><text:span text:style-name="T107"> </text:span><text:span text:style-name="T115">based on spell cost.</text:span></text:p>
        </text:list-item>
        <text:list-item>
          <text:p text:style-name="P129">For the next 2 turns, <text:span text:style-name="T145">each spell deals an extra (</text:span>3-7 * <text:span text:style-name="T145">Cost) Magical Damage.</text:span></text:p>
        </text:list-item>
        <text:list-item>
          <text:p text:style-name="P78"><text:span text:style-name="T141">Cost: </text:span><text:span text:style-name="T145">1</text:span><text:span text:style-name="T141">, </text:span><text:span text:style-name="T106">Cooldown: </text:span><text:span text:style-name="T145">4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34"/>
      <text:p text:style-name="P18"/>
      <text:p text:style-name="P71"><text:span text:style-name="T9">Cleric</text:span><text:span text:style-name="T8">:</text:span><text:span text:style-name="T15"> </text:span></text:p>
      <text:p text:style-name="P21"/>
      <text:p text:style-name="P69"><text:span text:style-name="Strong_20_Emphasis"><text:span text:style-name="T1">Description:</text:span></text:span> </text:p>
      <text:p text:style-name="P21"/>
      <text:p text:style-name="P7">Previous Skills:</text:p>
      <text:p text:style-name="P48"/>
      <text:p text:style-name="P37"><text:span text:style-name="Strong_20_Emphasis"><text:span text:style-name="T50">Blink</text:span></text:span><text:span text:style-name="Strong_20_Emphasis"><text:span text:style-name="T1">:</text:span></text:span> </text:p>
      <text:list xml:id="list153408460147080" text:continue-numbering="true" text:style-name="L1">
        <text:list-item>
          <text:p text:style-name="P79"><text:span text:style-name="T110">Blink</text:span><text:span text:style-name="T107"> your eyes </text:span><text:span text:style-name="T110">to</text:span><text:span text:style-name="T107"> </text:span><text:span text:style-name="T110">teleport</text:span><text:span text:style-name="T107"> to a nearby location, allowing for quick repositioning.</text:span></text:p>
        </text:list-item>
        <text:list-item>
          <text:p text:style-name="P79">Teleport to an empty tile.</text:p>
        </text:list-item>
        <text:list-item>
          <text:p text:style-name="P79"><text:span text:style-name="T141">Cost: 2, </text:span><text:span text:style-name="T106">Cooldown: </text:span><text:span text:style-name="T140">3,</text:span><text:span text:style-name="T106"> Range: </text:span><text:span text:style-name="T140">3,</text:span><text:span text:style-name="T106"> Accuracy: -</text:span><text:span text:style-name="T140">;</text:span></text:p>
        </text:list-item>
      </text:list>
      <text:p text:style-name="P37"/>
      <text:p text:style-name="P37"><text:span text:style-name="Strong_20_Emphasis"><text:span text:style-name="T19">Arcane Barrier</text:span></text:span><text:span text:style-name="Strong_20_Emphasis"><text:span text:style-name="T1">:</text:span></text:span> </text:p>
      <text:list xml:id="list153408668070170" text:continue-numbering="true" text:style-name="L1">
        <text:list-item>
          <text:p text:style-name="P79"><text:span text:style-name="T111">Grant an ally</text:span><text:span text:style-name="T107"> a barrier of arcane energy t</text:span><text:span text:style-name="T111">hat</text:span><text:span text:style-name="T107"> </text:span><text:span text:style-name="T110">mitigates</text:span><text:span text:style-name="T107"> incoming </text:span><text:span text:style-name="T110">magical damage</text:span><text:span text:style-name="T107">.</text:span></text:p>
        </text:list-item>
        <text:list-item>
          <text:p text:style-name="P79"><text:span text:style-name="T140">Grants an ally a barrier that absorbs 30% of any damage received</text:span>. <text:span text:style-name="T141">Lasts for 1 turn.</text:span></text:p>
        </text:list-item>
        <text:list-item>
          <text:p text:style-name="P79"><text:span text:style-name="T112">Cost: 1, </text:span><text:span text:style-name="T109">Cooldown: </text:span><text:span text:style-name="T114">3</text:span><text:span text:style-name="T110">,</text:span><text:span text:style-name="T109"> Range: </text:span><text:span text:style-name="T110">2,</text:span><text:span text:style-name="T109"> Accuracy: -</text:span><text:span text:style-name="T110">;</text:span></text:p>
        </text:list-item>
      </text:list>
      <text:p text:style-name="P37"/>
      <text:p text:style-name="P37"><text:span text:style-name="Strong_20_Emphasis"><text:span text:style-name="T21">Ethereal Grasp (New Skill)</text:span></text:span><text:span text:style-name="Strong_20_Emphasis"><text:span text:style-name="T1">:</text:span></text:span> </text:p>
      <text:list xml:id="list153407871499306" text:continue-numbering="true" text:style-name="L1">
        <text:list-item>
          <text:p text:style-name="P79"><text:span text:style-name="T113">Attack the target using summoned</text:span><text:span text:style-name="T107"> ethereal tentacles </text:span><text:span text:style-name="T113">that</text:span><text:span text:style-name="T107"> grant a chance to inflict root. </text:span></text:p>
        </text:list-item>
        <text:list-item>
          <text:p text:style-name="P123">Deal 15-20 Magical Damage to the target, with a 75% chance to inflict 1x Rooted.</text:p>
        </text:list-item>
        <text:list-item>
          <text:p text:style-name="P79"><text:span text:style-name="T141">Cost: -, </text:span><text:span text:style-name="T106">Cooldown: -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37"/>
      <text:p text:style-name="P37"><text:span text:style-name="Strong_20_Emphasis"><text:span text:style-name="T22">Chaos Bolt</text:span></text:span><text:span text:style-name="Strong_20_Emphasis"><text:span text:style-name="T21"> 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066651285" text:continue-numbering="true" text:style-name="L1">
        <text:list-item>
          <text:p text:style-name="P104">Unleash a bolt of chaotic energy that <text:span text:style-name="T142">deals unpredictable damage to the target.</text:span> </text:p>
        </text:list-item>
        <text:list-item>
          <text:p text:style-name="P123">Deal 1-75 Magical Damage to the target</text:p>
        </text:list-item>
        <text:list-item>
          <text:p text:style-name="P79"><text:span text:style-name="T141">Cost: -, </text:span><text:span text:style-name="T106">Cooldown: -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1"/>
      <text:p text:style-name="P1"/>
      <text:p text:style-name="P1"/>
      <text:p text:style-name="P1">Skills:</text:p>
      <text:p text:style-name="P1"/>
      <text:p text:style-name="P37"><text:span text:style-name="Strong_20_Emphasis"><text:span text:style-name="T21">Divine Boo</text:span></text:span><text:span text:style-name="Strong_20_Emphasis"><text:span text:style-name="T26">n</text:span></text:span><text:span text:style-name="Strong_20_Emphasis"><text:span text:style-name="T21"> (</text:span></text:span><text:span text:style-name="Strong_20_Emphasis"><text:span text:style-name="T54">Upgrade of Amplify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9347950523" text:continue-numbering="true" text:style-name="L1">
        <text:list-item>
          <text:p text:style-name="P79"><text:span text:style-name="T117">Infuse yourself with divine energy</text:span><text:span text:style-name="T107">, increasing the potency of your next spe</text:span><text:span text:style-name="T117">ll and healing allies adjacent to the target.</text:span></text:p>
        </text:list-item>
        <text:list-item>
          <text:p text:style-name="P118">Increases the damage dealt by your next spell by 1<text:span text:style-name="T146">7</text:span>-2<text:span text:style-name="T146">3</text:span>%. <text:span text:style-name="T146">Allies adjacent to the target are healed 7-17 HP.</text:span></text:p>
        </text:list-item>
        <text:list-item>
          <text:p text:style-name="P132"><text:span text:style-name="T141">Cost: 1, </text:span><text:span text:style-name="T106">Cooldown: </text:span><text:span text:style-name="T141">2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  <text:p text:style-name="P132"/>
        </text:list-item>
      </text:list>
      <text:p text:style-name="P37"><text:span text:style-name="Strong_20_Emphasis"><text:span text:style-name="T21">D</text:span></text:span><text:span text:style-name="Strong_20_Emphasis"><text:span text:style-name="T83">i</text:span></text:span><text:span text:style-name="Strong_20_Emphasis"><text:span text:style-name="T27">vine Lances</text:span></text:span><text:span text:style-name="Strong_20_Emphasis"><text:span text:style-name="T21"> (</text:span></text:span><text:span text:style-name="Strong_20_Emphasis"><text:span text:style-name="T54">Upgrade of Arcane </text:span></text:span><text:span text:style-name="Strong_20_Emphasis"><text:span text:style-name="T27">Lances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986757317" text:continue-numbering="true" text:style-name="L1">
        <text:list-item>
          <text:p text:style-name="P79"><text:span text:style-name="T108">Shoot </text:span><text:span text:style-name="T117">3</text:span><text:span text:style-name="T108"> bolt</text:span><text:span text:style-name="T113">s</text:span><text:span text:style-name="T108"> </text:span><text:span text:style-name="T109">of </text:span><text:span text:style-name="T110">arcane</text:span><text:span text:style-name="T109"> energy </text:span><text:span text:style-name="T108">at a target, </text:span><text:span text:style-name="T118">with a chance to blind the enemy</text:span><text:span text:style-name="T117">.</text:span></text:p>
        </text:list-item>
        <text:list-item>
          <text:p text:style-name="P79"><text:span text:style-name="T105">Deal 1</text:span><text:span text:style-name="T146">5</text:span><text:span text:style-name="T105">-</text:span><text:span text:style-name="T146">20</text:span><text:span text:style-name="T105"> Magic Damage </text:span><text:span text:style-name="T142">3 times </text:span><text:span text:style-name="T106">to the target, </text:span><text:span text:style-name="T147">with a 25% chance to inflict 1x Blind.</text:span></text:p>
        </text:list-item>
        <text:list-item>
          <text:p text:style-name="P132"><text:span text:style-name="T141">Cost: </text:span><text:span text:style-name="T142">2</text:span><text:span text:style-name="T141">, </text:span><text:span text:style-name="T106">Cooldown: </text:span><text:span text:style-name="T140">1,</text:span><text:span text:style-name="T106"> Range: </text:span><text:span text:style-name="T140">4,</text:span><text:span text:style-name="T106"> Accuracy: </text:span><text:span text:style-name="T140">9</text:span><text:span text:style-name="T141">5</text:span><text:span text:style-name="T140">;</text:span></text:p>
          <text:p text:style-name="P132"/>
        </text:list-item>
      </text:list>
      <text:p text:style-name="P38"><text:span text:style-name="Strong_20_Emphasis"><text:span text:style-name="T21">S</text:span></text:span><text:span text:style-name="Strong_20_Emphasis"><text:span text:style-name="T27">anctified Globe</text:span></text:span><text:span text:style-name="Strong_20_Emphasis"><text:span text:style-name="T21"> (</text:span></text:span><text:span text:style-name="Strong_20_Emphasis"><text:span text:style-name="T54">Upgrade of </text:span></text:span><text:span text:style-name="Strong_20_Emphasis"><text:span text:style-name="T55">Energy Sphere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7665613624" text:continue-numbering="true" text:style-name="L1">
        <text:list-item>
          <text:p text:style-name="P133"><text:span text:style-name="T110">Hurl a</text:span><text:span text:style-name="T113"> </text:span><text:span text:style-name="T118">holy </text:span><text:span text:style-name="T110">projectile </text:span><text:span text:style-name="T113">that</text:span><text:span text:style-name="T110"> pass</text:span><text:span text:style-name="T113">es</text:span><text:span text:style-name="T110"> through enemies, </text:span><text:span text:style-name="T118">healing allies on its path to </text:span><text:span text:style-name="T110">the target.</text:span><text:span text:style-name="T105"> </text:span></text:p>
        </text:list-item>
        <text:list-item>
          <text:p text:style-name="P80"><text:span text:style-name="T106">D</text:span>eal <text:span text:style-name="T106">20-30 Magic Damage to the target</text:span><text:span text:style-name="T142">s it passes through,</text:span><text:span text:style-name="T106"> with</text:span><text:span text:style-name="T16"> a </text:span><text:span text:style-name="T142">50</text:span><text:span text:style-name="T105">%</text:span><text:span text:style-name="T16"> chance to inflict </text:span><text:span text:style-name="T140">1x S</text:span><text:span text:style-name="T75">low</text:span><text:span text:style-name="T16">. </text:span><text:span text:style-name="T147">Allies that the orb passes through are healed for 3-13 HP.</text:span></text:p>
        </text:list-item>
        <text:list-item>
          <text:p text:style-name="P132"><text:span text:style-name="T141">Cost: 2, </text:span><text:span text:style-name="T106">Cooldown: </text:span><text:span text:style-name="T142">3</text:span><text:span text:style-name="T140">,</text:span><text:span text:style-name="T106"> Range: </text:span><text:span text:style-name="T140">3,</text:span><text:span text:style-name="T106"> Accuracy: </text:span><text:span text:style-name="T140">80;</text:span></text:p>
        </text:list-item>
      </text:list>
      <text:p text:style-name="P49"/>
      <text:p text:style-name="P39"><text:soft-page-break/><text:span text:style-name="Strong_20_Emphasis"><text:span text:style-name="T27">Consecrated Explosion</text:span></text:span><text:span text:style-name="Strong_20_Emphasis"><text:span text:style-name="T21"> (</text:span></text:span><text:span text:style-name="Strong_20_Emphasis"><text:span text:style-name="T54">Upgrade of </text:span></text:span><text:span text:style-name="Strong_20_Emphasis"><text:span text:style-name="T56">Arcane Explosion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7859325365" text:continue-numbering="true" text:style-name="L1">
        <text:list-item>
          <text:p text:style-name="P79"><text:span text:style-name="T119">Create a burst of holy energy that deals damage, leaving a consecrated zone that heals allies and damages enemies on the next turn.</text:span><text:span text:style-name="T107"> </text:span></text:p>
        </text:list-item>
        <text:list-item>
          <text:p text:style-name="P81"><text:span text:style-name="T141">Deal </text:span><text:span text:style-name="T148">18</text:span><text:span text:style-name="T141">-</text:span><text:span text:style-name="T148">23</text:span><text:span text:style-name="T141"> </text:span><text:span text:style-name="T142">Magical D</text:span><text:span text:style-name="T141">amage to all enemies caught within a 3x3 radius</text:span>. <text:span text:style-name="T142">The lingering energy explodes on the next turn, dealing an additional 2</text:span><text:span text:style-name="T148">3</text:span><text:span text:style-name="T142">-3</text:span><text:span text:style-name="T148">5</text:span><text:span text:style-name="T142"> damage </text:span><text:span text:style-name="T148">and healing allies for 5-15 HP</text:span><text:span text:style-name="T142">.</text:span></text:p>
        </text:list-item>
        <text:list-item>
          <text:p text:style-name="P134"><text:span text:style-name="T141">Cost: 3, </text:span><text:span text:style-name="T106">Cooldown: </text:span><text:span text:style-name="T141">5</text:span><text:span text:style-name="T140">,</text:span><text:span text:style-name="T106"> Range: </text:span><text:span text:style-name="T141">4</text:span><text:span text:style-name="T140">,</text:span><text:span text:style-name="T106"> Accuracy: </text:span><text:span text:style-name="T141">75</text:span><text:span text:style-name="T140">;</text:span></text:p>
        </text:list-item>
      </text:list>
      <text:p text:style-name="P49"/>
      <text:p text:style-name="P37"><text:span text:style-name="Strong_20_Emphasis"><text:span text:style-name="T21">Holy Ligh</text:span></text:span><text:span text:style-name="Strong_20_Emphasis"><text:span text:style-name="T26">t</text:span></text:span><text:span text:style-name="Strong_20_Emphasis"><text:span text:style-name="T21"> 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970893586" text:continue-numbering="true" text:style-name="L1">
        <text:list-item>
          <text:p text:style-name="P104"><text:span text:style-name="T77">Channel divine light to heal an ally over time.</text:span> </text:p>
        </text:list-item>
        <text:list-item>
          <text:p text:style-name="P138">Heals an ally 3-15 HP for 3 turns.</text:p>
        </text:list-item>
        <text:list-item>
          <text:p text:style-name="P132">Cost: -, Cooldown: -, Range: -, Accuracy: -;</text:p>
        </text:list-item>
      </text:list>
      <text:p text:style-name="P1"/>
      <text:p text:style-name="P21"/>
      <text:p text:style-name="P20"/>
      <text:p text:style-name="P71"><text:span text:style-name="T9">Seer</text:span><text:span text:style-name="T8">:</text:span><text:span text:style-name="T15"> </text:span></text:p>
      <text:p text:style-name="P21"/>
      <text:p text:style-name="P69"><text:span text:style-name="Strong_20_Emphasis"><text:span text:style-name="T1">Description:</text:span></text:span> </text:p>
      <text:p text:style-name="P21"/>
      <text:p text:style-name="P7">Previous Skills:</text:p>
      <text:p text:style-name="P40"/>
      <text:p text:style-name="P40"><text:span text:style-name="Strong_20_Emphasis"><text:span text:style-name="T19">Arcane Barrier</text:span></text:span><text:span text:style-name="Strong_20_Emphasis"><text:span text:style-name="T1">:</text:span></text:span> </text:p>
      <text:list xml:id="list153407702781214" text:continue-numbering="true" text:style-name="L1">
        <text:list-item>
          <text:p text:style-name="P82"><text:span text:style-name="T111">Grant an ally</text:span><text:span text:style-name="T107"> a barrier of arcane energy t</text:span><text:span text:style-name="T111">hat</text:span><text:span text:style-name="T107"> </text:span><text:span text:style-name="T110">mitigates</text:span><text:span text:style-name="T107"> incoming </text:span><text:span text:style-name="T110">magical damage</text:span><text:span text:style-name="T107">.</text:span></text:p>
        </text:list-item>
        <text:list-item>
          <text:p text:style-name="P82"><text:span text:style-name="T140">Grants an ally a barrier that absorbs 30% of any damage received</text:span>. <text:span text:style-name="T141">Lasts for 1 turn.</text:span></text:p>
        </text:list-item>
        <text:list-item>
          <text:p text:style-name="P82"><text:span text:style-name="T112">Cost: 1, </text:span><text:span text:style-name="T109">Cooldown: </text:span><text:span text:style-name="T114">3</text:span><text:span text:style-name="T110">,</text:span><text:span text:style-name="T109"> Range: </text:span><text:span text:style-name="T110">2,</text:span><text:span text:style-name="T109"> Accuracy: -</text:span><text:span text:style-name="T110">;</text:span></text:p>
        </text:list-item>
      </text:list>
      <text:p text:style-name="P40"/>
      <text:p text:style-name="P40"><text:span text:style-name="Strong_20_Emphasis"><text:span text:style-name="T52">Arcane</text:span></text:span><text:span text:style-name="Strong_20_Emphasis"><text:span text:style-name="T17"> </text:span></text:span><text:span text:style-name="Strong_20_Emphasis"><text:span text:style-name="T21">Lances</text:span></text:span><text:span text:style-name="Strong_20_Emphasis"><text:span text:style-name="T17"> </text:span></text:span><text:span text:style-name="Strong_20_Emphasis"><text:span text:style-name="T78">(Upgrade of </text:span></text:span><text:span text:style-name="Strong_20_Emphasis"><text:span text:style-name="T52">Arcane</text:span></text:span><text:span text:style-name="Strong_20_Emphasis"><text:span text:style-name="T78"> Shot)</text:span></text:span><text:span text:style-name="Strong_20_Emphasis"><text:span text:style-name="T1">:</text:span></text:span> </text:p>
      <text:list xml:id="list153408430351660" text:continue-numbering="true" text:style-name="L1">
        <text:list-item>
          <text:p text:style-name="P82"><text:span text:style-name="T108">Shoot </text:span><text:span text:style-name="T113">3</text:span><text:span text:style-name="T108"> bolt</text:span><text:span text:style-name="T113">s</text:span><text:span text:style-name="T108"> </text:span><text:span text:style-name="T109">of </text:span><text:span text:style-name="T110">arcane</text:span><text:span text:style-name="T109"> energy </text:span><text:span text:style-name="T108">at a target.</text:span><text:span text:style-name="T105"> </text:span></text:p>
        </text:list-item>
        <text:list-item>
          <text:p text:style-name="P82"><text:span text:style-name="T105">Deal 10-15 Magic Damage </text:span><text:span text:style-name="T142">3 times </text:span><text:span text:style-name="T106">to the target</text:span><text:span text:style-name="T105">.</text:span></text:p>
        </text:list-item>
        <text:list-item>
          <text:p text:style-name="P82"><text:span text:style-name="T141">Cost: </text:span><text:span text:style-name="T142">2</text:span><text:span text:style-name="T141">, </text:span><text:span text:style-name="T106">Cooldown: </text:span><text:span text:style-name="T140">1,</text:span><text:span text:style-name="T106"> Range: </text:span><text:span text:style-name="T140">4,</text:span><text:span text:style-name="T106"> Accuracy: </text:span><text:span text:style-name="T140">9</text:span><text:span text:style-name="T141">5</text:span><text:span text:style-name="T140">;</text:span></text:p>
        </text:list-item>
      </text:list>
      <text:p text:style-name="P40"/>
      <text:p text:style-name="P40"><text:span text:style-name="Strong_20_Emphasis"><text:span text:style-name="T20">Energy</text:span></text:span><text:span text:style-name="Strong_20_Emphasis"><text:span text:style-name="T17"> </text:span></text:span><text:span text:style-name="Strong_20_Emphasis"><text:span text:style-name="T51">Sphere</text:span></text:span><text:span text:style-name="Strong_20_Emphasis"><text:span text:style-name="T21"> (Upgrade of Energy Orb)</text:span></text:span><text:span text:style-name="Strong_20_Emphasis"><text:span text:style-name="T1">:</text:span></text:span> </text:p>
      <text:list xml:id="list153409211969665" text:continue-numbering="true" text:style-name="L1">
        <text:list-item>
          <text:p text:style-name="P82"><text:span text:style-name="T110">Hurl a</text:span><text:span text:style-name="T113">n</text:span><text:span text:style-name="T110"> energy projectile </text:span><text:span text:style-name="T113">that</text:span><text:span text:style-name="T110"> pass</text:span><text:span text:style-name="T113">es</text:span><text:span text:style-name="T110"> through enemies to reach the target.</text:span><text:span text:style-name="T105"> </text:span></text:p>
        </text:list-item>
        <text:list-item>
          <text:p text:style-name="P82"><text:span text:style-name="T106">D</text:span>eal <text:span text:style-name="T106">20-30 Magic Damage to the target</text:span><text:span text:style-name="T142">s it passes through,</text:span><text:span text:style-name="T106"> with</text:span><text:span text:style-name="T16"> a </text:span><text:span text:style-name="T142">50</text:span><text:span text:style-name="T105">%</text:span><text:span text:style-name="T16"> chance to inflict </text:span><text:span text:style-name="T140">1x S</text:span><text:span text:style-name="T75">low</text:span><text:span text:style-name="T16">. </text:span></text:p>
        </text:list-item>
        <text:list-item>
          <text:p text:style-name="P82"><text:span text:style-name="T141">Cost: 2, </text:span><text:span text:style-name="T106">Cooldown: </text:span><text:span text:style-name="T142">3</text:span><text:span text:style-name="T140">,</text:span><text:span text:style-name="T106"> Range: </text:span><text:span text:style-name="T140">3,</text:span><text:span text:style-name="T106"> Accuracy: </text:span><text:span text:style-name="T140">80;</text:span></text:p>
        </text:list-item>
      </text:list>
      <text:p text:style-name="P40"/>
      <text:p text:style-name="P40"><text:span text:style-name="Strong_20_Emphasis"><text:span text:style-name="T52">Arcane</text:span></text:span><text:span text:style-name="Strong_20_Emphasis"><text:span text:style-name="T20"> </text:span></text:span><text:span text:style-name="Strong_20_Emphasis"><text:span text:style-name="T21">Explosion (Upgrade of </text:span></text:span><text:span text:style-name="Strong_20_Emphasis"><text:span text:style-name="T52">Arcane</text:span></text:span><text:span text:style-name="Strong_20_Emphasis"><text:span text:style-name="T20"> </text:span></text:span><text:span text:style-name="Strong_20_Emphasis"><text:span text:style-name="T21">Blast)</text:span></text:span><text:span text:style-name="Strong_20_Emphasis"><text:span text:style-name="T1">:</text:span></text:span> </text:p>
      <text:list xml:id="list153408406864443" text:continue-numbering="true" text:style-name="L1">
        <text:list-item>
          <text:p text:style-name="P82"><text:span text:style-name="T107">Deal damage in an area and create a residual magic energy </text:span><text:span text:style-name="T113">that explodes on the next turn.</text:span></text:p>
        </text:list-item>
        <text:list-item>
          <text:p text:style-name="P82"><text:span text:style-name="T141">Deal 1</text:span><text:span text:style-name="T142">5</text:span><text:span text:style-name="T141">-</text:span><text:span text:style-name="T142">20</text:span><text:span text:style-name="T141"> </text:span><text:span text:style-name="T142">Magical D</text:span><text:span text:style-name="T141">amage to all enemies caught within a 3x3 radius</text:span>. <text:span text:style-name="T142">The lingering energy explodes on the next turn, dealing an additional 20-30 damage.</text:span></text:p>
        </text:list-item>
        <text:list-item>
          <text:p text:style-name="P82"><text:span text:style-name="T141">Cost: 3, </text:span><text:span text:style-name="T106">Cooldown: </text:span><text:span text:style-name="T141">5</text:span><text:span text:style-name="T140">,</text:span><text:span text:style-name="T106"> Range: </text:span><text:span text:style-name="T141">4</text:span><text:span text:style-name="T140">,</text:span><text:span text:style-name="T106"> Accuracy: </text:span><text:span text:style-name="T141">75</text:span><text:span text:style-name="T140">;</text:span></text:p>
        </text:list-item>
      </text:list>
      <text:p text:style-name="P40"/>
      <text:p text:style-name="P40"><text:span text:style-name="Strong_20_Emphasis"><text:span text:style-name="T22">Chaos Bolt</text:span></text:span><text:span text:style-name="Strong_20_Emphasis"><text:span text:style-name="T21"> 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7393792479" text:continue-numbering="true" text:style-name="L1">
        <text:list-item>
          <text:p text:style-name="P105">Unleash a bolt of chaotic energy that <text:span text:style-name="T142">deals unpredictable damage to the target.</text:span> </text:p>
        </text:list-item>
        <text:list-item>
          <text:p text:style-name="P124">Deal 1-75 Magical Damage to the target</text:p>
        </text:list-item>
        <text:list-item>
          <text:p text:style-name="P82"><text:span text:style-name="T141">Cost: -, </text:span><text:span text:style-name="T106">Cooldown: -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21"/>
      <text:p text:style-name="P21"/>
      <text:p text:style-name="P21"/>
      <text:p text:style-name="P1">Skills:</text:p>
      <text:p text:style-name="P1"/>
      <text:p text:style-name="P41"><text:span text:style-name="Strong_20_Emphasis"><text:span text:style-name="T24">Warp</text:span></text:span><text:span text:style-name="Strong_20_Emphasis"><text:span text:style-name="T21"> (</text:span></text:span><text:span text:style-name="Strong_20_Emphasis"><text:span text:style-name="T57">Upgrade of Blink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7857117211" text:continue-numbering="true" text:style-name="L1">
        <text:list-item>
          <text:p text:style-name="P105">Extends the reach of your blink <text:span text:style-name="T149">and </text:span>allows swapping positions with an ally. </text:p>
        </text:list-item>
        <text:list-item>
          <text:p text:style-name="P83">Teleport to an empty tile. <text:span text:style-name="T149">If an ally is present in the tile, swap positions with them.</text:span></text:p>
        </text:list-item>
        <text:list-item>
          <text:p text:style-name="P83"><text:span text:style-name="T151">Cost: 2, </text:span><text:span text:style-name="T152">Cooldown: </text:span><text:span text:style-name="T153">3,</text:span><text:span text:style-name="T152"> Range: </text:span><text:span text:style-name="T154">5</text:span><text:span text:style-name="T153">,</text:span><text:span text:style-name="T152"> Accuracy: -</text:span><text:span text:style-name="T153">;</text:span></text:p>
        </text:list-item>
      </text:list>
      <text:p text:style-name="P52"/>
      <text:p text:style-name="P42"><text:span text:style-name="Strong_20_Emphasis"><text:span text:style-name="T25">Ethereal Link</text:span></text:span><text:span text:style-name="Strong_20_Emphasis"><text:span text:style-name="T21"> (</text:span></text:span><text:span text:style-name="Strong_20_Emphasis"><text:span text:style-name="T58">Upgrade of Amplify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7767067104" text:continue-numbering="true" text:style-name="L1">
        <text:list-item>
          <text:p text:style-name="P84"><text:span text:style-name="T107">Establish a link between yourself and an ally, sharing </text:span><text:span text:style-name="T120">your stats and increasing the damage of both your next attacks.</text:span></text:p>
        </text:list-item>
        <text:list-item>
          <text:p text:style-name="P84"><text:span text:style-name="T156">Create a link to an ally in range for 2 turns. The targets’ stats are equal to the sum of both parties’ stats</text:span><text:span text:style-name="T141">. </text:span><text:span text:style-name="T156">Both your next skills deal an extra 15-20% damage.</text:span></text:p>
        </text:list-item>
        <text:list-item>
          <text:p text:style-name="P142"><text:span text:style-name="T141">Cost: 1, </text:span><text:span text:style-name="T106">Cooldown: </text:span><text:span text:style-name="T141">2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51"><text:soft-page-break/></text:p>
      <text:p text:style-name="P41"><text:span text:style-name="Strong_20_Emphasis"><text:span text:style-name="T21">Ethereal C</text:span></text:span><text:span text:style-name="Strong_20_Emphasis"><text:span text:style-name="T59">lutch</text:span></text:span><text:span text:style-name="Strong_20_Emphasis"><text:span text:style-name="T21"> (</text:span></text:span><text:span text:style-name="Strong_20_Emphasis"><text:span text:style-name="T57">Upgrade of </text:span></text:span><text:span text:style-name="Strong_20_Emphasis"><text:span text:style-name="T59">Ethereal Grasp</text:span></text:span><text:span text:style-name="Strong_20_Emphasis"><text:span text:style-name="T21">)</text:span></text:span><text:span text:style-name="Strong_20_Emphasis"><text:span text:style-name="T1">:</text:span></text:span></text:p>
      <text:list xml:id="list153408243817023" text:continue-numbering="true" text:style-name="L1">
        <text:list-item>
          <text:p text:style-name="P85"><text:span text:style-name="T113">Attack </text:span><text:span text:style-name="T121">all targets surrounding you </text:span><text:span text:style-name="T113">using summoned</text:span><text:span text:style-name="T107"> ethereal tentacles </text:span><text:span text:style-name="T113">that</text:span><text:span text:style-name="T107"> grant a chance to inflict root. </text:span></text:p>
        </text:list-item>
        <text:list-item>
          <text:p text:style-name="P85"><text:span text:style-name="T142">Deal </text:span><text:span text:style-name="T157">20</text:span><text:span text:style-name="T142">-</text:span><text:span text:style-name="T157">30</text:span><text:span text:style-name="T142"> Magical Damage to </text:span><text:span text:style-name="T157">all enemies within a 3 tile range of you</text:span><text:span text:style-name="T142">, with a </text:span><text:span text:style-name="T157">90</text:span><text:span text:style-name="T142">% chance to inflict 1x Rooted.</text:span></text:p>
        </text:list-item>
        <text:list-item>
          <text:p text:style-name="P143"><text:span text:style-name="T141">Cost: -, </text:span><text:span text:style-name="T106">Cooldown: -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51"/>
      <text:p text:style-name="P42"><text:span text:style-name="Strong_20_Emphasis"><text:span text:style-name="T24">A</text:span></text:span><text:span text:style-name="Strong_20_Emphasis"><text:span text:style-name="T20">rcane Resonance</text:span></text:span><text:span text:style-name="Strong_20_Emphasis"><text:span text:style-name="T21"> (</text:span></text:span><text:span text:style-name="Strong_20_Emphasis"><text:span text:style-name="T58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264102805" text:continue-numbering="true" text:style-name="L1">
        <text:list-item>
          <text:p text:style-name="P83"><text:span text:style-name="T107">Create a field of </text:span><text:span text:style-name="T120">arcane essence</text:span><text:span text:style-name="T107">, weakening enemy magical defenses </text:span><text:span text:style-name="T121">and allowing them to be stunned if they pass a certain magic damage threshold.</text:span></text:p>
        </text:list-item>
        <text:list-item>
          <text:p text:style-name="P156">Create a 3x3 zone that reduces the magical resistance of enemies inside it by 20%. Additionally, if enemies are dealt 50 Magic Damage, they receive 1x Stun. The zone lasts 2 turns.</text:p>
        </text:list-item>
        <text:list-item>
          <text:p text:style-name="P144">Cost: -, Cooldown: -, Range: -, Accuracy: -;</text:p>
        </text:list-item>
      </text:list>
      <text:p text:style-name="P51"/>
      <text:p text:style-name="P42"><text:span text:style-name="Strong_20_Emphasis"><text:span text:style-name="T24">Spellbound Familiar</text:span></text:span><text:span text:style-name="Strong_20_Emphasis"><text:span text:style-name="T21"> 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456169559" text:continue-numbering="true" text:style-name="L1">
        <text:list-item>
          <text:p text:style-name="P106">Summon a magical familiar to aid you in battle, <text:span text:style-name="T157">attacking and lowering enemies’ defenses.</text:span> </text:p>
        </text:list-item>
        <text:list-item>
          <text:p text:style-name="P85"><text:span text:style-name="T157">Summon an controllable crow familiar with 40 HP. It can use </text:span><text:span text:style-name="T121">Peck: Deal 5-10 Magical Damage and 7-15 Magical Damage. </text:span><text:span text:style-name="T158">Reduces the Magical Resistance of enemies adjacent to it by 25%.</text:span></text:p>
        </text:list-item>
        <text:list-item>
          <text:p text:style-name="P144">Cost: -, Cooldown: -, Range: -, Accuracy: -;</text:p>
        </text:list-item>
      </text:list>
      <text:p text:style-name="P21"/>
      <text:p text:style-name="P20"/>
      <text:p text:style-name="P71"><text:span text:style-name="T9">Enhancer</text:span><text:span text:style-name="T8">:</text:span><text:span text:style-name="T15"> </text:span></text:p>
      <text:p text:style-name="P21"/>
      <text:p text:style-name="P69"><text:span text:style-name="Strong_20_Emphasis"><text:span text:style-name="T1">Description:</text:span></text:span> </text:p>
      <text:p text:style-name="P21"/>
      <text:p text:style-name="P8"><text:span text:style-name="T84">Previous </text:span>Skills:</text:p>
      <text:p text:style-name="P21"/>
      <text:p text:style-name="P43"><text:span text:style-name="Strong_20_Emphasis"><text:span text:style-name="T20">Energy</text:span></text:span><text:span text:style-name="Strong_20_Emphasis"><text:span text:style-name="T17"> Orb</text:span></text:span><text:span text:style-name="Strong_20_Emphasis"><text:span text:style-name="T1">:</text:span></text:span> </text:p>
      <text:list xml:id="list153409390252840" text:continue-numbering="true" text:style-name="L1">
        <text:list-item>
          <text:p text:style-name="P86"><text:span text:style-name="T110">Hurl</text:span><text:span text:style-name="T108"> a</text:span><text:span text:style-name="T110">n</text:span><text:span text:style-name="T108"> </text:span><text:span text:style-name="T110">orb </text:span><text:span text:style-name="T109">of </text:span><text:span text:style-name="T110">arcane</text:span><text:span text:style-name="T109"> energy </text:span><text:span text:style-name="T108">at a target, </text:span><text:span text:style-name="T110">potentially slowing their movement.</text:span><text:span text:style-name="T105"> </text:span></text:p>
        </text:list-item>
        <text:list-item>
          <text:p text:style-name="P86"><text:span text:style-name="T106">D</text:span>eal <text:span text:style-name="T106">20-30 Magic Damage to the target, with</text:span><text:span text:style-name="T16"> a </text:span><text:span text:style-name="T105">3</text:span><text:span text:style-name="T140">5</text:span><text:span text:style-name="T105">%</text:span><text:span text:style-name="T16"> chance to inflict </text:span><text:span text:style-name="T140">1x S</text:span><text:span text:style-name="T75">low</text:span><text:span text:style-name="T16">. </text:span></text:p>
        </text:list-item>
        <text:list-item>
          <text:p text:style-name="P86"><text:span text:style-name="T141">Cost: 2, </text:span><text:span text:style-name="T106">Cooldown: </text:span><text:span text:style-name="T140">2,</text:span><text:span text:style-name="T106"> Range: </text:span><text:span text:style-name="T140">3,</text:span><text:span text:style-name="T106"> Accuracy: </text:span><text:span text:style-name="T140">80;</text:span></text:p>
        </text:list-item>
      </text:list>
      <text:p text:style-name="P43"/>
      <text:p text:style-name="P43"><text:span text:style-name="Strong_20_Emphasis"><text:span text:style-name="T52">Arcane</text:span></text:span><text:span text:style-name="Strong_20_Emphasis"><text:span text:style-name="T20"> Blast</text:span></text:span><text:span text:style-name="Strong_20_Emphasis"><text:span text:style-name="T1">:</text:span></text:span> </text:p>
      <text:list xml:id="list153409049723950" text:continue-numbering="true" text:style-name="L1">
        <text:list-item>
          <text:p text:style-name="P86"><text:span text:style-name="T107">Detonate a burst of arcane energy at </text:span><text:span text:style-name="T112">a</text:span><text:span text:style-name="T107"> target location, damaging all enemies </text:span><text:span text:style-name="T112">caught</text:span><text:span text:style-name="T107"> within it.</text:span></text:p>
        </text:list-item>
        <text:list-item>
          <text:p text:style-name="P86"><text:span text:style-name="T141">Deal 10-15 damage to all enemies caught within a 3x3 radius</text:span>.</text:p>
        </text:list-item>
        <text:list-item>
          <text:p text:style-name="P86"><text:span text:style-name="T141">Cost: 3, </text:span><text:span text:style-name="T106">Cooldown: </text:span><text:span text:style-name="T141">5</text:span><text:span text:style-name="T140">,</text:span><text:span text:style-name="T106"> Range: </text:span><text:span text:style-name="T141">4</text:span><text:span text:style-name="T140">,</text:span><text:span text:style-name="T106"> Accuracy: </text:span><text:span text:style-name="T141">75</text:span><text:span text:style-name="T140">;</text:span></text:p>
        </text:list-item>
      </text:list>
      <text:p text:style-name="P15"/>
      <text:p text:style-name="P43"><text:span text:style-name="Strong_20_Emphasis"><text:span text:style-name="T52">Arcane</text:span></text:span><text:span text:style-name="Strong_20_Emphasis"><text:span text:style-name="T17"> </text:span></text:span><text:span text:style-name="Strong_20_Emphasis"><text:span text:style-name="T54">Spear</text:span></text:span><text:span text:style-name="Strong_20_Emphasis"><text:span text:style-name="T17"> </text:span></text:span><text:span text:style-name="Strong_20_Emphasis"><text:span text:style-name="T81">(Upgrade of </text:span></text:span><text:span text:style-name="Strong_20_Emphasis"><text:span text:style-name="T52">Arcane</text:span></text:span><text:span text:style-name="Strong_20_Emphasis"><text:span text:style-name="T81"> Shot)</text:span></text:span><text:span text:style-name="Strong_20_Emphasis"><text:span text:style-name="T1">:</text:span></text:span> </text:p>
      <text:list xml:id="list153409400433388" text:continue-numbering="true" text:style-name="L1">
        <text:list-item>
          <text:p text:style-name="P86"><text:span text:style-name="T108">Shoot a </text:span><text:span text:style-name="T114">dense </text:span><text:span text:style-name="T108">bolt </text:span><text:span text:style-name="T109">of </text:span><text:span text:style-name="T110">arcane</text:span><text:span text:style-name="T109"> energy </text:span><text:span text:style-name="T108">at a target, </text:span><text:span text:style-name="T114">lowering their magical defenses.</text:span></text:p>
        </text:list-item>
        <text:list-item>
          <text:p text:style-name="P86"><text:span text:style-name="T105">Deal </text:span><text:span text:style-name="T144">20-25</text:span><text:span text:style-name="T105"> Magic Damage </text:span><text:span text:style-name="T106">to the target, </text:span><text:span text:style-name="T144">and lowers their magical defense by 35% for 1 turn.</text:span></text:p>
        </text:list-item>
        <text:list-item>
          <text:p text:style-name="P86"><text:span text:style-name="T112">Cost: 1, </text:span><text:span text:style-name="T109">Cooldown: </text:span><text:span text:style-name="T110">1,</text:span><text:span text:style-name="T109"> Range: </text:span><text:span text:style-name="T110">4,</text:span><text:span text:style-name="T109"> Accuracy: </text:span><text:span text:style-name="T110">9</text:span><text:span text:style-name="T112">5</text:span><text:span text:style-name="T110">;</text:span></text:p>
        </text:list-item>
      </text:list>
      <text:p text:style-name="P43"/>
      <text:p text:style-name="P43"><text:span text:style-name="Strong_20_Emphasis"><text:span text:style-name="T19">Arcane </text:span></text:span><text:span text:style-name="Strong_20_Emphasis"><text:span text:style-name="T22">Shield</text:span></text:span><text:span text:style-name="Strong_20_Emphasis"><text:span text:style-name="T19"> </text:span></text:span><text:span text:style-name="Strong_20_Emphasis"><text:span text:style-name="T22">(Upgrade of Arcane Barrier)</text:span></text:span><text:span text:style-name="Strong_20_Emphasis"><text:span text:style-name="T1">:</text:span></text:span> </text:p>
      <text:list xml:id="list153409367289142" text:continue-numbering="true" text:style-name="L1">
        <text:list-item>
          <text:p text:style-name="P86"><text:span text:style-name="T111">Grant an ally</text:span><text:span text:style-name="T107"> a barrier of arcane energy t</text:span><text:span text:style-name="T111">hat</text:span><text:span text:style-name="T107"> </text:span><text:span text:style-name="T110">mitigates</text:span><text:span text:style-name="T107"> incoming</text:span><text:span text:style-name="T110"> damage, </text:span><text:span text:style-name="T114">before ultimately exploding.</text:span></text:p>
        </text:list-item>
        <text:list-item>
          <text:p text:style-name="P86"><text:span text:style-name="T140">Grants an ally a barrier that absorbs 30% of any damage received</text:span>. <text:span text:style-name="T141">Lasts for 1 turn, </text:span><text:span text:style-name="T143">after which it explodes, dealing the total absorbed damage to adjacent targets.</text:span></text:p>
        </text:list-item>
        <text:list-item>
          <text:p text:style-name="P86"><text:span text:style-name="T112">Cost: </text:span><text:span text:style-name="T114">2</text:span><text:span text:style-name="T112">, </text:span><text:span text:style-name="T109">Cooldown: </text:span><text:span text:style-name="T114">3</text:span><text:span text:style-name="T110">,</text:span><text:span text:style-name="T109"> Range: </text:span><text:span text:style-name="T110">2,</text:span><text:span text:style-name="T109"> Accuracy: -</text:span><text:span text:style-name="T110">;</text:span></text:p>
        </text:list-item>
      </text:list>
      <text:p text:style-name="P43"/>
      <text:p text:style-name="P43"><text:span text:style-name="Strong_20_Emphasis"><text:span text:style-name="T81">Great </text:span></text:span><text:span text:style-name="Strong_20_Emphasis"><text:span text:style-name="T76">A</text:span></text:span><text:span text:style-name="Strong_20_Emphasis"><text:span text:style-name="T20">mplify</text:span></text:span><text:span text:style-name="Strong_20_Emphasis"><text:span text:style-name="T22"> (Upgrade of Amplify)</text:span></text:span><text:span text:style-name="Strong_20_Emphasis"><text:span text:style-name="T1">:</text:span></text:span> </text:p>
      <text:list xml:id="list153408818206368" text:continue-numbering="true" text:style-name="L1">
        <text:list-item>
          <text:p text:style-name="P86"><text:span text:style-name="T116">Massively</text:span><text:span text:style-name="T114"> a</text:span><text:span text:style-name="T107">mplify the arcane power within you,</text:span><text:span text:style-name="T114"> </text:span><text:span text:style-name="T107">increasing the potency </text:span><text:span text:style-name="T114">and range </text:span><text:span text:style-name="T107">of your next spell.</text:span></text:p>
        </text:list-item>
        <text:list-item>
          <text:p text:style-name="P119">Increases the damage dealt by your next spell by <text:span text:style-name="T143">20-30</text:span>% <text:span text:style-name="T143">and grants it and additional 1 tile of range.</text:span></text:p>
        </text:list-item>
        <text:list-item>
          <text:p text:style-name="P86"><text:span text:style-name="T112">Cost: 1, </text:span><text:span text:style-name="T109">Cooldown: </text:span><text:span text:style-name="T112">2</text:span><text:span text:style-name="T110">,</text:span><text:span text:style-name="T109"> Range: -</text:span><text:span text:style-name="T110">,</text:span><text:span text:style-name="T109"> Accuracy: -</text:span><text:span text:style-name="T140">;</text:span></text:p>
        </text:list-item>
      </text:list>
      <text:p text:style-name="P23"/>
      <text:p text:style-name="P21"/>
      <text:p text:style-name="P21"/>
      <text:p text:style-name="P21"/>
      <text:p text:style-name="P1">Skills:</text:p>
      <text:p text:style-name="P21"/>
      <text:p text:style-name="P43"><text:span text:style-name="Strong_20_Emphasis"><text:span text:style-name="T28">Phase Step </text:span></text:span><text:span text:style-name="Strong_20_Emphasis"><text:span text:style-name="T22">(</text:span></text:span><text:span text:style-name="Strong_20_Emphasis"><text:span text:style-name="T28">Upgrade of </text:span></text:span><text:span text:style-name="Strong_20_Emphasis"><text:span text:style-name="T60">Blink</text:span></text:span><text:span text:style-name="Strong_20_Emphasis"><text:span text:style-name="T22">)</text:span></text:span><text:span text:style-name="Strong_20_Emphasis"><text:span text:style-name="T1">:</text:span></text:span> </text:p>
      <text:list xml:id="list153409085738588" text:continue-numbering="true" text:style-name="L1">
        <text:list-item>
          <text:p text:style-name="P86"><text:span text:style-name="T107">Perform a quick, magical dash that allows you to phase through enemies, dealing damage </text:span><text:span text:style-name="T122">and gaining evasion.</text:span></text:p>
        </text:list-item>
        <text:list-item>
          <text:p text:style-name="P158">Dash to an empty tile in range. Enemies you pass through are dealt 15-30 Damage and you gain 10% evasion for each.</text:p>
        </text:list-item>
        <text:list-item>
          <text:p text:style-name="P86"><text:span text:style-name="T112">Cost: 2, </text:span><text:span text:style-name="T109">Cooldown: </text:span><text:span text:style-name="T110">3,</text:span><text:span text:style-name="T109"> Range: </text:span><text:span text:style-name="T122">4</text:span><text:span text:style-name="T110">,</text:span><text:span text:style-name="T109"> Accuracy: -</text:span><text:span text:style-name="T110">;</text:span></text:p>
        </text:list-item>
      </text:list>
      <text:p text:style-name="P43"/>
      <text:p text:style-name="P43"><text:soft-page-break/><text:span text:style-name="Strong_20_Emphasis"><text:span text:style-name="T1">Arcane Charge (Upgrade of Energy </text:span></text:span><text:span text:style-name="Strong_20_Emphasis"><text:span text:style-name="T60">Thrust</text:span></text:span><text:span text:style-name="Strong_20_Emphasis"><text:span text:style-name="T86">)</text:span></text:span><text:span text:style-name="Strong_20_Emphasis"><text:span text:style-name="T1">:</text:span></text:span> </text:p>
      <text:list xml:id="list153408234964326" text:continue-numbering="true" text:style-name="L1">
        <text:list-item>
          <text:p text:style-name="P86"><text:span text:style-name="T110">Project energy in a line in front of the </text:span><text:span text:style-name="T115">user</text:span><text:span text:style-name="T110">, dealing damage to all enemies in its path.</text:span><text:span text:style-name="T107"> </text:span></text:p>
        </text:list-item>
        <text:list-item>
          <text:p text:style-name="P86"><text:span text:style-name="T144">D</text:span><text:span text:style-name="T160">ash to an empty tile and d</text:span><text:span text:style-name="T144">eal </text:span><text:span text:style-name="T160">35</text:span><text:span text:style-name="T144">-</text:span><text:span text:style-name="T160">45</text:span><text:span text:style-name="T144"> Magical Damage to all enemies in a 3 tile long line. </text:span><text:span text:style-name="T160">This skill has a 45% chance of inflicting 1x Blindness.</text:span></text:p>
        </text:list-item>
        <text:list-item>
          <text:p text:style-name="P86"><text:span text:style-name="T112">Cost: </text:span><text:span text:style-name="T115">2</text:span><text:span text:style-name="T112">, </text:span><text:span text:style-name="T109">Cooldown: </text:span><text:span text:style-name="T115">3</text:span><text:span text:style-name="T109"> Range: </text:span><text:span text:style-name="T115">1</text:span><text:span text:style-name="T110">,</text:span><text:span text:style-name="T109"> Accuracy: </text:span><text:span text:style-name="T115">85</text:span><text:span text:style-name="T110">;</text:span></text:p>
        </text:list-item>
      </text:list>
      <text:p text:style-name="P43"/>
      <text:p text:style-name="P43"><text:span text:style-name="Strong_20_Emphasis"><text:span text:style-name="T81">Surge of Power </text:span></text:span><text:span text:style-name="Strong_20_Emphasis"><text:span text:style-name="T22">(</text:span></text:span><text:span text:style-name="Strong_20_Emphasis"><text:span text:style-name="T28">Upgrade of </text:span></text:span><text:span text:style-name="Strong_20_Emphasis"><text:span text:style-name="T61">Arcane Surge</text:span></text:span><text:span text:style-name="Strong_20_Emphasis"><text:span text:style-name="T22">)</text:span></text:span><text:span text:style-name="Strong_20_Emphasis"><text:span text:style-name="T1">:</text:span></text:span> </text:p>
      <text:list xml:id="list153408766867389" text:continue-numbering="true" text:style-name="L1">
        <text:list-item>
          <text:p text:style-name="P87"><text:span text:style-name="T110">Channel a surge of raw arcane power, </text:span><text:span text:style-name="T123">granting speed and </text:span><text:span text:style-name="T110">increasing spell damage</text:span><text:span text:style-name="T107"> </text:span><text:span text:style-name="T115">based on spell cost </text:span><text:span text:style-name="T123">and remaining speed.</text:span></text:p>
        </text:list-item>
        <text:list-item>
          <text:p text:style-name="P130">For the next 2 turns, <text:span text:style-name="T161">gain 2 Speed and </text:span><text:span text:style-name="T145">each spell deals an extra (</text:span>3-7 * <text:span text:style-name="T145">Cost)</text:span><text:span text:style-name="T161"> + (1-3 RemainingSpeed)</text:span><text:span text:style-name="T145"> Magical Damage.</text:span></text:p>
        </text:list-item>
        <text:list-item>
          <text:p text:style-name="P86"><text:span text:style-name="T112">Cost: </text:span><text:span text:style-name="T123">3</text:span><text:span text:style-name="T112">, </text:span><text:span text:style-name="T109">Cooldown: </text:span><text:span text:style-name="T123">6</text:span><text:span text:style-name="T109"> Range: -</text:span><text:span text:style-name="T110">,</text:span><text:span text:style-name="T109"> Accuracy: -</text:span><text:span text:style-name="T110">;</text:span></text:p>
        </text:list-item>
      </text:list>
      <text:p text:style-name="P43"/>
      <text:p text:style-name="P43"><text:span text:style-name="Strong_20_Emphasis"><text:span text:style-name="T22"><text:s/></text:span></text:span><text:span text:style-name="Strong_20_Emphasis"><text:span text:style-name="T61">Zap</text:span></text:span><text:span text:style-name="Strong_20_Emphasis"><text:span text:style-name="T23"> </text:span></text:span><text:span text:style-name="Strong_20_Emphasis"><text:span text:style-name="T22">(</text:span></text:span><text:span text:style-name="Strong_20_Emphasis"><text:span text:style-name="T61">New Skill</text:span></text:span><text:span text:style-name="Strong_20_Emphasis"><text:span text:style-name="T22">)</text:span></text:span><text:span text:style-name="Strong_20_Emphasis"><text:span text:style-name="T1">:</text:span></text:span> </text:p>
      <text:list xml:id="list153407453060916" text:continue-numbering="true" text:style-name="L1">
        <text:list-item>
          <text:p text:style-name="P87"><text:span text:style-name="T115">S</text:span><text:span text:style-name="T123">hoot a bolt of enchanted energy that jumps from enemy to enemy, dealing damage and having a chance to </text:span><text:span text:style-name="T124">grant you shielding</text:span><text:span text:style-name="T123">.</text:span></text:p>
        </text:list-item>
        <text:list-item>
          <text:p text:style-name="P159">Deals 13-25 Magical Damage to the target with a 25% chance to <text:span text:style-name="T162">grant you 5-10 Shield</text:span>. The first hit has 100% chance, then it jumps to an enemy within range, repeating the effect but lowering the chance of repeating by 20%.</text:p>
        </text:list-item>
        <text:list-item>
          <text:p text:style-name="P86"><text:span text:style-name="T141">Cost: </text:span><text:span text:style-name="T145">1</text:span><text:span text:style-name="T141">, </text:span><text:span text:style-name="T106">Cooldown: </text:span><text:span text:style-name="T145">4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43"/>
      <text:p text:style-name="P44"><text:span text:style-name="Strong_20_Emphasis"><text:span text:style-name="T22"><text:s/></text:span></text:span><text:span text:style-name="Strong_20_Emphasis"><text:span text:style-name="T29">Spectral Strike</text:span></text:span><text:span text:style-name="Strong_20_Emphasis"><text:span text:style-name="T23"> </text:span></text:span><text:span text:style-name="Strong_20_Emphasis"><text:span text:style-name="T22">(</text:span></text:span><text:span text:style-name="Strong_20_Emphasis"><text:span text:style-name="T23">New Skill</text:span></text:span><text:span text:style-name="Strong_20_Emphasis"><text:span text:style-name="T22">)</text:span></text:span><text:span text:style-name="Strong_20_Emphasis"><text:span text:style-name="T1">:</text:span></text:span> </text:p>
      <text:list xml:id="list153407613045410" text:continue-numbering="true" text:style-name="L1">
        <text:list-item>
          <text:p text:style-name="P86"><text:span text:style-name="T115">Teleport to </text:span><text:span text:style-name="T124">the</text:span><text:span text:style-name="T115"> target and deliver a powerful, arcane-charged strike disorients the target.</text:span></text:p>
        </text:list-item>
        <text:list-item>
          <text:p text:style-name="P160">Teleport to the closest tile adjacent to the target and deal 20-40 Magical Damage, with a 70% chance to reduce accuracy and evasion by 20% for 3 turns.</text:p>
        </text:list-item>
        <text:list-item>
          <text:p text:style-name="P86"><text:span text:style-name="T141">Cost: </text:span><text:span text:style-name="T145">1</text:span><text:span text:style-name="T141">, </text:span><text:span text:style-name="T106">Cooldown: </text:span><text:span text:style-name="T145">4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71"><text:span text:style-name="T9">Psychic</text:span><text:span text:style-name="T8">:</text:span><text:span text:style-name="T15"> </text:span></text:p>
      <text:p text:style-name="P21"/>
      <text:p text:style-name="P69"><text:span text:style-name="Strong_20_Emphasis"><text:span text:style-name="T1">Description:</text:span></text:span> </text:p>
      <text:p text:style-name="P24"/>
      <text:p text:style-name="P25"><text:span text:style-name="T5">Previous </text:span><text:span text:style-name="T2">Skills:</text:span></text:p>
      <text:p text:style-name="P43"><text:span text:style-name="Strong_20_Emphasis"><text:span text:style-name="T20"/></text:span></text:p>
      <text:p text:style-name="P43"><text:span text:style-name="Strong_20_Emphasis"><text:span text:style-name="T50">Blink</text:span></text:span><text:span text:style-name="Strong_20_Emphasis"><text:span text:style-name="T1">:</text:span></text:span> </text:p>
      <text:list xml:id="list153407938732089" text:continue-numbering="true" text:style-name="L1">
        <text:list-item>
          <text:p text:style-name="P86"><text:span text:style-name="T110">Blink</text:span><text:span text:style-name="T107"> your eyes </text:span><text:span text:style-name="T110">to</text:span><text:span text:style-name="T107"> </text:span><text:span text:style-name="T110">teleport</text:span><text:span text:style-name="T107"> to a nearby location, allowing for quick repositioning.</text:span></text:p>
        </text:list-item>
        <text:list-item>
          <text:p text:style-name="P86">Teleport to an empty tile.</text:p>
        </text:list-item>
        <text:list-item>
          <text:p text:style-name="P86"><text:span text:style-name="T141">Cost: 2, </text:span><text:span text:style-name="T106">Cooldown: </text:span><text:span text:style-name="T140">3,</text:span><text:span text:style-name="T106"> Range: </text:span><text:span text:style-name="T140">3,</text:span><text:span text:style-name="T106"> Accuracy: -</text:span><text:span text:style-name="T140">;</text:span></text:p>
        </text:list-item>
      </text:list>
      <text:p text:style-name="P15"/>
      <text:p text:style-name="P43"><text:span text:style-name="Strong_20_Emphasis"><text:span text:style-name="T52">Arcane</text:span></text:span><text:span text:style-name="Strong_20_Emphasis"><text:span text:style-name="T17"> </text:span></text:span><text:span text:style-name="Strong_20_Emphasis"><text:span text:style-name="T54">Spear</text:span></text:span><text:span text:style-name="Strong_20_Emphasis"><text:span text:style-name="T17"> </text:span></text:span><text:span text:style-name="Strong_20_Emphasis"><text:span text:style-name="T81">(Upgrade of </text:span></text:span><text:span text:style-name="Strong_20_Emphasis"><text:span text:style-name="T52">Arcane</text:span></text:span><text:span text:style-name="Strong_20_Emphasis"><text:span text:style-name="T81"> Shot)</text:span></text:span><text:span text:style-name="Strong_20_Emphasis"><text:span text:style-name="T1">:</text:span></text:span> </text:p>
      <text:list xml:id="list153408149824314" text:continue-numbering="true" text:style-name="L1">
        <text:list-item>
          <text:p text:style-name="P86"><text:span text:style-name="T108">Shoot a </text:span><text:span text:style-name="T114">dense </text:span><text:span text:style-name="T108">bolt </text:span><text:span text:style-name="T109">of </text:span><text:span text:style-name="T110">arcane</text:span><text:span text:style-name="T109"> energy </text:span><text:span text:style-name="T108">at a target, </text:span><text:span text:style-name="T114">lowering their magical defenses.</text:span></text:p>
        </text:list-item>
        <text:list-item>
          <text:p text:style-name="P86"><text:span text:style-name="T105">Deal </text:span><text:span text:style-name="T144">20-25</text:span><text:span text:style-name="T105"> Magic Damage </text:span><text:span text:style-name="T106">to the target, </text:span><text:span text:style-name="T144">and lowers their magical defense by 35% for 1 turn.</text:span></text:p>
        </text:list-item>
        <text:list-item>
          <text:p text:style-name="P86"><text:span text:style-name="T112">Cost: 1, </text:span><text:span text:style-name="T109">Cooldown: </text:span><text:span text:style-name="T110">1,</text:span><text:span text:style-name="T109"> Range: </text:span><text:span text:style-name="T110">4,</text:span><text:span text:style-name="T109"> Accuracy: </text:span><text:span text:style-name="T110">9</text:span><text:span text:style-name="T112">5</text:span><text:span text:style-name="T110">;</text:span></text:p>
        </text:list-item>
      </text:list>
      <text:p text:style-name="P43"/>
      <text:p text:style-name="P43"><text:span text:style-name="Strong_20_Emphasis"><text:span text:style-name="T81">Great </text:span></text:span><text:span text:style-name="Strong_20_Emphasis"><text:span text:style-name="T76">A</text:span></text:span><text:span text:style-name="Strong_20_Emphasis"><text:span text:style-name="T20">mplify</text:span></text:span><text:span text:style-name="Strong_20_Emphasis"><text:span text:style-name="T22"> (Upgrade of Amplify)</text:span></text:span><text:span text:style-name="Strong_20_Emphasis"><text:span text:style-name="T1">:</text:span></text:span> </text:p>
      <text:list xml:id="list153409086474708" text:continue-numbering="true" text:style-name="L1">
        <text:list-item>
          <text:p text:style-name="P86"><text:span text:style-name="T116">Massively</text:span><text:span text:style-name="T114"> a</text:span><text:span text:style-name="T107">mplify the arcane power within you,</text:span><text:span text:style-name="T114"> </text:span><text:span text:style-name="T107">increasing the potency </text:span><text:span text:style-name="T114">and range </text:span><text:span text:style-name="T107">of your next spell.</text:span></text:p>
        </text:list-item>
        <text:list-item>
          <text:p text:style-name="P119">Increases the damage dealt by your next spell by <text:span text:style-name="T143">20-30</text:span>% <text:span text:style-name="T143">and grants it and additional 1 tile of range.</text:span></text:p>
        </text:list-item>
        <text:list-item>
          <text:p text:style-name="P86"><text:span text:style-name="T112">Cost: 1, </text:span><text:span text:style-name="T109">Cooldown: </text:span><text:span text:style-name="T112">2</text:span><text:span text:style-name="T110">,</text:span><text:span text:style-name="T109"> Range: -</text:span><text:span text:style-name="T110">,</text:span><text:span text:style-name="T109"> Accuracy: -</text:span><text:span text:style-name="T140">;</text:span></text:p>
        </text:list-item>
      </text:list>
      <text:p text:style-name="P43"><text:span text:style-name="Strong_20_Emphasis"><text:span text:style-name="T50"/></text:span></text:p>
      <text:p text:style-name="P43"><text:span text:style-name="Strong_20_Emphasis"><text:span text:style-name="T22"><text:s/>Energy </text:span></text:span><text:span text:style-name="Strong_20_Emphasis"><text:span text:style-name="T53">Thrust</text:span></text:span><text:span text:style-name="Strong_20_Emphasis"><text:span text:style-name="T50"> </text:span></text:span><text:span text:style-name="Strong_20_Emphasis"><text:span text:style-name="T52">(New Skill)</text:span></text:span><text:span text:style-name="Strong_20_Emphasis"><text:span text:style-name="T1">:</text:span></text:span> </text:p>
      <text:list xml:id="list153409547995532" text:continue-numbering="true" text:style-name="L1">
        <text:list-item>
          <text:p text:style-name="P86"><text:span text:style-name="T110">Project energy in a line in front of the </text:span><text:span text:style-name="T115">user</text:span><text:span text:style-name="T110">, dealing damage to all enemies in its path.</text:span><text:span text:style-name="T107"> </text:span></text:p>
        </text:list-item>
        <text:list-item>
          <text:p text:style-name="P131">Deals 23-33 Magical Damage to all enemies in a 3 tile long line.</text:p>
        </text:list-item>
        <text:list-item>
          <text:p text:style-name="P86"><text:span text:style-name="T141">Cost: </text:span><text:span text:style-name="T144">2</text:span><text:span text:style-name="T141">, </text:span><text:span text:style-name="T106">Cooldown: </text:span><text:span text:style-name="T144">3</text:span><text:span text:style-name="T106"> Range: </text:span><text:span text:style-name="T144">1</text:span><text:span text:style-name="T140">,</text:span><text:span text:style-name="T106"> Accuracy: </text:span><text:span text:style-name="T144">85</text:span><text:span text:style-name="T140">;</text:span></text:p>
        </text:list-item>
      </text:list>
      <text:p text:style-name="P43"><text:span text:style-name="Strong_20_Emphasis"><text:span text:style-name="T22"/></text:span></text:p>
      <text:p text:style-name="P43"><text:span text:style-name="Strong_20_Emphasis"><text:span text:style-name="T22"><text:s/></text:span></text:span><text:span text:style-name="Strong_20_Emphasis"><text:span text:style-name="T23">Arcane Surge </text:span></text:span><text:span text:style-name="Strong_20_Emphasis"><text:span text:style-name="T22">(</text:span></text:span><text:span text:style-name="Strong_20_Emphasis"><text:span text:style-name="T23">New Skill</text:span></text:span><text:span text:style-name="Strong_20_Emphasis"><text:span text:style-name="T22">)</text:span></text:span><text:span text:style-name="Strong_20_Emphasis"><text:span text:style-name="T1">:</text:span></text:span> </text:p>
      <text:list xml:id="list153408526761393" text:continue-numbering="true" text:style-name="L1">
        <text:list-item>
          <text:p text:style-name="P86"><text:span text:style-name="T110">Channel a surge of raw arcane power, increasing spell damage</text:span><text:span text:style-name="T107"> </text:span><text:span text:style-name="T115">based on spell cost.</text:span></text:p>
        </text:list-item>
        <text:list-item>
          <text:p text:style-name="P131">For the next 2 turns, <text:span text:style-name="T145">each spell deals an extra (</text:span>3-7 * <text:span text:style-name="T145">Cost) Magical Damage.</text:span></text:p>
        </text:list-item>
        <text:list-item>
          <text:p text:style-name="P86"><text:span text:style-name="T141">Cost: </text:span><text:span text:style-name="T145">1</text:span><text:span text:style-name="T141">, </text:span><text:span text:style-name="T106">Cooldown: </text:span><text:span text:style-name="T145">4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21"/>
      <text:p text:style-name="P21"/>
      <text:p text:style-name="P21"/>
      <text:p text:style-name="P1">Skills:</text:p>
      <text:p text:style-name="P21"/>
      <text:p text:style-name="P46"><text:span text:style-name="Strong_20_Emphasis"><text:span text:style-name="T88">Mind Blast</text:span></text:span><text:span text:style-name="Strong_20_Emphasis"><text:span text:style-name="T17"> </text:span></text:span><text:span text:style-name="Strong_20_Emphasis"><text:span text:style-name="T81">(Upgrade of </text:span></text:span><text:span text:style-name="Strong_20_Emphasis"><text:span text:style-name="T52">Arcane</text:span></text:span><text:span text:style-name="Strong_20_Emphasis"><text:span text:style-name="T20"> Blast</text:span></text:span><text:span text:style-name="Strong_20_Emphasis"><text:span text:style-name="T81">)</text:span></text:span><text:span text:style-name="Strong_20_Emphasis"><text:span text:style-name="T1">:</text:span></text:span> </text:p>
      <text:list xml:id="list153409498099649" text:continue-numbering="true" text:style-name="L1">
        <text:list-item>
          <text:p text:style-name="P88"><text:span text:style-name="T107">Detonate a burst of </text:span><text:span text:style-name="T125">mental</text:span><text:span text:style-name="T107"> energy at </text:span><text:span text:style-name="T112">a</text:span><text:span text:style-name="T107"> target location, damaging all enemies </text:span><text:span text:style-name="T112">caught</text:span><text:span text:style-name="T107"> within </text:span><text:span text:style-name="T125">it and lowering their debuff resistance.</text:span></text:p>
        </text:list-item>
        <text:list-item>
          <text:p text:style-name="P88"><text:span text:style-name="T141">Deal 1</text:span><text:span text:style-name="T163">5-25</text:span><text:span text:style-name="T141"> damage to all enemies caught within a 3x3 radius </text:span><text:span text:style-name="T163">and lower their resistance to debuffs by 30%.</text:span></text:p>
        </text:list-item>
        <text:list-item>
          <text:p text:style-name="P88"><text:span text:style-name="T112">Cost: 3, </text:span><text:span text:style-name="T109">Cooldown: </text:span><text:span text:style-name="T112">5</text:span><text:span text:style-name="T110">,</text:span><text:span text:style-name="T109"> Range: </text:span><text:span text:style-name="T112">4</text:span><text:span text:style-name="T110">,</text:span><text:span text:style-name="T109"> Accuracy: </text:span><text:span text:style-name="T112">75</text:span><text:span text:style-name="T110">;</text:span></text:p>
        </text:list-item>
      </text:list>
      <text:p text:style-name="P66"/>
      <text:p text:style-name="P46"><text:span text:style-name="Strong_20_Emphasis"><text:span text:style-name="T1">Psychic Orb (Upgrade of Energy Orb):</text:span></text:span> </text:p>
      <text:list xml:id="list153408499391195" text:continue-numbering="true" text:style-name="L1">
        <text:list-item>
          <text:p text:style-name="P88"><text:span text:style-name="T110">Hurl</text:span><text:span text:style-name="T108"> a</text:span><text:span text:style-name="T110">n</text:span><text:span text:style-name="T108"> </text:span><text:span text:style-name="T110">orb </text:span><text:span text:style-name="T109">of </text:span><text:span text:style-name="T110">arcane</text:span><text:span text:style-name="T109"> energy </text:span><text:span text:style-name="T108">at a target,</text:span><text:span text:style-name="T125"> potentially confusing </text:span><text:span text:style-name="T127">it</text:span><text:span text:style-name="T125">.</text:span></text:p>
        </text:list-item>
        <text:list-item>
          <text:p text:style-name="P88"><text:span text:style-name="T106">D</text:span>eal <text:span text:style-name="T106">2</text:span><text:span text:style-name="T163">5</text:span><text:span text:style-name="T106">-</text:span><text:span text:style-name="T163">4</text:span><text:span text:style-name="T164">5</text:span><text:span text:style-name="T106"> Magic Damage to the target</text:span><text:span text:style-name="T163">, </text:span><text:span text:style-name="T106">with</text:span><text:span text:style-name="T16"> a </text:span><text:span text:style-name="T163">40</text:span><text:span text:style-name="T105">%</text:span><text:span text:style-name="T16"> chance to inflict </text:span><text:span text:style-name="T140">1x </text:span><text:span text:style-name="T163">Confusion</text:span><text:span text:style-name="T16">. </text:span></text:p>
        </text:list-item>
        <text:list-item>
          <text:p text:style-name="P88"><text:span text:style-name="T112">Cost: 2, </text:span><text:span text:style-name="T109">Cooldown: </text:span><text:span text:style-name="T110">2,</text:span><text:span text:style-name="T109"> Range: </text:span><text:span text:style-name="T110">3,</text:span><text:span text:style-name="T109"> Accuracy: </text:span><text:span text:style-name="T110">80;</text:span></text:p>
        </text:list-item>
      </text:list>
      <text:p text:style-name="P66"><text:soft-page-break/></text:p>
      <text:p text:style-name="P45"><text:span text:style-name="Strong_20_Emphasis"><text:span text:style-name="T62">Mental Barrier</text:span></text:span><text:span text:style-name="Strong_20_Emphasis"><text:span text:style-name="T17"> </text:span></text:span><text:span text:style-name="Strong_20_Emphasis"><text:span text:style-name="T81">(Upgrade of </text:span></text:span><text:span text:style-name="Strong_20_Emphasis"><text:span text:style-name="T62">Arcane Shield</text:span></text:span><text:span text:style-name="Strong_20_Emphasis"><text:span text:style-name="T81">)</text:span></text:span><text:span text:style-name="Strong_20_Emphasis"><text:span text:style-name="T1">:</text:span></text:span> </text:p>
      <text:list xml:id="list153409055498732" text:continue-numbering="true" text:style-name="L1">
        <text:list-item>
          <text:p text:style-name="P112">Give an ally a barrier that reduces incoming damage and debuffs. When it expires, it explodes, dealing the absorbed damage and debuffs to nearby enemies.</text:p>
        </text:list-item>
        <text:list-item>
          <text:p text:style-name="P88"><text:span text:style-name="T140">Grants an ally a barrier that absorbs 30% of any damage received </text:span><text:span text:style-name="T163">and increases debuff resistance by 30%</text:span>. <text:span text:style-name="T141">Lasts for 1 turn, </text:span><text:span text:style-name="T143">after which it explodes, dealing the total absorbed damage </text:span><text:span text:style-name="T163">and resisted debuffs</text:span><text:span text:style-name="T143"> to adjacent targets.</text:span></text:p>
        </text:list-item>
        <text:list-item>
          <text:p text:style-name="P88"><text:span text:style-name="T112">Cost: </text:span><text:span text:style-name="T114">2</text:span><text:span text:style-name="T112">, </text:span><text:span text:style-name="T109">Cooldown: </text:span><text:span text:style-name="T114">3</text:span><text:span text:style-name="T110">,</text:span><text:span text:style-name="T109"> Range: </text:span><text:span text:style-name="T110">2,</text:span><text:span text:style-name="T109"> Accuracy: -</text:span><text:span text:style-name="T110">;</text:span></text:p>
        </text:list-item>
      </text:list>
      <text:p text:style-name="P66"/>
      <text:p text:style-name="P45"><text:span text:style-name="Strong_20_Emphasis"><text:span text:style-name="T63">Telekinetic Thrust</text:span></text:span><text:span text:style-name="Strong_20_Emphasis"><text:span text:style-name="T17"> </text:span></text:span><text:span text:style-name="Strong_20_Emphasis"><text:span text:style-name="T81">(</text:span></text:span><text:span text:style-name="Strong_20_Emphasis"><text:span text:style-name="T63">New Skill</text:span></text:span><text:span text:style-name="Strong_20_Emphasis"><text:span text:style-name="T81">)</text:span></text:span><text:span text:style-name="Strong_20_Emphasis"><text:span text:style-name="T1">:</text:span></text:span> </text:p>
      <text:list xml:id="list153408408363489" text:continue-numbering="true" text:style-name="L1">
        <text:list-item>
          <text:p text:style-name="P89"><text:span text:style-name="T108">Use telekinesis to </text:span><text:span text:style-name="T126">either </text:span><text:span text:style-name="T108">push enemies away from you </text:span><text:span text:style-name="T126">or </text:span><text:span text:style-name="T108">pull allies towards you.</text:span></text:p>
        </text:list-item>
        <text:list-item>
          <text:p text:style-name="P161">If used on an ally, pulls them to the closest tile. If used on an enemy, deals 20-30 Magical Damage and knocks them back 3 tiles.</text:p>
        </text:list-item>
        <text:list-item>
          <text:p text:style-name="P89"><text:span text:style-name="T112">Cost: -, </text:span><text:span text:style-name="T109">Cooldown: -</text:span><text:span text:style-name="T110">,</text:span><text:span text:style-name="T109"> Range: -</text:span><text:span text:style-name="T110">,</text:span><text:span text:style-name="T109"> Accuracy: </text:span><text:span text:style-name="T112">-</text:span><text:span text:style-name="T110">;</text:span></text:p>
        </text:list-item>
      </text:list>
      <text:p text:style-name="P66"/>
      <text:p text:style-name="P47"><text:span text:style-name="Strong_20_Emphasis"><text:span text:style-name="T63">Transfer Ailments</text:span></text:span><text:span text:style-name="Strong_20_Emphasis"><text:span text:style-name="T17"> </text:span></text:span><text:span text:style-name="Strong_20_Emphasis"><text:span text:style-name="T81">(</text:span></text:span><text:span text:style-name="Strong_20_Emphasis"><text:span text:style-name="T63">New Skill</text:span></text:span><text:span text:style-name="Strong_20_Emphasis"><text:span text:style-name="T81">)</text:span></text:span><text:span text:style-name="Strong_20_Emphasis"><text:span text:style-name="T1">:</text:span></text:span> </text:p>
      <text:list xml:id="list153408835435351" text:continue-numbering="true" text:style-name="L1">
        <text:list-item>
          <text:p text:style-name="P113"><text:span text:style-name="T105">T</text:span>ransfer a number of debuffs from one target to another.</text:p>
        </text:list-item>
        <text:list-item>
          <text:p text:style-name="P161">Transfer 1-3 debuffs from one target to another.</text:p>
        </text:list-item>
        <text:list-item>
          <text:p text:style-name="P89"><text:span text:style-name="T112">Cost: -, </text:span><text:span text:style-name="T109">Cooldown: -</text:span><text:span text:style-name="T110">,</text:span><text:span text:style-name="T109"> Range: -</text:span><text:span text:style-name="T110">,</text:span><text:span text:style-name="T109"> Accuracy: </text:span><text:span text:style-name="T112">-</text:span><text:span text:style-name="T110">;</text:span></text:p>
        </text:list-item>
      </text:list>
      <text:p text:style-name="P21"/>
      <text:p text:style-name="P21"/>
      <text:p text:style-name="P20"/>
      <text:p text:style-name="P71"><text:span text:style-name="T9">Inqu</text:span><text:span text:style-name="T11">i</text:span><text:span text:style-name="T9">sitor</text:span><text:span text:style-name="T8">:</text:span><text:span text:style-name="T15"> </text:span></text:p>
      <text:p text:style-name="P21"/>
      <text:p text:style-name="P69"><text:span text:style-name="Strong_20_Emphasis"><text:span text:style-name="T1">Description:</text:span></text:span> </text:p>
      <text:p text:style-name="P9"><text:span text:style-name="T75">Previous </text:span>Skills:</text:p>
      <text:p text:style-name="P25"/>
      <text:p text:style-name="P57"><text:span text:style-name="Strong_20_Emphasis"><text:span text:style-name="T50">Blink</text:span></text:span><text:span text:style-name="Strong_20_Emphasis"><text:span text:style-name="T1">:</text:span></text:span> </text:p>
      <text:list xml:id="list153407560559935" text:continue-numbering="true" text:style-name="L1">
        <text:list-item>
          <text:p text:style-name="P90"><text:span text:style-name="T110">Blink</text:span><text:span text:style-name="T107"> your eyes </text:span><text:span text:style-name="T110">to</text:span><text:span text:style-name="T107"> </text:span><text:span text:style-name="T110">teleport</text:span><text:span text:style-name="T107"> to a nearby location, allowing for quick repositioning.</text:span></text:p>
        </text:list-item>
        <text:list-item>
          <text:p text:style-name="P90">Teleport to an empty tile.</text:p>
        </text:list-item>
        <text:list-item>
          <text:p text:style-name="P90"><text:span text:style-name="T141">Cost: 2, </text:span><text:span text:style-name="T106">Cooldown: </text:span><text:span text:style-name="T140">3,</text:span><text:span text:style-name="T106"> Range: </text:span><text:span text:style-name="T140">3,</text:span><text:span text:style-name="T106"> Accuracy: -</text:span><text:span text:style-name="T140">;</text:span></text:p>
        </text:list-item>
      </text:list>
      <text:p text:style-name="P57"/>
      <text:p text:style-name="P57"><text:span text:style-name="Strong_20_Emphasis"><text:span text:style-name="T19">Arcane Barrier</text:span></text:span><text:span text:style-name="Strong_20_Emphasis"><text:span text:style-name="T1">:</text:span></text:span> </text:p>
      <text:list xml:id="list153409281725276" text:continue-numbering="true" text:style-name="L1">
        <text:list-item>
          <text:p text:style-name="P90"><text:span text:style-name="T111">Grant an ally</text:span><text:span text:style-name="T107"> a barrier of arcane energy t</text:span><text:span text:style-name="T111">hat</text:span><text:span text:style-name="T107"> </text:span><text:span text:style-name="T110">mitigates</text:span><text:span text:style-name="T107"> incoming </text:span><text:span text:style-name="T110">magical damage</text:span><text:span text:style-name="T107">.</text:span></text:p>
        </text:list-item>
        <text:list-item>
          <text:p text:style-name="P90"><text:span text:style-name="T140">Grants an ally a barrier that absorbs 30% of any damage received</text:span>. <text:span text:style-name="T141">Lasts for 1 turn.</text:span></text:p>
        </text:list-item>
        <text:list-item>
          <text:p text:style-name="P90"><text:span text:style-name="T112">Cost: 1, </text:span><text:span text:style-name="T109">Cooldown: </text:span><text:span text:style-name="T114">3</text:span><text:span text:style-name="T110">,</text:span><text:span text:style-name="T109"> Range: </text:span><text:span text:style-name="T110">2,</text:span><text:span text:style-name="T109"> Accuracy: -</text:span><text:span text:style-name="T110">;</text:span></text:p>
        </text:list-item>
      </text:list>
      <text:p text:style-name="P57"/>
      <text:p text:style-name="P57"><text:span text:style-name="Strong_20_Emphasis"><text:span text:style-name="T22">Chaos Bolt</text:span></text:span><text:span text:style-name="Strong_20_Emphasis"><text:span text:style-name="T21"> 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9010346033" text:continue-numbering="true" text:style-name="L1">
        <text:list-item>
          <text:p text:style-name="P107">Unleash a bolt of chaotic energy that <text:span text:style-name="T142">deals unpredictable damage to the target.</text:span> </text:p>
        </text:list-item>
        <text:list-item>
          <text:p text:style-name="P125">Deal 1-75 Magical Damage to the target</text:p>
        </text:list-item>
        <text:list-item>
          <text:p text:style-name="P90"><text:span text:style-name="T141">Cost: -, </text:span><text:span text:style-name="T106">Cooldown: -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16"/>
      <text:p text:style-name="P57"><text:span text:style-name="Strong_20_Emphasis"><text:span text:style-name="T21">Divine Boo</text:span></text:span><text:span text:style-name="Strong_20_Emphasis"><text:span text:style-name="T26">n</text:span></text:span><text:span text:style-name="Strong_20_Emphasis"><text:span text:style-name="T21"> (</text:span></text:span><text:span text:style-name="Strong_20_Emphasis"><text:span text:style-name="T54">Upgrade of Amplify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523426289" text:continue-numbering="true" text:style-name="L1">
        <text:list-item>
          <text:p text:style-name="P90"><text:span text:style-name="T117">Infuse yourself with divine energy</text:span><text:span text:style-name="T107">, increasing the potency of your next spe</text:span><text:span text:style-name="T117">ll and healing allies adjacent to the target.</text:span></text:p>
        </text:list-item>
        <text:list-item>
          <text:p text:style-name="P120">Increases the damage dealt by your next spell by 1<text:span text:style-name="T146">7</text:span>-2<text:span text:style-name="T146">3</text:span>%. <text:span text:style-name="T146">Allies adjacent to the target are healed 7-17 HP.</text:span></text:p>
        </text:list-item>
        <text:list-item>
          <text:p text:style-name="P135"><text:span text:style-name="T141">Cost: 1, </text:span><text:span text:style-name="T106">Cooldown: </text:span><text:span text:style-name="T141">2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  <text:p text:style-name="P135"/>
        </text:list-item>
      </text:list>
      <text:p text:style-name="P57"><text:span text:style-name="Strong_20_Emphasis"><text:span text:style-name="T21">S</text:span></text:span><text:span text:style-name="Strong_20_Emphasis"><text:span text:style-name="T27">anctified Globe</text:span></text:span><text:span text:style-name="Strong_20_Emphasis"><text:span text:style-name="T21"> (</text:span></text:span><text:span text:style-name="Strong_20_Emphasis"><text:span text:style-name="T54">Upgrade of </text:span></text:span><text:span text:style-name="Strong_20_Emphasis"><text:span text:style-name="T55">Energy Sphere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9354715941" text:continue-numbering="true" text:style-name="L1">
        <text:list-item>
          <text:p text:style-name="P135"><text:span text:style-name="T110">Hurl a</text:span><text:span text:style-name="T113"> </text:span><text:span text:style-name="T118">holy </text:span><text:span text:style-name="T110">projectile </text:span><text:span text:style-name="T113">that</text:span><text:span text:style-name="T110"> pass</text:span><text:span text:style-name="T113">es</text:span><text:span text:style-name="T110"> through enemies, </text:span><text:span text:style-name="T118">healing allies on its path to </text:span><text:span text:style-name="T110">the target.</text:span><text:span text:style-name="T105"> </text:span></text:p>
        </text:list-item>
        <text:list-item>
          <text:p text:style-name="P90"><text:span text:style-name="T106">D</text:span>eal <text:span text:style-name="T106">20-30 Magic Damage to the target</text:span><text:span text:style-name="T142">s it passes through,</text:span><text:span text:style-name="T106"> with</text:span><text:span text:style-name="T16"> a </text:span><text:span text:style-name="T142">50</text:span><text:span text:style-name="T105">%</text:span><text:span text:style-name="T16"> chance to inflict </text:span><text:span text:style-name="T140">1x S</text:span><text:span text:style-name="T75">low</text:span><text:span text:style-name="T16">. </text:span><text:span text:style-name="T147">Allies that the orb passes through are healed for 3-13 HP.</text:span></text:p>
        </text:list-item>
        <text:list-item>
          <text:p text:style-name="P135"><text:span text:style-name="T141">Cost: 2, </text:span><text:span text:style-name="T106">Cooldown: </text:span><text:span text:style-name="T142">3</text:span><text:span text:style-name="T140">,</text:span><text:span text:style-name="T106"> Range: </text:span><text:span text:style-name="T140">3,</text:span><text:span text:style-name="T106"> Accuracy: </text:span><text:span text:style-name="T140">80;</text:span></text:p>
        </text:list-item>
      </text:list>
      <text:p text:style-name="P50"/>
      <text:p text:style-name="P57"><text:span text:style-name="Strong_20_Emphasis"><text:span text:style-name="T21">Holy Ligh</text:span></text:span><text:span text:style-name="Strong_20_Emphasis"><text:span text:style-name="T26">t</text:span></text:span><text:span text:style-name="Strong_20_Emphasis"><text:span text:style-name="T21"> 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7821444110" text:continue-numbering="true" text:style-name="L1">
        <text:list-item>
          <text:p text:style-name="P107"><text:span text:style-name="T77">Channel divine light to heal an ally over time.</text:span> </text:p>
        </text:list-item>
        <text:list-item>
          <text:p text:style-name="P139">Heals an ally 3-15 HP for 3 turns.</text:p>
        </text:list-item>
        <text:list-item>
          <text:p text:style-name="P135">Cost: -, Cooldown: -, Range: -, Accuracy: -;</text:p>
        </text:list-item>
      </text:list>
      <text:p text:style-name="P57"/>
      <text:p text:style-name="P57"/>
      <text:p text:style-name="P57"/>
      <text:p text:style-name="P26"/>
      <text:p text:style-name="P10"/>
      <text:p text:style-name="P1">Skills:</text:p>
      <text:p text:style-name="P21"/>
      <text:p text:style-name="P57"><text:span text:style-name="Strong_20_Emphasis"><text:span text:style-name="T31">Purging</text:span></text:span><text:span text:style-name="Strong_20_Emphasis"><text:span text:style-name="T27"> Lances</text:span></text:span><text:span text:style-name="Strong_20_Emphasis"><text:span text:style-name="T21"> (</text:span></text:span><text:span text:style-name="Strong_20_Emphasis"><text:span text:style-name="T64">Upgrade of Divine Lances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291382907" text:continue-numbering="true" text:style-name="L1">
        <text:list-item>
          <text:p text:style-name="P90"><text:span text:style-name="T108">Shoot </text:span><text:span text:style-name="T117">3</text:span><text:span text:style-name="T108"> bolt</text:span><text:span text:style-name="T113">s</text:span><text:span text:style-name="T108"> </text:span><text:span text:style-name="T109">of </text:span><text:span text:style-name="T129">holy</text:span><text:span text:style-name="T109"> energy </text:span><text:span text:style-name="T108">at a target, </text:span><text:span text:style-name="T118">with a chance to blind </text:span><text:span text:style-name="T130">and purge </text:span><text:span text:style-name="T118">the enemy</text:span><text:span text:style-name="T117">.</text:span></text:p>
        </text:list-item>
        <text:list-item>
          <text:p text:style-name="P90"><text:span text:style-name="T105">Deal </text:span><text:span text:style-name="T168">20-25</text:span><text:span text:style-name="T105"> Magic Damage </text:span><text:span text:style-name="T142">3 times </text:span><text:span text:style-name="T106">to the target, </text:span><text:span text:style-name="T147">with a </text:span><text:span text:style-name="T169">5</text:span><text:span text:style-name="T168">0</text:span><text:span text:style-name="T147">% chance to inflict 1x Blind </text:span><text:span text:style-name="T168">and remove 1 Buff</text:span><text:span text:style-name="T147">.</text:span></text:p>
        </text:list-item>
        <text:list-item>
          <text:p text:style-name="P135"><text:soft-page-break/><text:span text:style-name="T141">Cost: </text:span><text:span text:style-name="T142">2</text:span><text:span text:style-name="T141">, </text:span><text:span text:style-name="T106">Cooldown: </text:span><text:span text:style-name="T140">1,</text:span><text:span text:style-name="T106"> Range: </text:span><text:span text:style-name="T140">4,</text:span><text:span text:style-name="T106"> Accuracy: </text:span><text:span text:style-name="T140">9</text:span><text:span text:style-name="T141">5</text:span><text:span text:style-name="T140">;</text:span></text:p>
        </text:list-item>
      </text:list>
      <text:p text:style-name="P50"/>
      <text:p text:style-name="P57"><text:span text:style-name="Strong_20_Emphasis"><text:span text:style-name="T64">Pillar of Light</text:span></text:span><text:span text:style-name="Strong_20_Emphasis"><text:span text:style-name="T21"> (</text:span></text:span><text:span text:style-name="Strong_20_Emphasis"><text:span text:style-name="T64">Upgrade of Consecrated Explosion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899604874" text:continue-numbering="true" text:style-name="L1">
        <text:list-item>
          <text:p text:style-name="P90"><text:span text:style-name="T129">Summon a beacon of </text:span><text:span text:style-name="T119">holy </text:span><text:span text:style-name="T129">light </text:span><text:span text:style-name="T119">that deals damage, </text:span><text:span text:style-name="T130">eventually creating a shining </text:span><text:span text:style-name="T119">zone that heals allies </text:span><text:span text:style-name="T130">while</text:span><text:span text:style-name="T119"> damag</text:span><text:span text:style-name="T130">ing and blinding</text:span><text:span text:style-name="T119"> enemies on the next turn</text:span><text:span text:style-name="T130">s</text:span><text:span text:style-name="T119">.</text:span><text:span text:style-name="T107"> </text:span></text:p>
        </text:list-item>
        <text:list-item>
          <text:p text:style-name="P90"><text:span text:style-name="T141">Deal </text:span><text:span text:style-name="T168">20-28</text:span><text:span text:style-name="T141"> </text:span><text:span text:style-name="T142">Magical D</text:span><text:span text:style-name="T141">amage to all enemies caught within a 3x3 radius</text:span>. <text:span text:style-name="T168">A beam of light</text:span><text:span text:style-name="T142"> </text:span><text:span text:style-name="T168">hits the zone</text:span><text:span text:style-name="T142"> on the next turn, dealing an additional </text:span><text:span text:style-name="T168">25</text:span><text:span text:style-name="T142">-</text:span><text:span text:style-name="T168">40</text:span><text:span text:style-name="T142"> damage </text:span><text:span text:style-name="T168">per turn</text:span><text:span text:style-name="T142"> </text:span><text:span text:style-name="T148">and healing allies for </text:span><text:span text:style-name="T168">8</text:span><text:span text:style-name="T148">-</text:span><text:span text:style-name="T168">20</text:span><text:span text:style-name="T148"> HP</text:span><text:span text:style-name="T142">. </text:span><text:span text:style-name="T168">Enemies have a 25% Chance to gain 1x Blind per turn. The beam lasts for 3 turns.</text:span></text:p>
        </text:list-item>
        <text:list-item>
          <text:p text:style-name="P135"><text:span text:style-name="T141">Cost: 3, </text:span><text:span text:style-name="T106">Cooldown: </text:span><text:span text:style-name="T141">5</text:span><text:span text:style-name="T140">,</text:span><text:span text:style-name="T106"> Range: </text:span><text:span text:style-name="T141">4</text:span><text:span text:style-name="T140">,</text:span><text:span text:style-name="T106"> Accuracy: </text:span><text:span text:style-name="T141">75</text:span><text:span text:style-name="T140">;</text:span></text:p>
        </text:list-item>
      </text:list>
      <text:p text:style-name="P50"/>
      <text:p text:style-name="P57"><text:span text:style-name="Strong_20_Emphasis"><text:span text:style-name="T65">Smite</text:span></text:span><text:span text:style-name="Strong_20_Emphasis"><text:span text:style-name="T21"> (</text:span></text:span><text:span text:style-name="Strong_20_Emphasis"><text:span text:style-name="T65">Upgrade of Ethereal Grasp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116630094" text:continue-numbering="true" text:style-name="L1">
        <text:list-item>
          <text:p text:style-name="P108">Unleash a powerful strike imbued with divine energy, dealing great damage to a nearby enemy and healing nearby allies.</text:p>
        </text:list-item>
        <text:list-item>
          <text:p text:style-name="P91">Deal <text:span text:style-name="T169">20</text:span>-<text:span text:style-name="T169">45</text:span> Magical Damage to the target, with a <text:span text:style-name="T169">90</text:span>% chance to inflict 1x <text:span text:style-name="T176">Stunned</text:span>. <text:span text:style-name="T169">Allies adjacent to the target are healed for 50% of the damage dealt.</text:span></text:p>
        </text:list-item>
        <text:list-item>
          <text:p text:style-name="P136"><text:span text:style-name="T141">Cost: -, </text:span><text:span text:style-name="T106">Cooldown: -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50"/>
      <text:p text:style-name="P58"><text:span text:style-name="Strong_20_Emphasis"><text:span text:style-name="T78">Zealot's </text:span></text:span><text:span text:style-name="Strong_20_Emphasis"><text:span text:style-name="T65">Presence</text:span></text:span><text:span text:style-name="Strong_20_Emphasis"><text:span text:style-name="T21"> 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566561809" text:continue-numbering="true" text:style-name="L1">
        <text:list-item>
          <text:p text:style-name="P107">Manifest a swirling aura of divine energy around you, damaging enemies nearby while providing a constant stream of healing to yourself and allies.</text:p>
        </text:list-item>
        <text:list-item>
          <text:p text:style-name="P140"><text:span text:style-name="T169">At the start of your turn, enemies within range are dealt 10-20 Magical Damage. At the end of your turn, h</text:span>eal <text:span text:style-name="T169">yourself and allies within range for 3-10 HP. Lasts for 3 turns.</text:span></text:p>
        </text:list-item>
        <text:list-item>
          <text:p text:style-name="P135">Cost: -, Cooldown: -, Range: -, Accuracy: -;</text:p>
        </text:list-item>
      </text:list>
      <text:p text:style-name="P50"/>
      <text:p text:style-name="P58"><text:span text:style-name="Strong_20_Emphasis"><text:span text:style-name="T78">Righteous </text:span></text:span><text:span text:style-name="Strong_20_Emphasis"><text:span text:style-name="T170">Blow</text:span></text:span><text:span text:style-name="Strong_20_Emphasis"><text:span text:style-name="T21"> 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7989988735" text:continue-numbering="true" text:style-name="L1">
        <text:list-item>
          <text:p text:style-name="P90"><text:span text:style-name="T107">Channel your righteous fury into a devastating blow. The damage dealt increases based on the </text:span><text:span text:style-name="T130">amount of HP restored on the previous turn.</text:span></text:p>
        </text:list-item>
        <text:list-item>
          <text:p text:style-name="P162">Deal 10 - (10 + HpHealedLastTurn) Magical Damage to the target. If over 30 Damage is dealt, stun the target.</text:p>
        </text:list-item>
        <text:list-item>
          <text:p text:style-name="P135">Cost: -, Cooldown: -, Range: -, Accuracy: -;</text:p>
        </text:list-item>
      </text:list>
      <text:p text:style-name="P21"/>
      <text:p text:style-name="P21"/>
      <text:p text:style-name="P20"/>
      <text:p text:style-name="P71"><text:span text:style-name="T9">Priest</text:span><text:span text:style-name="T8">:</text:span><text:span text:style-name="T15"> </text:span></text:p>
      <text:p text:style-name="P21"/>
      <text:p text:style-name="P69"><text:span text:style-name="Strong_20_Emphasis"><text:span text:style-name="T1">Description:</text:span></text:span> </text:p>
      <text:p text:style-name="P21"/>
      <text:p text:style-name="P67"/>
      <text:p text:style-name="P21"/>
      <text:p text:style-name="P25"><text:span text:style-name="T5">Previous </text:span><text:span text:style-name="T2">Skills:</text:span></text:p>
      <text:p text:style-name="P59"><text:span text:style-name="Strong_20_Emphasis"><text:span text:style-name="T50"/></text:span></text:p>
      <text:p text:style-name="P59"><text:span text:style-name="Strong_20_Emphasis"><text:span text:style-name="T50">Blink</text:span></text:span><text:span text:style-name="Strong_20_Emphasis"><text:span text:style-name="T1">:</text:span></text:span> </text:p>
      <text:list xml:id="list153408214964624" text:continue-numbering="true" text:style-name="L1">
        <text:list-item>
          <text:p text:style-name="P92"><text:span text:style-name="T110">Blink</text:span><text:span text:style-name="T107"> your eyes </text:span><text:span text:style-name="T110">to</text:span><text:span text:style-name="T107"> </text:span><text:span text:style-name="T110">teleport</text:span><text:span text:style-name="T107"> to a nearby location, allowing for quick repositioning.</text:span></text:p>
        </text:list-item>
        <text:list-item>
          <text:p text:style-name="P92">Teleport to an empty tile.</text:p>
        </text:list-item>
        <text:list-item>
          <text:p text:style-name="P92"><text:span text:style-name="T141">Cost: 2, </text:span><text:span text:style-name="T106">Cooldown: </text:span><text:span text:style-name="T140">3,</text:span><text:span text:style-name="T106"> Range: </text:span><text:span text:style-name="T140">3,</text:span><text:span text:style-name="T106"> Accuracy: -</text:span><text:span text:style-name="T140">;</text:span></text:p>
        </text:list-item>
      </text:list>
      <text:p text:style-name="P59"/>
      <text:p text:style-name="P59"><text:span text:style-name="Strong_20_Emphasis"><text:span text:style-name="T21">Ethereal Grasp (New Skill)</text:span></text:span><text:span text:style-name="Strong_20_Emphasis"><text:span text:style-name="T1">:</text:span></text:span> </text:p>
      <text:list xml:id="list153407627845308" text:continue-numbering="true" text:style-name="L1">
        <text:list-item>
          <text:p text:style-name="P92"><text:span text:style-name="T113">Attack the target using summoned</text:span><text:span text:style-name="T107"> ethereal tentacles </text:span><text:span text:style-name="T113">that</text:span><text:span text:style-name="T107"> grant a chance to inflict root. </text:span></text:p>
        </text:list-item>
        <text:list-item>
          <text:p text:style-name="P126">Deal 15-20 Magical Damage to the target, with a 75% chance to inflict 1x Rooted.</text:p>
        </text:list-item>
        <text:list-item>
          <text:p text:style-name="P92"><text:span text:style-name="T141">Cost: -, </text:span><text:span text:style-name="T106">Cooldown: -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17"/>
      <text:p text:style-name="P59"><text:span text:style-name="Strong_20_Emphasis"><text:span text:style-name="T21">Divine Boo</text:span></text:span><text:span text:style-name="Strong_20_Emphasis"><text:span text:style-name="T26">n</text:span></text:span><text:span text:style-name="Strong_20_Emphasis"><text:span text:style-name="T21"> (</text:span></text:span><text:span text:style-name="Strong_20_Emphasis"><text:span text:style-name="T54">Upgrade of Amplify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656989514" text:continue-numbering="true" text:style-name="L1">
        <text:list-item>
          <text:p text:style-name="P92"><text:span text:style-name="T117">Infuse yourself with divine energy</text:span><text:span text:style-name="T107">, increasing the potency of your next spe</text:span><text:span text:style-name="T117">ll and healing allies adjacent to the target.</text:span></text:p>
        </text:list-item>
        <text:list-item>
          <text:p text:style-name="P121">Increases the damage dealt by your next spell by 1<text:span text:style-name="T146">7</text:span>-2<text:span text:style-name="T146">3</text:span>%. <text:span text:style-name="T146">Allies adjacent to the target are healed 7-17 HP.</text:span></text:p>
        </text:list-item>
        <text:list-item>
          <text:p text:style-name="P137"><text:span text:style-name="T141">Cost: 1, </text:span><text:span text:style-name="T106">Cooldown: </text:span><text:span text:style-name="T141">2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  <text:p text:style-name="P137"/>
        </text:list-item>
      </text:list>
      <text:p text:style-name="P59"><text:span text:style-name="Strong_20_Emphasis"><text:span text:style-name="T21">D</text:span></text:span><text:span text:style-name="Strong_20_Emphasis"><text:span text:style-name="T83">i</text:span></text:span><text:span text:style-name="Strong_20_Emphasis"><text:span text:style-name="T27">vine Lances</text:span></text:span><text:span text:style-name="Strong_20_Emphasis"><text:span text:style-name="T21"> (</text:span></text:span><text:span text:style-name="Strong_20_Emphasis"><text:span text:style-name="T54">Upgrade of Arcane </text:span></text:span><text:span text:style-name="Strong_20_Emphasis"><text:span text:style-name="T27">Lances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859494479" text:continue-numbering="true" text:style-name="L1">
        <text:list-item>
          <text:p text:style-name="P92"><text:span text:style-name="T108">Shoot </text:span><text:span text:style-name="T117">3</text:span><text:span text:style-name="T108"> bolt</text:span><text:span text:style-name="T113">s</text:span><text:span text:style-name="T108"> </text:span><text:span text:style-name="T109">of </text:span><text:span text:style-name="T110">arcane</text:span><text:span text:style-name="T109"> energy </text:span><text:span text:style-name="T108">at a target, </text:span><text:span text:style-name="T118">with a chance to blind the enemy</text:span><text:span text:style-name="T117">.</text:span></text:p>
        </text:list-item>
        <text:list-item>
          <text:p text:style-name="P92"><text:span text:style-name="T105">Deal 1</text:span><text:span text:style-name="T146">5</text:span><text:span text:style-name="T105">-</text:span><text:span text:style-name="T146">20</text:span><text:span text:style-name="T105"> Magic Damage </text:span><text:span text:style-name="T142">3 times </text:span><text:span text:style-name="T106">to the target, </text:span><text:span text:style-name="T147">with a 25% chance to inflict 1x Blind.</text:span></text:p>
        </text:list-item>
        <text:list-item>
          <text:p text:style-name="P137"><text:span text:style-name="T141">Cost: </text:span><text:span text:style-name="T142">2</text:span><text:span text:style-name="T141">, </text:span><text:span text:style-name="T106">Cooldown: </text:span><text:span text:style-name="T140">1,</text:span><text:span text:style-name="T106"> Range: </text:span><text:span text:style-name="T140">4,</text:span><text:span text:style-name="T106"> Accuracy: </text:span><text:span text:style-name="T140">9</text:span><text:span text:style-name="T141">5</text:span><text:span text:style-name="T140">;</text:span></text:p>
          <text:p text:style-name="P137"/>
        </text:list-item>
      </text:list>
      <text:p text:style-name="P59"><text:span text:style-name="Strong_20_Emphasis"><text:span text:style-name="T21">S</text:span></text:span><text:span text:style-name="Strong_20_Emphasis"><text:span text:style-name="T27">anctified Globe</text:span></text:span><text:span text:style-name="Strong_20_Emphasis"><text:span text:style-name="T21"> (</text:span></text:span><text:span text:style-name="Strong_20_Emphasis"><text:span text:style-name="T54">Upgrade of </text:span></text:span><text:span text:style-name="Strong_20_Emphasis"><text:span text:style-name="T55">Energy Sphere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033364579" text:continue-numbering="true" text:style-name="L1">
        <text:list-item>
          <text:p text:style-name="P137"><text:span text:style-name="T110">Hurl a</text:span><text:span text:style-name="T113"> </text:span><text:span text:style-name="T118">holy </text:span><text:span text:style-name="T110">projectile </text:span><text:span text:style-name="T113">that</text:span><text:span text:style-name="T110"> pass</text:span><text:span text:style-name="T113">es</text:span><text:span text:style-name="T110"> through enemies, </text:span><text:span text:style-name="T118">healing allies on its path to </text:span><text:span text:style-name="T110">the target.</text:span><text:span text:style-name="T105"> </text:span></text:p>
        </text:list-item>
        <text:list-item>
          <text:p text:style-name="P92"><text:span text:style-name="T106">D</text:span>eal <text:span text:style-name="T106">20-30 Magic Damage to the target</text:span><text:span text:style-name="T142">s it passes through,</text:span><text:span text:style-name="T106"> with</text:span><text:span text:style-name="T16"> a </text:span><text:span text:style-name="T142">50</text:span><text:span text:style-name="T105">%</text:span><text:span text:style-name="T16"> chance to inflict </text:span><text:span text:style-name="T140">1x S</text:span><text:span text:style-name="T75">low</text:span><text:span text:style-name="T16">. </text:span><text:span text:style-name="T147">Allies that the orb passes through are healed for 3-13 HP.</text:span></text:p>
        </text:list-item>
        <text:list-item>
          <text:p text:style-name="P137"><text:span text:style-name="T141">Cost: 2, </text:span><text:span text:style-name="T106">Cooldown: </text:span><text:span text:style-name="T142">3</text:span><text:span text:style-name="T140">,</text:span><text:span text:style-name="T106"> Range: </text:span><text:span text:style-name="T140">3,</text:span><text:span text:style-name="T106"> Accuracy: </text:span><text:span text:style-name="T140">80;</text:span></text:p>
        </text:list-item>
      </text:list>
      <text:p text:style-name="P27"/>
      <text:p text:style-name="P10"/>
      <text:p text:style-name="P10"/>
      <text:p text:style-name="P10"/>
      <text:p text:style-name="P9">Skills:</text:p>
      <text:p text:style-name="P56"/>
      <text:p text:style-name="P59"><text:span text:style-name="Strong_20_Emphasis"><text:span text:style-name="T21">Divine Intervention (</text:span></text:span><text:span text:style-name="Strong_20_Emphasis"><text:span text:style-name="T66">Upgrade of </text:span></text:span><text:span text:style-name="Strong_20_Emphasis"><text:span text:style-name="T89">Arcane Barrier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013488288" text:continue-numbering="true" text:style-name="L1">
        <text:list-item>
          <text:p text:style-name="P92"><text:span text:style-name="T111">Call upon divine protection to shield an ally from harm, </text:span><text:span text:style-name="T131">slightly healing and removing debuffs.</text:span></text:p>
        </text:list-item>
        <text:list-item>
          <text:p text:style-name="P92"><text:span text:style-name="T140">Grants an ally a barrier that absorbs </text:span><text:span text:style-name="T174">40</text:span><text:span text:style-name="T140">% of any damage received</text:span><text:span text:style-name="T141"> for </text:span><text:span text:style-name="T174">2</text:span><text:span text:style-name="T141"> turn</text:span><text:span text:style-name="T174">s</text:span><text:span text:style-name="T141">. </text:span><text:span text:style-name="T171">Additionally, heals 5-</text:span><text:span text:style-name="T174">20</text:span><text:span text:style-name="T171"> HP and cleanses 1-5 Debuffs.</text:span></text:p>
        </text:list-item>
        <text:list-item>
          <text:p text:style-name="P145"><text:span text:style-name="T112">Cost: 1, </text:span><text:span text:style-name="T109">Cooldown: </text:span><text:span text:style-name="T114">3</text:span><text:span text:style-name="T110">,</text:span><text:span text:style-name="T109"> Range: </text:span><text:span text:style-name="T110">2,</text:span><text:span text:style-name="T109"> Accuracy: -</text:span><text:span text:style-name="T110">;</text:span></text:p>
        </text:list-item>
      </text:list>
      <text:p text:style-name="P53"/>
      <text:p text:style-name="P59"><text:soft-page-break/><text:span text:style-name="Strong_20_Emphasis"><text:span text:style-name="T21">Glorious Bol</text:span></text:span><text:span text:style-name="Strong_20_Emphasis"><text:span text:style-name="T66">t</text:span></text:span><text:span text:style-name="Strong_20_Emphasis"><text:span text:style-name="T21"> (</text:span></text:span><text:span text:style-name="Strong_20_Emphasis"><text:span text:style-name="T66">Upgrade of Chaos Bolt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209764855" text:continue-numbering="true" text:style-name="L1">
        <text:list-item>
          <text:p text:style-name="P92"><text:span text:style-name="T107">Unleash a bolt of </text:span><text:span text:style-name="T131">divine</text:span><text:span text:style-name="T107"> energy that </text:span><text:span text:style-name="T113">deals unpredictable damage to the </text:span><text:span text:style-name="T131">either deals damage to a target then heals the nearest ally, or vice-versa.</text:span></text:p>
        </text:list-item>
        <text:list-item>
          <text:p text:style-name="P92"><text:span text:style-name="T171">If used on an enemy, d</text:span><text:span text:style-name="T142">eal 1-75 Magical Damage </text:span><text:span text:style-name="T171">then heal the nearest ally for 1-50 HP. If used on an ally, heals 1-75 HP then deal 1-50 Magical Damage to the nearest Enemy.</text:span></text:p>
        </text:list-item>
        <text:list-item>
          <text:p text:style-name="P145"><text:span text:style-name="T141">Cost: -, </text:span><text:span text:style-name="T106">Cooldown: -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53"/>
      <text:p text:style-name="P59"><text:span text:style-name="Strong_20_Emphasis"><text:span text:style-name="T21">Purifying Flames (</text:span></text:span><text:span text:style-name="Strong_20_Emphasis"><text:span text:style-name="T66">Upgrade of Consecrated Explosion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680175926" text:continue-numbering="true" text:style-name="L1">
        <text:list-item>
          <text:p text:style-name="P92"><text:span text:style-name="T119">Create a </text:span><text:span text:style-name="T131">pillar</text:span><text:span text:style-name="T119"> of holy </text:span><text:span text:style-name="T131">flames</text:span><text:span text:style-name="T119"> that deals damage, cleans</text:span><text:span text:style-name="T131">ing</text:span><text:span text:style-name="T119"> an area of negative effects </text:span><text:span text:style-name="T131">while</text:span><text:span text:style-name="T119"> healing allies and damaging enemies.</text:span></text:p>
        </text:list-item>
        <text:list-item>
          <text:p text:style-name="P93"><text:span text:style-name="T141">Deal </text:span><text:span text:style-name="T168">20-2</text:span><text:span text:style-name="T172">5</text:span><text:span text:style-name="T141"> </text:span><text:span text:style-name="T142">Magical D</text:span><text:span text:style-name="T141">amage to all enemies caught within a 3x3 radius</text:span>. <text:span text:style-name="T168">A </text:span><text:span text:style-name="T172">pillar of fire engulfs</text:span><text:span text:style-name="T168"> the zone</text:span><text:span text:style-name="T142"> on the next turn, dealing an additional </text:span><text:span text:style-name="T168">25</text:span><text:span text:style-name="T142">-</text:span><text:span text:style-name="T172">35</text:span><text:span text:style-name="T142"> damage </text:span><text:span text:style-name="T168">per turn</text:span><text:span text:style-name="T142"> </text:span><text:span text:style-name="T148">and healing allies for </text:span><text:span text:style-name="T172">5</text:span><text:span text:style-name="T148">-</text:span><text:span text:style-name="T172">18</text:span><text:span text:style-name="T148"> HP</text:span><text:span text:style-name="T142">. </text:span><text:span text:style-name="T172">Has a 40% chance of cleansing 1 Debuff per turn</text:span><text:span text:style-name="T168">. The </text:span><text:span text:style-name="T172">fire</text:span><text:span text:style-name="T168"> lasts for 3 turns.</text:span></text:p>
        </text:list-item>
        <text:list-item>
          <text:p text:style-name="P146"><text:span text:style-name="T141">Cost: 3, </text:span><text:span text:style-name="T106">Cooldown: </text:span><text:span text:style-name="T141">5</text:span><text:span text:style-name="T140">,</text:span><text:span text:style-name="T106"> Range: </text:span><text:span text:style-name="T141">4</text:span><text:span text:style-name="T140">,</text:span><text:span text:style-name="T106"> Accuracy: </text:span><text:span text:style-name="T141">75</text:span><text:span text:style-name="T140">;</text:span></text:p>
        </text:list-item>
      </text:list>
      <text:p text:style-name="P53"/>
      <text:p text:style-name="P60"><text:span text:style-name="Strong_20_Emphasis"><text:span text:style-name="T78">Divine Radiance</text:span></text:span><text:span text:style-name="Strong_20_Emphasis"><text:span text:style-name="T21"> (</text:span></text:span><text:span text:style-name="Strong_20_Emphasis"><text:span text:style-name="T66">Upgrade of </text:span></text:span><text:span text:style-name="Strong_20_Emphasis"><text:span text:style-name="T67">Holy Light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7723513525" text:continue-numbering="true" text:style-name="L1">
        <text:list-item>
          <text:p text:style-name="P94"><text:span text:style-name="T132">Channel </text:span><text:span text:style-name="T133">holy</text:span><text:span text:style-name="T132"> light to </text:span><text:span text:style-name="T133">grant</text:span><text:span text:style-name="T132"> an ally </text:span><text:span text:style-name="T133">divine protection, restoring HP per turn and dealing damage to enemies while cleansing debuffs.</text:span><text:span text:style-name="T107"> </text:span></text:p>
        </text:list-item>
        <text:list-item>
          <text:p text:style-name="P141">Heals an ally <text:span text:style-name="T173">7</text:span>-<text:span text:style-name="T173">20</text:span> HP for 3 turns. <text:span text:style-name="T173">Attack a random enemy in range every time you move, with a 30% chance to remove a debuff on hit.</text:span></text:p>
        </text:list-item>
        <text:list-item>
          <text:p text:style-name="P147">Cost: -, Cooldown: -, Range: -, Accuracy: -;</text:p>
        </text:list-item>
      </text:list>
      <text:p text:style-name="P53"/>
      <text:p text:style-name="P59"><text:span text:style-name="Strong_20_Emphasis"><text:span text:style-name="T21">Hea</text:span></text:span><text:span text:style-name="Strong_20_Emphasis"><text:span text:style-name="T69">l</text:span></text:span><text:span text:style-name="Strong_20_Emphasis"><text:span text:style-name="T21">i</text:span></text:span><text:span text:style-name="Strong_20_Emphasis"><text:span text:style-name="T69">ng Sacrifice </text:span></text:span><text:span text:style-name="Strong_20_Emphasis"><text:span text:style-name="T21">(</text:span></text:span><text:span text:style-name="Strong_20_Emphasis"><text:span text:style-name="T68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051271432" text:continue-numbering="true" text:style-name="L1">
        <text:list-item>
          <text:p text:style-name="P95"><text:span text:style-name="T135">Sacrifice some of your vitality to </text:span><text:span text:style-name="T134">continuously improv</text:span><text:span text:style-name="T135">e</text:span><text:span text:style-name="T134"> your healing prowess.</text:span></text:p>
        </text:list-item>
        <text:list-item>
          <text:p text:style-name="P92"><text:span text:style-name="T175">Deal 3-7 True Damage to yourself. </text:span><text:span text:style-name="T174">Increases your healing powers by 2-5 incrementally if used once per turn. </text:span><text:span text:style-name="T175">Healing allies to full HP grants you 2-5 Shield.</text:span><text:span text:style-name="T174"> Skipping a turn resets the effect</text:span><text:span text:style-name="T175">s.</text:span></text:p>
        </text:list-item>
        <text:list-item>
          <text:p text:style-name="P145">Cost: -, Cooldown: -, Range: -, Accuracy: -;</text:p>
        </text:list-item>
      </text:list>
      <text:p text:style-name="P25"/>
      <text:p text:style-name="P71"><text:span text:style-name="T9">Elementalist</text:span><text:span text:style-name="T8">:</text:span><text:span text:style-name="T15"> </text:span></text:p>
      <text:p text:style-name="P21"/>
      <text:p text:style-name="P69"><text:span text:style-name="Strong_20_Emphasis"><text:span text:style-name="T1">Description:</text:span></text:span> </text:p>
      <text:p text:style-name="P21"/>
      <text:p text:style-name="P9"><text:span text:style-name="T75">Previous </text:span>Skills:</text:p>
      <text:p text:style-name="P61"/>
      <text:p text:style-name="P61"><text:span text:style-name="Strong_20_Emphasis"><text:span text:style-name="T19">Arcane Barrier</text:span></text:span><text:span text:style-name="Strong_20_Emphasis"><text:span text:style-name="T1">:</text:span></text:span> </text:p>
      <text:list xml:id="list153408255190370" text:continue-numbering="true" text:style-name="L1">
        <text:list-item>
          <text:p text:style-name="P96"><text:span text:style-name="T111">Grant an ally</text:span><text:span text:style-name="T107"> a barrier of arcane energy t</text:span><text:span text:style-name="T111">hat</text:span><text:span text:style-name="T107"> </text:span><text:span text:style-name="T110">mitigates</text:span><text:span text:style-name="T107"> incoming </text:span><text:span text:style-name="T110">magical damage</text:span><text:span text:style-name="T107">.</text:span></text:p>
        </text:list-item>
        <text:list-item>
          <text:p text:style-name="P96"><text:span text:style-name="T140">Grants an ally a barrier that absorbs 30% of any damage received</text:span>. <text:span text:style-name="T141">Lasts for 1 turn.</text:span></text:p>
        </text:list-item>
        <text:list-item>
          <text:p text:style-name="P96"><text:span text:style-name="T112">Cost: 1, </text:span><text:span text:style-name="T109">Cooldown: </text:span><text:span text:style-name="T114">3</text:span><text:span text:style-name="T110">,</text:span><text:span text:style-name="T109"> Range: </text:span><text:span text:style-name="T110">2,</text:span><text:span text:style-name="T109"> Accuracy: -</text:span><text:span text:style-name="T110">;</text:span></text:p>
        </text:list-item>
      </text:list>
      <text:p text:style-name="P61"/>
      <text:p text:style-name="P61"><text:span text:style-name="Strong_20_Emphasis"><text:span text:style-name="T52">Arcane</text:span></text:span><text:span text:style-name="Strong_20_Emphasis"><text:span text:style-name="T17"> </text:span></text:span><text:span text:style-name="Strong_20_Emphasis"><text:span text:style-name="T21">Lances</text:span></text:span><text:span text:style-name="Strong_20_Emphasis"><text:span text:style-name="T17"> </text:span></text:span><text:span text:style-name="Strong_20_Emphasis"><text:span text:style-name="T78">(Upgrade of </text:span></text:span><text:span text:style-name="Strong_20_Emphasis"><text:span text:style-name="T52">Arcane</text:span></text:span><text:span text:style-name="Strong_20_Emphasis"><text:span text:style-name="T78"> Shot)</text:span></text:span><text:span text:style-name="Strong_20_Emphasis"><text:span text:style-name="T1">:</text:span></text:span> </text:p>
      <text:list xml:id="list153408599259775" text:continue-numbering="true" text:style-name="L1">
        <text:list-item>
          <text:p text:style-name="P96"><text:span text:style-name="T108">Shoot </text:span><text:span text:style-name="T113">3</text:span><text:span text:style-name="T108"> bolt</text:span><text:span text:style-name="T113">s</text:span><text:span text:style-name="T108"> </text:span><text:span text:style-name="T109">of </text:span><text:span text:style-name="T110">arcane</text:span><text:span text:style-name="T109"> energy </text:span><text:span text:style-name="T108">at a target.</text:span><text:span text:style-name="T105"> </text:span></text:p>
        </text:list-item>
        <text:list-item>
          <text:p text:style-name="P96"><text:span text:style-name="T105">Deal 10-15 Magic Damage </text:span><text:span text:style-name="T142">3 times </text:span><text:span text:style-name="T106">to the target</text:span><text:span text:style-name="T105">.</text:span></text:p>
        </text:list-item>
        <text:list-item>
          <text:p text:style-name="P96"><text:span text:style-name="T141">Cost: </text:span><text:span text:style-name="T142">2</text:span><text:span text:style-name="T141">, </text:span><text:span text:style-name="T106">Cooldown: </text:span><text:span text:style-name="T140">1,</text:span><text:span text:style-name="T106"> Range: </text:span><text:span text:style-name="T140">4,</text:span><text:span text:style-name="T106"> Accuracy: </text:span><text:span text:style-name="T140">9</text:span><text:span text:style-name="T141">5</text:span><text:span text:style-name="T140">;</text:span></text:p>
        </text:list-item>
      </text:list>
      <text:p text:style-name="P61"/>
      <text:p text:style-name="P61"><text:span text:style-name="Strong_20_Emphasis"><text:span text:style-name="T22">Chaos Bolt</text:span></text:span><text:span text:style-name="Strong_20_Emphasis"><text:span text:style-name="T21"> 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7521134340" text:continue-numbering="true" text:style-name="L1">
        <text:list-item>
          <text:p text:style-name="P109">Unleash a bolt of chaotic energy that <text:span text:style-name="T142">deals unpredictable damage to the target.</text:span> </text:p>
        </text:list-item>
        <text:list-item>
          <text:p text:style-name="P127">Deal 1-75 Magical Damage to the target</text:p>
        </text:list-item>
        <text:list-item>
          <text:p text:style-name="P96"><text:span text:style-name="T141">Cost: -, </text:span><text:span text:style-name="T106">Cooldown: -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54"/>
      <text:p text:style-name="P61"><text:span text:style-name="Strong_20_Emphasis"><text:span text:style-name="T25">Ethereal Link</text:span></text:span><text:span text:style-name="Strong_20_Emphasis"><text:span text:style-name="T21"> (</text:span></text:span><text:span text:style-name="Strong_20_Emphasis"><text:span text:style-name="T58">Upgrade of Amplify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7859349970" text:continue-numbering="true" text:style-name="L1">
        <text:list-item>
          <text:p text:style-name="P96"><text:span text:style-name="T107">Establish a link between yourself and an ally, sharing </text:span><text:span text:style-name="T120">your stats and increasing the damage of both your next attacks.</text:span></text:p>
        </text:list-item>
        <text:list-item>
          <text:p text:style-name="P96"><text:span text:style-name="T156">Create a link to an ally in range for 2 turns. The targets’ stats are equal to the sum of both parties’ stats</text:span><text:span text:style-name="T141">. </text:span><text:span text:style-name="T156">Both your next skills deal an extra 15-20% damage.</text:span></text:p>
        </text:list-item>
        <text:list-item>
          <text:p text:style-name="P148"><text:span text:style-name="T141">Cost: 1, </text:span><text:span text:style-name="T106">Cooldown: </text:span><text:span text:style-name="T141">2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54"/>
      <text:p text:style-name="P61"><text:span text:style-name="Strong_20_Emphasis"><text:span text:style-name="T24">Spellbound Familiar</text:span></text:span><text:span text:style-name="Strong_20_Emphasis"><text:span text:style-name="T21"> 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612957084" text:continue-numbering="true" text:style-name="L1">
        <text:list-item>
          <text:p text:style-name="P109">Summon a magical familiar to aid you in battle, <text:span text:style-name="T157">attacking and lowering enemies’ defenses.</text:span> </text:p>
        </text:list-item>
        <text:list-item>
          <text:p text:style-name="P96"><text:span text:style-name="T157">Summon an controllable crow familiar with 40 HP. It can use </text:span><text:span text:style-name="T121">Peck: Deal 5-10 Magical Damage and 7-15 Magical Damage. </text:span><text:span text:style-name="T158">Reduces the Magical Resistance of enemies adjacent to it by 25%.</text:span></text:p>
        </text:list-item>
        <text:list-item>
          <text:p text:style-name="P148">Cost: -, Cooldown: -, Range: -, Accuracy: -;</text:p>
        </text:list-item>
      </text:list>
      <text:p text:style-name="P10"/>
      <text:p text:style-name="P10"/>
      <text:p text:style-name="P10"/>
      <text:p text:style-name="P9">Skills:</text:p>
      <text:p text:style-name="P9"/>
      <text:p text:style-name="P62"><text:span text:style-name="Strong_20_Emphasis"><text:span text:style-name="T32">Thunder</text:span></text:span><text:span text:style-name="Strong_20_Emphasis"><text:span text:style-name="T82"> Warp</text:span></text:span><text:span text:style-name="Strong_20_Emphasis"><text:span text:style-name="T21"> (</text:span></text:span><text:span text:style-name="Strong_20_Emphasis"><text:span text:style-name="T57">Upgrade of </text:span></text:span><text:span text:style-name="Strong_20_Emphasis"><text:span text:style-name="T70">Warp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221557333" text:continue-numbering="true" text:style-name="L1">
        <text:list-item>
          <text:p text:style-name="P110">Teleport to a distant location in a burst of thunder, damaging and blinding enemies around both the departure and arrival points. Swapping positions with an ally now imbues them with speed.</text:p>
        </text:list-item>
        <text:list-item>
          <text:p text:style-name="P97">Teleport to an empty tile. <text:span text:style-name="T149">If an ally is present in the tile, swap positions with them </text:span><text:span text:style-name="T177">and grant them 2 Speed Points. Deal 5-20 Magical Damage around the departure/arrival tiles, with a 40% chance to inflict 1x Blind.</text:span></text:p>
        </text:list-item>
        <text:list-item>
          <text:p text:style-name="P97"><text:span text:style-name="T151">Cost: 2, </text:span><text:span text:style-name="T152">Cooldown: </text:span><text:span text:style-name="T153">3,</text:span><text:span text:style-name="T152"> Range: </text:span><text:span text:style-name="T154">5</text:span><text:span text:style-name="T153">,</text:span><text:span text:style-name="T152"> Accuracy: -</text:span><text:span text:style-name="T153">;</text:span></text:p>
        </text:list-item>
      </text:list>
      <text:p text:style-name="P152"/>
      <text:p text:style-name="P62"><text:soft-page-break/><text:span text:style-name="Strong_20_Emphasis"><text:span text:style-name="T82">Thunder Globe</text:span></text:span><text:span text:style-name="Strong_20_Emphasis"><text:span text:style-name="T21"> (</text:span></text:span><text:span text:style-name="Strong_20_Emphasis"><text:span text:style-name="T150">Upgrade of Energy </text:span></text:span><text:span text:style-name="Strong_20_Emphasis"><text:span text:style-name="T70">Sphere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703621087" text:continue-numbering="true" text:style-name="L1">
        <text:list-item>
          <text:p text:style-name="P97"><text:span text:style-name="T110">Hurl a</text:span><text:span text:style-name="T113">n</text:span><text:span text:style-name="T110"> energy projectile </text:span><text:span text:style-name="T113">that</text:span><text:span text:style-name="T110"> pass</text:span><text:span text:style-name="T113">es</text:span><text:span text:style-name="T110"> through </text:span><text:span text:style-name="T136">characters</text:span><text:span text:style-name="T110"> to reach the target, </text:span><text:span text:style-name="T136">stunning targets and boosting allies’ speed.</text:span></text:p>
        </text:list-item>
        <text:list-item>
          <text:p text:style-name="P97"><text:span text:style-name="T106">D</text:span>eal <text:span text:style-name="T106">2</text:span><text:span text:style-name="T177">5</text:span><text:span text:style-name="T106">-</text:span><text:span text:style-name="T177">45</text:span><text:span text:style-name="T106"> Magic Damage to the target</text:span><text:span text:style-name="T142">s it passes through,</text:span><text:span text:style-name="T106"> with</text:span><text:span text:style-name="T16"> a </text:span><text:span text:style-name="T177">75</text:span><text:span text:style-name="T105">%</text:span><text:span text:style-name="T16"> chance to inflict </text:span><text:span text:style-name="T140">1x </text:span><text:span text:style-name="T177">Stun</text:span><text:span text:style-name="T16">. </text:span><text:span text:style-name="T177">Grans 1 Speed to allies it passes through.</text:span></text:p>
        </text:list-item>
        <text:list-item>
          <text:p text:style-name="P97"><text:span text:style-name="T151">Cost: 2, </text:span><text:span text:style-name="T152">Cooldown: </text:span><text:span text:style-name="T155">3</text:span><text:span text:style-name="T153">,</text:span><text:span text:style-name="T152"> Range: </text:span><text:span text:style-name="T153">3,</text:span><text:span text:style-name="T152"> Accuracy: </text:span><text:span text:style-name="T153">80;</text:span></text:p>
        </text:list-item>
      </text:list>
      <text:p text:style-name="P62"/>
      <text:p text:style-name="P62"><text:span text:style-name="Strong_20_Emphasis"><text:span text:style-name="T1">Glacial Explosion (Upgrade of Arcane Explosion):</text:span></text:span> </text:p>
      <text:list xml:id="list153407912991550" text:continue-numbering="true" text:style-name="L1">
        <text:list-item>
          <text:p text:style-name="P97"><text:span text:style-name="T107">Create a delayed explosion of glacial energy. The </text:span><text:span text:style-name="T136">burst</text:span><text:span text:style-name="T107"> leaves behind a zone that freezes enemies </text:span><text:span text:style-name="T136">and shields allies.</text:span></text:p>
        </text:list-item>
        <text:list-item>
          <text:p text:style-name="P97"><text:span text:style-name="T141">Deal </text:span><text:span text:style-name="T177">20</text:span><text:span text:style-name="T141">-</text:span><text:span text:style-name="T177">35</text:span><text:span text:style-name="T141"> </text:span><text:span text:style-name="T142">Magical D</text:span><text:span text:style-name="T141">amage to all enemies caught within a 3x3 radius</text:span>. <text:span text:style-name="T142">The lingering energy explodes on the next turn, dealing an additional 2</text:span><text:span text:style-name="T177">5</text:span><text:span text:style-name="T142">-</text:span><text:span text:style-name="T177">40</text:span><text:span text:style-name="T142"> </text:span><text:span text:style-name="T177">magical </text:span><text:span text:style-name="T142">damage </text:span><text:span text:style-name="T182">with a 70% chance of</text:span><text:span text:style-name="T177"> inflicting 1x Frozen. Allies gain 5-15 Shield.</text:span></text:p>
        </text:list-item>
        <text:list-item>
          <text:p text:style-name="P97"><text:span text:style-name="T151">Cost: 3, </text:span><text:span text:style-name="T152">Cooldown: </text:span><text:span text:style-name="T151">5</text:span><text:span text:style-name="T153">,</text:span><text:span text:style-name="T152"> Range: </text:span><text:span text:style-name="T151">4</text:span><text:span text:style-name="T153">,</text:span><text:span text:style-name="T152"> Accuracy: </text:span><text:span text:style-name="T151">75</text:span><text:span text:style-name="T153">;</text:span></text:p>
        </text:list-item>
      </text:list>
      <text:p text:style-name="P152"/>
      <text:p text:style-name="P62"><text:span text:style-name="Strong_20_Emphasis"><text:span text:style-name="T32">Blazing </text:span></text:span><text:span text:style-name="Strong_20_Emphasis"><text:span text:style-name="T70">Clutch</text:span></text:span><text:span text:style-name="Strong_20_Emphasis"><text:span text:style-name="T1"> (Upgrade of Ethereal </text:span></text:span><text:span text:style-name="Strong_20_Emphasis"><text:span text:style-name="T70">Clutch</text:span></text:span><text:span text:style-name="Strong_20_Emphasis"><text:span text:style-name="T1">):</text:span></text:span> </text:p>
      <text:list xml:id="list153408428214181" text:continue-numbering="true" text:style-name="L1">
        <text:list-item>
          <text:p text:style-name="P97"><text:span text:style-name="T113">Attack </text:span><text:span text:style-name="T121">all targets surrounding you </text:span><text:span text:style-name="T113">using</text:span><text:span text:style-name="T107"> </text:span><text:span text:style-name="T136">flaming hands</text:span><text:span text:style-name="T107"> </text:span><text:span text:style-name="T113">that</text:span><text:span text:style-name="T107"> grant a chance to inflict root </text:span><text:span text:style-name="T136">and ignite enemies.</text:span></text:p>
        </text:list-item>
        <text:list-item>
          <text:p text:style-name="P97"><text:span text:style-name="T142">Deal </text:span><text:span text:style-name="T157">2</text:span><text:span text:style-name="T177">5</text:span><text:span text:style-name="T142">-</text:span><text:span text:style-name="T177">55</text:span><text:span text:style-name="T142"> Magical Damage to </text:span><text:span text:style-name="T157">all enemies within a 3 tile range of you</text:span><text:span text:style-name="T142">, with a </text:span><text:span text:style-name="T157">90</text:span><text:span text:style-name="T142">% chance to inflict </text:span><text:span text:style-name="T179">1</text:span><text:span text:style-name="T142">x Rooted </text:span><text:span text:style-name="T177">and 2x Burning</text:span><text:span text:style-name="T142">.</text:span></text:p>
        </text:list-item>
        <text:list-item>
          <text:p text:style-name="P149"><text:span text:style-name="T141">Cost: -, </text:span><text:span text:style-name="T106">Cooldown: -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152"/>
      <text:p text:style-name="P63"><text:span text:style-name="Strong_20_Emphasis"><text:span text:style-name="T71">Chilling Mist</text:span></text:span><text:span text:style-name="Strong_20_Emphasis"><text:span text:style-name="T21"> (</text:span></text:span><text:span text:style-name="Strong_20_Emphasis"><text:span text:style-name="T178">Upgrade of </text:span></text:span><text:span text:style-name="Strong_20_Emphasis"><text:span text:style-name="T180">Arcane Resonance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7591108024" text:continue-numbering="true" text:style-name="L1">
        <text:list-item>
          <text:p text:style-name="P98"><text:span text:style-name="T107">Create a field of </text:span><text:span text:style-name="T137">freezing mist,</text:span><text:span text:style-name="T107"> weakening enemy magical defenses </text:span><text:span text:style-name="T121">and allowing them to be </text:span><text:span text:style-name="T137">frozen</text:span><text:span text:style-name="T121"> if they pass a certain magic damage threshold.</text:span></text:p>
        </text:list-item>
        <text:list-item>
          <text:p text:style-name="P98"><text:span text:style-name="T157">Create a 3x3 zone that reduces the magical resistance of enemies inside it by </text:span><text:span text:style-name="T179">45</text:span><text:span text:style-name="T157">%. Additionally, if enemies are dealt 50 Magic Damage, they receive 1x </text:span><text:span text:style-name="T179">Frozen</text:span><text:span text:style-name="T157">. The zone lasts </text:span><text:span text:style-name="T179">4</text:span><text:span text:style-name="T157"> turns.</text:span></text:p>
        </text:list-item>
        <text:list-item>
          <text:p text:style-name="P153">Cost: -, Cooldown: -, Range: -, Accuracy: -;</text:p>
        </text:list-item>
      </text:list>
      <text:p text:style-name="P152"/>
      <text:p text:style-name="P62"><text:span text:style-name="Strong_20_Emphasis"><text:span text:style-name="T70">Flame Whi</text:span></text:span><text:span text:style-name="Strong_20_Emphasis"><text:span text:style-name="T71">p</text:span></text:span><text:span text:style-name="Strong_20_Emphasis"><text:span text:style-name="T70"> </text:span></text:span><text:span text:style-name="Strong_20_Emphasis"><text:span text:style-name="T21"><text:s/>(</text:span></text:span><text:span text:style-name="Strong_20_Emphasis"><text:span text:style-name="T71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574640204" text:continue-numbering="true" text:style-name="L1">
        <text:list-item>
          <text:p text:style-name="P114">Strike an enemy with a conjured flame whip, critically striking and lowering the defenses of burning enemies.</text:p>
        </text:list-item>
        <text:list-item>
          <text:p text:style-name="P163">Deal 20-45 Magical Damage to a target. If the target was already burning, the skill is a Critical Hit and has a 70% chance of stunning.</text:p>
        </text:list-item>
        <text:list-item>
          <text:p text:style-name="P97"><text:span text:style-name="T151">Cost: -, </text:span><text:span text:style-name="T152">Cooldown: -</text:span><text:span text:style-name="T153">,</text:span><text:span text:style-name="T152"> Range: </text:span><text:span text:style-name="T154">-</text:span><text:span text:style-name="T153">,</text:span><text:span text:style-name="T152"> Accuracy: -</text:span><text:span text:style-name="T153">;</text:span></text:p>
        </text:list-item>
      </text:list>
      <text:p text:style-name="P62"/>
      <text:p text:style-name="P71"><text:span text:style-name="T10">Astronomer</text:span><text:span text:style-name="T8">:</text:span><text:span text:style-name="T15"> </text:span></text:p>
      <text:p text:style-name="P21"/>
      <text:p text:style-name="P69"><text:span text:style-name="Strong_20_Emphasis"><text:span text:style-name="T1">Description:</text:span></text:span> </text:p>
      <text:p text:style-name="P9"/>
      <text:p text:style-name="P9"><text:span text:style-name="T75">Previous </text:span>Skills:</text:p>
      <text:p text:style-name="P25"/>
      <text:p text:style-name="P63"><text:span text:style-name="Strong_20_Emphasis"><text:span text:style-name="T52">Arcane</text:span></text:span><text:span text:style-name="Strong_20_Emphasis"><text:span text:style-name="T17"> </text:span></text:span><text:span text:style-name="Strong_20_Emphasis"><text:span text:style-name="T21">Lances</text:span></text:span><text:span text:style-name="Strong_20_Emphasis"><text:span text:style-name="T17"> </text:span></text:span><text:span text:style-name="Strong_20_Emphasis"><text:span text:style-name="T78">(Upgrade of </text:span></text:span><text:span text:style-name="Strong_20_Emphasis"><text:span text:style-name="T52">Arcane</text:span></text:span><text:span text:style-name="Strong_20_Emphasis"><text:span text:style-name="T78"> Shot)</text:span></text:span><text:span text:style-name="Strong_20_Emphasis"><text:span text:style-name="T1">:</text:span></text:span> </text:p>
      <text:list xml:id="list153408472478087" text:continue-numbering="true" text:style-name="L1">
        <text:list-item>
          <text:p text:style-name="P98"><text:span text:style-name="T108">Shoot </text:span><text:span text:style-name="T113">3</text:span><text:span text:style-name="T108"> bolt</text:span><text:span text:style-name="T113">s</text:span><text:span text:style-name="T108"> </text:span><text:span text:style-name="T109">of </text:span><text:span text:style-name="T110">arcane</text:span><text:span text:style-name="T109"> energy </text:span><text:span text:style-name="T108">at a target.</text:span><text:span text:style-name="T105"> </text:span></text:p>
        </text:list-item>
        <text:list-item>
          <text:p text:style-name="P98"><text:span text:style-name="T105">Deal 10-15 Magic Damage </text:span><text:span text:style-name="T142">3 times </text:span><text:span text:style-name="T106">to the target</text:span><text:span text:style-name="T105">.</text:span></text:p>
        </text:list-item>
        <text:list-item>
          <text:p text:style-name="P98"><text:span text:style-name="T141">Cost: </text:span><text:span text:style-name="T142">2</text:span><text:span text:style-name="T141">, </text:span><text:span text:style-name="T106">Cooldown: </text:span><text:span text:style-name="T140">1,</text:span><text:span text:style-name="T106"> Range: </text:span><text:span text:style-name="T140">4,</text:span><text:span text:style-name="T106"> Accuracy: </text:span><text:span text:style-name="T140">9</text:span><text:span text:style-name="T141">5</text:span><text:span text:style-name="T140">;</text:span></text:p>
        </text:list-item>
      </text:list>
      <text:p text:style-name="P63"/>
      <text:p text:style-name="P63"><text:span text:style-name="Strong_20_Emphasis"><text:span text:style-name="T20">Energy</text:span></text:span><text:span text:style-name="Strong_20_Emphasis"><text:span text:style-name="T17"> </text:span></text:span><text:span text:style-name="Strong_20_Emphasis"><text:span text:style-name="T51">Sphere</text:span></text:span><text:span text:style-name="Strong_20_Emphasis"><text:span text:style-name="T21"> (Upgrade of Energy Orb)</text:span></text:span><text:span text:style-name="Strong_20_Emphasis"><text:span text:style-name="T1">:</text:span></text:span> </text:p>
      <text:list xml:id="list153409406736611" text:continue-numbering="true" text:style-name="L1">
        <text:list-item>
          <text:p text:style-name="P98"><text:span text:style-name="T110">Hurl a</text:span><text:span text:style-name="T113">n</text:span><text:span text:style-name="T110"> energy projectile </text:span><text:span text:style-name="T113">that</text:span><text:span text:style-name="T110"> pass</text:span><text:span text:style-name="T113">es</text:span><text:span text:style-name="T110"> through enemies to reach the target.</text:span><text:span text:style-name="T105"> </text:span></text:p>
        </text:list-item>
        <text:list-item>
          <text:p text:style-name="P98"><text:span text:style-name="T106">D</text:span>eal <text:span text:style-name="T106">20-30 Magic Damage to the target</text:span><text:span text:style-name="T142">s it passes through,</text:span><text:span text:style-name="T106"> with</text:span><text:span text:style-name="T16"> a </text:span><text:span text:style-name="T142">50</text:span><text:span text:style-name="T105">%</text:span><text:span text:style-name="T16"> chance to inflict </text:span><text:span text:style-name="T140">1x S</text:span><text:span text:style-name="T75">low</text:span><text:span text:style-name="T16">. </text:span></text:p>
        </text:list-item>
        <text:list-item>
          <text:p text:style-name="P98"><text:span text:style-name="T141">Cost: 2, </text:span><text:span text:style-name="T106">Cooldown: </text:span><text:span text:style-name="T142">3</text:span><text:span text:style-name="T140">,</text:span><text:span text:style-name="T106"> Range: </text:span><text:span text:style-name="T140">3,</text:span><text:span text:style-name="T106"> Accuracy: </text:span><text:span text:style-name="T140">80;</text:span></text:p>
        </text:list-item>
      </text:list>
      <text:p text:style-name="P63"/>
      <text:p text:style-name="P63"><text:span text:style-name="Strong_20_Emphasis"><text:span text:style-name="T22">Chaos Bolt</text:span></text:span><text:span text:style-name="Strong_20_Emphasis"><text:span text:style-name="T21"> (</text:span></text:span><text:span text:style-name="Strong_20_Emphasis"><text:span text:style-name="T22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247852448" text:continue-numbering="true" text:style-name="L1">
        <text:list-item>
          <text:p text:style-name="P111">Unleash a bolt of chaotic energy that <text:span text:style-name="T142">deals unpredictable damage to the target.</text:span> </text:p>
        </text:list-item>
        <text:list-item>
          <text:p text:style-name="P128">Deal 1-75 Magical Damage to the target</text:p>
        </text:list-item>
        <text:list-item>
          <text:p text:style-name="P98"><text:span text:style-name="T141">Cost: -, </text:span><text:span text:style-name="T106">Cooldown: -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55"/>
      <text:p text:style-name="P63"><text:span text:style-name="Strong_20_Emphasis"><text:span text:style-name="T25">Ethereal Link</text:span></text:span><text:span text:style-name="Strong_20_Emphasis"><text:span text:style-name="T21"> (</text:span></text:span><text:span text:style-name="Strong_20_Emphasis"><text:span text:style-name="T58">Upgrade of Amplify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9234675866" text:continue-numbering="true" text:style-name="L1">
        <text:list-item>
          <text:p text:style-name="P98"><text:span text:style-name="T107">Establish a link between yourself and an ally, sharing </text:span><text:span text:style-name="T120">your stats and increasing the damage of both your next attacks.</text:span></text:p>
        </text:list-item>
        <text:list-item>
          <text:p text:style-name="P98"><text:span text:style-name="T156">Create a link to an ally in range for 2 turns. The targets’ stats are equal to the sum of both parties’ stats</text:span><text:span text:style-name="T141">. </text:span><text:span text:style-name="T156">Both your next skills deal an extra 15-20% damage.</text:span></text:p>
        </text:list-item>
        <text:list-item>
          <text:p text:style-name="P150"><text:span text:style-name="T141">Cost: 1, </text:span><text:span text:style-name="T106">Cooldown: </text:span><text:span text:style-name="T141">2</text:span><text:span text:style-name="T140">,</text:span><text:span text:style-name="T106"> Range: -</text:span><text:span text:style-name="T140">,</text:span><text:span text:style-name="T106"> Accuracy: -</text:span><text:span text:style-name="T140">;</text:span></text:p>
        </text:list-item>
      </text:list>
      <text:p text:style-name="P55"/>
      <text:p text:style-name="P63"><text:span text:style-name="Strong_20_Emphasis"><text:span text:style-name="T24">A</text:span></text:span><text:span text:style-name="Strong_20_Emphasis"><text:span text:style-name="T20">rcane Resonance</text:span></text:span><text:span text:style-name="Strong_20_Emphasis"><text:span text:style-name="T21"> (</text:span></text:span><text:span text:style-name="Strong_20_Emphasis"><text:span text:style-name="T58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068676958" text:continue-numbering="true" text:style-name="L1">
        <text:list-item>
          <text:p text:style-name="P98"><text:span text:style-name="T107">Create a field of </text:span><text:span text:style-name="T120">arcane essence</text:span><text:span text:style-name="T107">, weakening enemy magical defenses </text:span><text:span text:style-name="T121">and allowing them to be stunned if they pass a certain magic damage threshold.</text:span></text:p>
        </text:list-item>
        <text:list-item>
          <text:p text:style-name="P157">Create a 3x3 zone that reduces the magical resistance of enemies inside it by 20%. Additionally, if enemies are dealt 50 Magic Damage, they receive 1x Stun. The zone lasts 2 turns.</text:p>
        </text:list-item>
        <text:list-item>
          <text:p text:style-name="P150">Cost: -, Cooldown: -, Range: -, Accuracy: -;</text:p>
        </text:list-item>
      </text:list>
      <text:p text:style-name="P12"/>
      <text:p text:style-name="P12"/>
      <text:p text:style-name="P12"/>
      <text:p text:style-name="P12"/>
      <text:p text:style-name="P12"/>
      <text:p text:style-name="P1">Skills:</text:p>
      <text:p text:style-name="P1"/>
      <text:p text:style-name="P64"><text:span text:style-name="Strong_20_Emphasis"><text:span text:style-name="T82">Stellar Warp</text:span></text:span><text:span text:style-name="Strong_20_Emphasis"><text:span text:style-name="T21"> (</text:span></text:span><text:span text:style-name="Strong_20_Emphasis"><text:span text:style-name="T57">Upgrade of </text:span></text:span><text:span text:style-name="Strong_20_Emphasis"><text:span text:style-name="T72">Warp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306314355" text:continue-numbering="true" text:style-name="L1">
        <text:list-item>
          <text:p text:style-name="P99"><text:span text:style-name="T107">Teleport to a distant location in a flash of starlight, damaging and </text:span><text:span text:style-name="T138">lowering</text:span><text:span text:style-name="T107"> enemies’ </text:span><text:span text:style-name="T138">magical resistance</text:span><text:span text:style-name="T107"> at both the departure and arrival points. Swapping positions with an ally now imbues them with shield.</text:span></text:p>
        </text:list-item>
        <text:list-item>
          <text:p text:style-name="P99"><text:soft-page-break/>Teleport to an empty tile. <text:span text:style-name="T149">If an ally is present in the tile, swap positions with them </text:span><text:span text:style-name="T177">and grant them </text:span><text:span text:style-name="T181">20-30</text:span><text:span text:style-name="T177"> </text:span><text:span text:style-name="T181">Shield</text:span><text:span text:style-name="T177">. Deal </text:span><text:span text:style-name="T181">8</text:span><text:span text:style-name="T177">-2</text:span><text:span text:style-name="T181">5</text:span><text:span text:style-name="T177"> Magical Damage around the departure/arrival tiles, with a 40% chance to </text:span><text:span text:style-name="T181">lower magical resistance by 30%.</text:span></text:p>
        </text:list-item>
        <text:list-item>
          <text:p text:style-name="P99"><text:span text:style-name="T151">Cost: 2, </text:span><text:span text:style-name="T152">Cooldown: </text:span><text:span text:style-name="T153">3,</text:span><text:span text:style-name="T152"> Range: </text:span><text:span text:style-name="T154">5</text:span><text:span text:style-name="T153">,</text:span><text:span text:style-name="T152"> Accuracy: -</text:span></text:p>
        </text:list-item>
      </text:list>
      <text:p text:style-name="P63"/>
      <text:p text:style-name="P64"><text:span text:style-name="Strong_20_Emphasis"><text:span text:style-name="T1"><text:s/>Celestial Familiar (Upgrade of Spellbound Familiar):</text:span></text:span> </text:p>
      <text:list xml:id="list153408380272163" text:continue-numbering="true" text:style-name="L1">
        <text:list-item>
          <text:p text:style-name="P99"><text:span text:style-name="T107">Summon a </text:span><text:span text:style-name="T138">celestial</text:span><text:span text:style-name="T107"> familiar to aid you in battle, </text:span><text:span text:style-name="T121">attacking and lowering enemies’ defenses.</text:span><text:span text:style-name="T107"> </text:span></text:p>
        </text:list-item>
        <text:list-item>
          <text:p text:style-name="P99"><text:span text:style-name="T157">Summon an controllable familiar with </text:span><text:span text:style-name="T181">75</text:span><text:span text:style-name="T157"> HP. It can use </text:span><text:span text:style-name="T138">Attack</text:span><text:span text:style-name="T121">: Deal </text:span><text:span text:style-name="T138">10</text:span><text:span text:style-name="T121">-</text:span><text:span text:style-name="T138">2</text:span><text:span text:style-name="T121">0 </text:span><text:span text:style-name="T138">Physical</text:span><text:span text:style-name="T121"> Damage and </text:span><text:span text:style-name="T138">15</text:span><text:span text:style-name="T121">-</text:span><text:span text:style-name="T138">30</text:span><text:span text:style-name="T121"> Magical Damage. </text:span><text:span text:style-name="T158">Reduces the Magical Resistance </text:span><text:span text:style-name="T159">and Accuracy </text:span><text:span text:style-name="T158">of enemies adjacent to it by </text:span><text:span text:style-name="T159">50</text:span><text:span text:style-name="T158">% </text:span><text:span text:style-name="T159">and increases the magic resistance of adjacent allies by 30%.</text:span></text:p>
        </text:list-item>
        <text:list-item>
          <text:p text:style-name="P154">Cost: -, Cooldown: -, Range: -, Accuracy: -;</text:p>
        </text:list-item>
      </text:list>
      <text:p text:style-name="P63"/>
      <text:p text:style-name="P65"><text:span text:style-name="Strong_20_Emphasis"><text:span text:style-name="T20"><text:s/></text:span></text:span><text:span text:style-name="Strong_20_Emphasis"><text:span text:style-name="T33">Starfall</text:span></text:span><text:span text:style-name="Strong_20_Emphasis"><text:span text:style-name="T21"> (Upgrade of </text:span></text:span><text:span text:style-name="Strong_20_Emphasis"><text:span text:style-name="T20">Arcane </text:span></text:span><text:span text:style-name="Strong_20_Emphasis"><text:span text:style-name="T33">Explosion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298418668" text:continue-numbering="true" text:style-name="L1">
        <text:list-item>
          <text:p text:style-name="P100"><text:span text:style-name="T107">Deal damage in an area and create a residual magic energy </text:span><text:span text:style-name="T113">that explodes on the next turn.</text:span></text:p>
        </text:list-item>
        <text:list-item>
          <text:p text:style-name="P100"><text:span text:style-name="T141">Deal </text:span><text:span text:style-name="T182">30</text:span><text:span text:style-name="T141">-</text:span><text:span text:style-name="T182">40</text:span><text:span text:style-name="T141"> </text:span><text:span text:style-name="T142">Magical D</text:span><text:span text:style-name="T141">amage to all enemies caught within a 3x3 radius </text:span><text:span text:style-name="T182">for 3 turns</text:span>. <text:span text:style-name="T182">Enemies have a 20% chance of receiving 1x Stunned each turn.</text:span></text:p>
        </text:list-item>
        <text:list-item>
          <text:p text:style-name="P100"><text:span text:style-name="T151">Cost: 3, </text:span><text:span text:style-name="T152">Cooldown: </text:span><text:span text:style-name="T151">5</text:span><text:span text:style-name="T153">,</text:span><text:span text:style-name="T152"> Range: </text:span><text:span text:style-name="T151">4</text:span><text:span text:style-name="T153">,</text:span><text:span text:style-name="T152"> Accuracy: </text:span><text:span text:style-name="T151">75</text:span><text:span text:style-name="T153">;</text:span></text:p>
        </text:list-item>
      </text:list>
      <text:p text:style-name="P155"/>
      <text:p text:style-name="P65"><text:span text:style-name="Strong_20_Emphasis"><text:span text:style-name="T33">Black Hole</text:span></text:span><text:span text:style-name="Strong_20_Emphasis"><text:span text:style-name="T21"> (</text:span></text:span><text:span text:style-name="Strong_20_Emphasis"><text:span text:style-name="T57">Upgrade of</text:span></text:span><text:span text:style-name="Strong_20_Emphasis"><text:span text:style-name="T73"> </text:span></text:span><text:span text:style-name="Strong_20_Emphasis"><text:span text:style-name="T74">Ethereal Clutch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328891954" text:continue-numbering="true" text:style-name="L1">
        <text:list-item>
          <text:p text:style-name="P101"><text:span text:style-name="T107">Create a black hole </text:span><text:span text:style-name="T139">around you</text:span><text:span text:style-name="T107">, rooting enemies in place and dealing massive damage the closer they are to the center.</text:span></text:p>
        </text:list-item>
        <text:list-item>
          <text:p text:style-name="P101"><text:span text:style-name="T142">Deal </text:span><text:span text:style-name="T183">60</text:span><text:span text:style-name="T142">-</text:span><text:span text:style-name="T183">8</text:span><text:span text:style-name="T157">0 – </text:span><text:span text:style-name="T183">(10-10 * Distance to center)</text:span><text:span text:style-name="T142"> Magical Damage to </text:span><text:span text:style-name="T157">all enemies within a </text:span><text:span text:style-name="T183">5</text:span><text:span text:style-name="T157"> tile range of you</text:span><text:span text:style-name="T142">, with a </text:span><text:span text:style-name="T183">100</text:span><text:span text:style-name="T142">% chance to inflict 1x Rooted.</text:span></text:p>
        </text:list-item>
        <text:list-item>
          <text:p text:style-name="P151"><text:span text:style-name="T112">Cost: -, </text:span><text:span text:style-name="T109">Cooldown: -</text:span><text:span text:style-name="T110">,</text:span><text:span text:style-name="T109"> Range: -</text:span><text:span text:style-name="T110">,</text:span><text:span text:style-name="T109"> Accuracy: -</text:span><text:span text:style-name="T110">;</text:span></text:p>
        </text:list-item>
      </text:list>
      <text:p text:style-name="P63"/>
      <text:p text:style-name="P63"><text:span text:style-name="Strong_20_Emphasis"><text:span text:style-name="T74">Planar Shift</text:span></text:span><text:span text:style-name="Strong_20_Emphasis"><text:span text:style-name="T21"> (</text:span></text:span><text:span text:style-name="Strong_20_Emphasis"><text:span text:style-name="T74">New Skill</text:span></text:span><text:span text:style-name="Strong_20_Emphasis"><text:span text:style-name="T21">)</text:span></text:span><text:span text:style-name="Strong_20_Emphasis"><text:span text:style-name="T1">:</text:span></text:span> </text:p>
      <text:list xml:id="list153408004633516" text:continue-numbering="true" text:style-name="L1">
        <text:list-item>
          <text:p text:style-name="P98"><text:span text:style-name="T139">T</text:span><text:span text:style-name="T107">emporarily render yourself invulnerable to harm. Upon reappearing, you unleash a burst of energy </text:span><text:span text:style-name="T139">towards a random enemy in range.</text:span></text:p>
        </text:list-item>
        <text:list-item>
          <text:p text:style-name="P164">End your turn and become invulnerable. On the next turn, reappear and deal 20-40 Magical Damage to a random enemy in range.</text:p>
        </text:list-item>
      </text:list>
      <text:p text:style-name="P63"/>
      <text:p text:style-name="P2"/>
      <text:p text:style-name="P71"><text:span text:style-name="T14">Blaster</text:span><text:span text:style-name="T8">:</text:span><text:span text:style-name="T15"> </text:span></text:p>
      <text:p text:style-name="P21"/>
      <text:p text:style-name="P69"><text:span text:style-name="Strong_20_Emphasis"><text:span text:style-name="T1">Description:</text:span></text:span> </text:p>
      <text:p text:style-name="P9"><text:span text:style-name="T75">Previous </text:span>Skills:</text:p>
      <text:p text:style-name="P10"/>
      <text:list xml:id="list2444436953" text:style-name="L2">
        <text:list-item>
          <text:p text:style-name="P165"><text:span text:style-name="Strong_20_Emphasis"><text:span text:style-name="T20">Energy</text:span></text:span><text:span text:style-name="Strong_20_Emphasis"><text:span text:style-name="T17"> Orb</text:span></text:span><text:span text:style-name="Strong_20_Emphasis"><text:span text:style-name="T1">:</text:span></text:span> Hurl a<text:span text:style-name="T75">n energy</text:span> projectile, dealing damage to the target. <text:span text:style-name="T16">Has a small chance to inflict </text:span><text:span text:style-name="T75">slow</text:span><text:span text:style-name="T16">.</text:span></text:p>
        </text:list-item>
        <text:list-item>
          <text:p text:style-name="P165"><text:span text:style-name="Strong_20_Emphasis"><text:span text:style-name="T20">Arcane Blast</text:span></text:span><text:span text:style-name="Strong_20_Emphasis"><text:span text:style-name="T1">:</text:span></text:span> Detonate a burst of raw arcane energy at a targeted location, damaging all enemies within its blast radius.</text:p>
        </text:list-item>
        <text:list-item>
          <text:p text:style-name="P165"><text:span text:style-name="Strong_20_Emphasis"><text:span text:style-name="T81">Great </text:span></text:span><text:span text:style-name="Strong_20_Emphasis"><text:span text:style-name="T76">A</text:span></text:span><text:span text:style-name="Strong_20_Emphasis"><text:span text:style-name="T20">mplify</text:span></text:span><text:span text:style-name="Strong_20_Emphasis"><text:span text:style-name="T22"> (Upgrade of Amplify)</text:span></text:span><text:span text:style-name="Strong_20_Emphasis"><text:span text:style-name="T1">:</text:span></text:span> Amplify the arcane power within you, increasing the potency and range of your next spell.</text:p>
        </text:list-item>
        <text:list-item>
          <text:p text:style-name="P165"><text:span text:style-name="Strong_20_Emphasis"><text:span text:style-name="T19">Arcane </text:span></text:span><text:span text:style-name="Strong_20_Emphasis"><text:span text:style-name="T22">Shield</text:span></text:span><text:span text:style-name="Strong_20_Emphasis"><text:span text:style-name="T19"> </text:span></text:span><text:span text:style-name="Strong_20_Emphasis"><text:span text:style-name="T22">(Upgrade of Arcane Barrier)</text:span></text:span><text:span text:style-name="Strong_20_Emphasis"><text:span text:style-name="T1">:</text:span></text:span> <text:s/>Surround <text:span text:style-name="T79">an ally</text:span> with a protective <text:span text:style-name="T79">shield</text:span> fueled by your magical energy, absorbing a portion of incoming damage before <text:span text:style-name="T79">ultimately</text:span> explod<text:span text:style-name="T79">ing,</text:span> dealing damage <text:span text:style-name="T79">to all adjacent enemies</text:span>.</text:p>
        </text:list-item>
        <text:list-item>
          <text:p text:style-name="P165"><text:span text:style-name="Strong_20_Emphasis"><text:span text:style-name="T28">Phase Step (Upgrade of Teleport)</text:span></text:span><text:span text:style-name="Strong_20_Emphasis"><text:span text:style-name="T1">:</text:span></text:span> Perform a quick, magical dash that allows you to phase through enemies, dealing damage to those you pass through and gaining a temporary evasion boost <text:span text:style-name="T84">for each</text:span>.</text:p>
        </text:list-item>
        <text:list-item>
          <text:p text:style-name="P165"><text:span text:style-name="Strong_20_Emphasis"><text:span text:style-name="T1">Arcane Charge (Upgrade of Energy Spear</text:span></text:span><text:span text:style-name="Strong_20_Emphasis"><text:span text:style-name="T86">)</text:span></text:span><text:span text:style-name="Strong_20_Emphasis"><text:span text:style-name="T1">:</text:span></text:span> Convert the Energy Spear into a close-combat technique, creating an energy burst that propels you forward, dealing damage to all enemies in a line and knocking them back.</text:p>
        </text:list-item>
        <text:list-item>
          <text:p text:style-name="P165"><text:span text:style-name="Strong_20_Emphasis"><text:span text:style-name="T1">Surge of Power (Upgrade of Arcane Surge):</text:span></text:span> Temporarily enhance all your physical abilities, increasing your strength, speed, and resilience. Additionally, reduces the <text:span text:style-name="T85">cost and increases the damage</text:span> of all your skills while active.</text:p>
        </text:list-item>
        <text:list-item>
          <text:p text:style-name="P165"><text:span text:style-name="Strong_20_Emphasis"><text:span text:style-name="T20">Arcane </text:span></text:span><text:span text:style-name="Strong_20_Emphasis"><text:span text:style-name="T29">Reverberation</text:span></text:span><text:span text:style-name="Strong_20_Emphasis"><text:span text:style-name="T20"> </text:span></text:span><text:span text:style-name="Strong_20_Emphasis"><text:span text:style-name="T29">(Upgrade of </text:span></text:span><text:span text:style-name="Strong_20_Emphasis"><text:span text:style-name="T20">Arcane Resonance</text:span></text:span><text:span text:style-name="Strong_20_Emphasis"><text:span text:style-name="T29">)</text:span></text:span><text:span text:style-name="Strong_20_Emphasis"><text:span text:style-name="T1">:</text:span></text:span> Create a resonance field of arcane energy that weakens enemy magical defenses. <text:span text:style-name="T85">Has a chance to recover speed for each enemy hit.</text:span></text:p>
        </text:list-item>
      </text:list>
      <text:p text:style-name="P28"/>
      <text:p text:style-name="P10"/>
      <text:p text:style-name="P1">Skills:</text:p>
      <text:p text:style-name="P21"/>
      <text:list xml:id="list325193037" text:style-name="L3">
        <text:list-item>
          <text:p text:style-name="P166"><text:span text:style-name="Strong_20_Emphasis">Arcane Strike (Upgrade of Spectral Strike):</text:span> Teleport to a target within range and deliver a devastating, arcane-infused strike that deals massive damage and further reduces the target's accuracy and evasion. Additionally, has a <text:span text:style-name="T97">small </text:span>chance <text:span text:style-name="T97">of</text:span> stun<text:span text:style-name="T97">ning</text:span> the target. <text:span text:style-name="T90">Can activated twice per turn before entering cooldown.</text:span></text:p>
        </text:list-item>
        <text:list-item>
          <text:p text:style-name="P167"><text:span text:style-name="T7"><text:s/></text:span><text:span text:style-name="Strong_20_Emphasis"><text:span text:style-name="T41">Scorching Mana </text:span></text:span><text:span text:style-name="Strong_20_Emphasis">(</text:span><text:span text:style-name="Strong_20_Emphasis"><text:span text:style-name="T41">New Skill</text:span></text:span><text:span text:style-name="Strong_20_Emphasis">):</text:span> <text:span text:style-name="T97">Deal magical damage to adjacent enemies each time you use a skill.</text:span></text:p>
        </text:list-item>
        <text:list-item>
          <text:p text:style-name="P168"><text:span text:style-name="Strong_20_Emphasis"><text:span text:style-name="T43">Arcane Barrage</text:span></text:span><text:span text:style-name="Strong_20_Emphasis"><text:span text:style-name="T17"> </text:span></text:span><text:span text:style-name="Strong_20_Emphasis"><text:span text:style-name="T81">(Upgrade of Magic </text:span></text:span><text:span text:style-name="Strong_20_Emphasis"><text:span text:style-name="T43">Blast</text:span></text:span><text:span text:style-name="Strong_20_Emphasis"><text:span text:style-name="T81">)</text:span></text:span><text:span text:style-name="Strong_20_Emphasis"><text:span text:style-name="T1">:</text:span></text:span> Shoot a magic bolt at a target, <text:span text:style-name="T16">with high accuracy </text:span><text:span text:style-name="T80">and critical hit chance. Lowers the target’s resistance to magical effects. </text:span><text:span text:style-name="T99">Can be </text:span><text:soft-page-break/><text:span text:style-name="T99">used any number of times in a turn before entering cooldown, doubling the damage and increasing the cost by 1 each time.</text:span></text:p>
        </text:list-item>
        <text:list-item>
          <text:p text:style-name="P169"><text:span text:style-name="Strong_20_Emphasis"><text:span text:style-name="T45">Arcane Flow</text:span></text:span><text:span text:style-name="Strong_20_Emphasis"><text:span text:style-name="T17"> </text:span></text:span><text:span text:style-name="Strong_20_Emphasis"><text:span text:style-name="T81">(</text:span></text:span><text:span text:style-name="Strong_20_Emphasis"><text:span text:style-name="T45">New Skill</text:span></text:span><text:span text:style-name="Strong_20_Emphasis"><text:span text:style-name="T81">)</text:span></text:span><text:span text:style-name="Strong_20_Emphasis"><text:span text:style-name="T1">:</text:span></text:span> Shoot a magic bolt <text:span text:style-name="T101">that deals extra damage for each unique skill used during this encounter.</text:span></text:p>
        </text:list-item>
        <text:list-item>
          <text:p text:style-name="P169"><text:span text:style-name="Strong_20_Emphasis"><text:span text:style-name="T20">Arcane </text:span></text:span><text:span text:style-name="Strong_20_Emphasis"><text:span text:style-name="T45">Devastation</text:span></text:span><text:span text:style-name="Strong_20_Emphasis"><text:span text:style-name="T1">:</text:span></text:span> Detonate a burst of raw arcane energy at a targeted location, damaging all enemies within its blast radius. <text:span text:style-name="T101">Deals extra damage for each enemy hit.</text:span></text:p>
        </text:list-item>
      </text:list>
      <text:p text:style-name="P72"><text:span text:style-name="T13">Chronomancer</text:span><text:span text:style-name="T8">:</text:span><text:span text:style-name="T15"> </text:span></text:p>
      <text:p text:style-name="P22"/>
      <text:p text:style-name="P70"><text:span text:style-name="Strong_20_Emphasis"><text:span text:style-name="T1">Description:</text:span></text:span> </text:p>
      <text:p text:style-name="P9"><text:span text:style-name="T75">Previous </text:span>Skills:</text:p>
      <text:p text:style-name="P9"/>
      <text:list xml:id="list2753496598" text:style-name="L4">
        <text:list-item>
          <text:p text:style-name="P170"><text:span text:style-name="Strong_20_Emphasis"><text:span text:style-name="T20">Energy</text:span></text:span><text:span text:style-name="Strong_20_Emphasis"><text:span text:style-name="T17"> Orb</text:span></text:span><text:span text:style-name="Strong_20_Emphasis"><text:span text:style-name="T1">:</text:span></text:span> Hurl a<text:span text:style-name="T75">n energy</text:span> projectile, dealing damage to the target. <text:span text:style-name="T16">Has a small chance to inflict </text:span><text:span text:style-name="T75">slow</text:span><text:span text:style-name="T16">.</text:span></text:p>
        </text:list-item>
        <text:list-item>
          <text:p text:style-name="P170"><text:span text:style-name="Strong_20_Emphasis"><text:span text:style-name="T20">Arcane Blast</text:span></text:span><text:span text:style-name="Strong_20_Emphasis"><text:span text:style-name="T1">:</text:span></text:span> Detonate a burst of raw arcane energy at a targeted location, damaging all enemies within its blast radius.</text:p>
        </text:list-item>
        <text:list-item>
          <text:p text:style-name="P170"><text:span text:style-name="Strong_20_Emphasis"><text:span text:style-name="T81">Great </text:span></text:span><text:span text:style-name="Strong_20_Emphasis"><text:span text:style-name="T76">A</text:span></text:span><text:span text:style-name="Strong_20_Emphasis"><text:span text:style-name="T20">mplify</text:span></text:span><text:span text:style-name="Strong_20_Emphasis"><text:span text:style-name="T22"> (Upgrade of Amplify)</text:span></text:span><text:span text:style-name="Strong_20_Emphasis"><text:span text:style-name="T1">:</text:span></text:span> Amplify the arcane power within you, increasing the potency and range of your next spell.</text:p>
        </text:list-item>
        <text:list-item>
          <text:p text:style-name="P170"><text:span text:style-name="Strong_20_Emphasis"><text:span text:style-name="T17">Magic </text:span></text:span><text:span text:style-name="Strong_20_Emphasis"><text:span text:style-name="T81">Blast</text:span></text:span><text:span text:style-name="Strong_20_Emphasis"><text:span text:style-name="T17"> </text:span></text:span><text:span text:style-name="Strong_20_Emphasis"><text:span text:style-name="T81">(Upgrade of Magic Shot)</text:span></text:span><text:span text:style-name="Strong_20_Emphasis"><text:span text:style-name="T1">:</text:span></text:span> Shoot a magic bolt at a target, <text:span text:style-name="T16">with high accuracy </text:span><text:span text:style-name="T80">and critical hit chance. Lowers the target’s resistance to magical effects.</text:span></text:p>
        </text:list-item>
        <text:list-item>
          <text:p text:style-name="P170"><text:span text:style-name="Strong_20_Emphasis"><text:span text:style-name="T1">Arcane Charge (Upgrade of Energy Spear</text:span></text:span><text:span text:style-name="Strong_20_Emphasis"><text:span text:style-name="T86">)</text:span></text:span><text:span text:style-name="Strong_20_Emphasis"><text:span text:style-name="T1">:</text:span></text:span> Convert the Energy Spear into a close-combat technique, creating an energy burst that propels you forward, dealing damage to all enemies in a line and knocking them back.</text:p>
        </text:list-item>
        <text:list-item>
          <text:p text:style-name="P170"><text:span text:style-name="Strong_20_Emphasis"><text:span text:style-name="T1">Surge of Power (Upgrade of Arcane Surge):</text:span></text:span> Temporarily enhance all your physical abilities, increasing your strength, speed, and resilience. Additionally, reduces the <text:span text:style-name="T85">cost and increases the damage</text:span> of all your skills while active.</text:p>
        </text:list-item>
        <text:list-item>
          <text:p text:style-name="P170"><text:span text:style-name="Strong_20_Emphasis"><text:span text:style-name="T20">Arcane </text:span></text:span><text:span text:style-name="Strong_20_Emphasis"><text:span text:style-name="T29">Reverberation</text:span></text:span><text:span text:style-name="Strong_20_Emphasis"><text:span text:style-name="T20"> </text:span></text:span><text:span text:style-name="Strong_20_Emphasis"><text:span text:style-name="T29">(Upgrade of </text:span></text:span><text:span text:style-name="Strong_20_Emphasis"><text:span text:style-name="T20">Arcane Resonance</text:span></text:span><text:span text:style-name="Strong_20_Emphasis"><text:span text:style-name="T29">)</text:span></text:span><text:span text:style-name="Strong_20_Emphasis"><text:span text:style-name="T1">:</text:span></text:span> Create a resonance field of arcane energy that weakens enemy magical defenses. <text:span text:style-name="T85">Has a chance to recover speed for each enemy hit.</text:span></text:p>
        </text:list-item>
      </text:list>
      <text:p text:style-name="P10"/>
      <text:p text:style-name="P10"/>
      <text:p text:style-name="P6">Skills:</text:p>
      <text:p text:style-name="P22"/>
      <text:list xml:id="list215436193" text:style-name="L5">
        <text:list-item>
          <text:p text:style-name="P171"><text:span text:style-name="Strong_20_Emphasis"><text:span text:style-name="T28">Time Warp (Upgrade of Phase Step)</text:span></text:span><text:span text:style-name="Strong_20_Emphasis"><text:span text:style-name="T1">:</text:span></text:span> Perform a quick, magical dash that allows you to phase through enemies, dealing damage <text:span text:style-name="T95">and slowing down </text:span>those you pass through and gaining a temporary <text:span text:style-name="T95">speed and </text:span>evasion boost <text:span text:style-name="T84">for each</text:span>.</text:p>
        </text:list-item>
        <text:list-item>
          <text:p text:style-name="P171"><text:span text:style-name="Strong_20_Emphasis"><text:span text:style-name="T96">Temporal Blast</text:span></text:span><text:span text:style-name="Strong_20_Emphasis"><text:span text:style-name="T17"> </text:span></text:span><text:span text:style-name="Strong_20_Emphasis"><text:span text:style-name="T81">(Upgrade of </text:span></text:span><text:span text:style-name="Strong_20_Emphasis"><text:span text:style-name="T17">Magic </text:span></text:span><text:span text:style-name="Strong_20_Emphasis"><text:span text:style-name="T81">Blast)</text:span></text:span><text:span text:style-name="Strong_20_Emphasis"><text:span text:style-name="T1">:</text:span></text:span> Shoot a magic bolt at a target, <text:span text:style-name="T16">with high accuracy </text:span><text:span text:style-name="T80">and critical hit chance. Lowers the target’s resistance to magical effects </text:span><text:span text:style-name="T95">and siphons some of their speed</text:span><text:span text:style-name="T80">.</text:span></text:p>
        </text:list-item>
        <text:list-item>
          <text:p text:style-name="P171"><text:span text:style-name="Strong_20_Emphasis"><text:span text:style-name="T19">Arcane </text:span></text:span><text:span text:style-name="Strong_20_Emphasis"><text:span text:style-name="T22">Shield</text:span></text:span><text:span text:style-name="Strong_20_Emphasis"><text:span text:style-name="T19"> </text:span></text:span><text:span text:style-name="Strong_20_Emphasis"><text:span text:style-name="T22">(Upgrade of Arcane Barrier)</text:span></text:span><text:span text:style-name="Strong_20_Emphasis"><text:span text:style-name="T1">:</text:span></text:span> <text:s/>Surround <text:span text:style-name="T79">an ally</text:span> with a protective <text:span text:style-name="T79">shield</text:span> fueled by your magical energy, absorbing a portion of incoming damage before <text:span text:style-name="T79">ultimately</text:span> explod<text:span text:style-name="T79">ing,</text:span> dealing damage <text:span text:style-name="T79">to all adjacent enemies</text:span>. <text:span text:style-name="T95">It slows them down based on the total damage the shield absorbed.</text:span></text:p>
        </text:list-item>
        <text:list-item>
          <text:p text:style-name="P172"><text:soft-page-break/><text:span text:style-name="Strong_20_Emphasis"><text:span text:style-name="T98">Suspend </text:span></text:span><text:span text:style-name="Strong_20_Emphasis"><text:span text:style-name="T81">(</text:span></text:span><text:span text:style-name="Strong_20_Emphasis"><text:span text:style-name="T42">New Skill</text:span></text:span><text:span text:style-name="Strong_20_Emphasis"><text:span text:style-name="T81">)</text:span></text:span><text:span text:style-name="Strong_20_Emphasis"><text:span text:style-name="T1">:</text:span></text:span> <text:span text:style-name="T97">Freeze a character in time, stunning them but also leaving the immune to any effect for the duration of the spell.</text:span></text:p>
        </text:list-item>
        <text:list-item>
          <text:p text:style-name="P172"><text:span text:style-name="Strong_20_Emphasis"><text:span text:style-name="T98">R</text:span></text:span><text:span text:style-name="Strong_20_Emphasis"><text:span text:style-name="T42">ewind</text:span></text:span><text:span text:style-name="Strong_20_Emphasis"><text:span text:style-name="T98"> </text:span></text:span><text:span text:style-name="Strong_20_Emphasis"><text:span text:style-name="T81">(</text:span></text:span><text:span text:style-name="Strong_20_Emphasis"><text:span text:style-name="T42">New Skill</text:span></text:span><text:span text:style-name="Strong_20_Emphasis"><text:span text:style-name="T81">)</text:span></text:span><text:span text:style-name="Strong_20_Emphasis"><text:span text:style-name="T1">:</text:span></text:span> <text:span text:style-name="T97">Return a character to the tile they occupied at the start of their previous turn. In case of an enemy, deal damage for each tile traveled, otherwise heal the character.</text:span></text:p>
        </text:list-item>
        <text:list-item>
          <text:p text:style-name="P173"><text:span text:style-name="Strong_20_Emphasis"><text:span text:style-name="T44">Chrono</text:span></text:span><text:span text:style-name="Strong_20_Emphasis"><text:span text:style-name="T29"> Strike (Spectral Strike)</text:span></text:span><text:span text:style-name="Strong_20_Emphasis"><text:span text:style-name="T1">:</text:span></text:span> Teleport to a target within range and deliver a powerful, arcane-charged strike that deals massive damage and disorients the target, reducing their accuracy and evasion for a short duration. <text:span text:style-name="T100">If this skill defeats the enemy, the next skill cast costs 0 this turn.</text:span></text:p>
        </text:list-item>
      </text:list>
      <text:p text:style-name="P4"/>
      <text:p text:style-name="P71"><text:span text:style-name="T9">Telekineticist</text:span><text:span text:style-name="T8">:</text:span><text:span text:style-name="T15"> </text:span></text:p>
      <text:p text:style-name="P21"/>
      <text:p text:style-name="P69"><text:span text:style-name="Strong_20_Emphasis"><text:span text:style-name="T1">Description:</text:span></text:span> </text:p>
      <text:p text:style-name="P9"><text:span text:style-name="T75">Previous </text:span>Skills:</text:p>
      <text:p text:style-name="P9"/>
      <text:list xml:id="list3354728749" text:style-name="L6">
        <text:list-item>
          <text:p text:style-name="P174"><text:span text:style-name="Strong_20_Emphasis"><text:span text:style-name="T17">Magic Shot</text:span></text:span><text:span text:style-name="Strong_20_Emphasis"><text:span text:style-name="T1">:</text:span></text:span> Shoot a magic bolt at a target, <text:span text:style-name="T16">with high accuracy</text:span>.</text:p>
        </text:list-item>
        <text:list-item>
          <text:p text:style-name="P174"><text:span text:style-name="Strong_20_Emphasis"><text:span text:style-name="T19">Teleport</text:span></text:span><text:span text:style-name="Strong_20_Emphasis"><text:span text:style-name="T1">:</text:span></text:span> Blink to a nearby location, allowing for quick repositioning during combat.</text:p>
        </text:list-item>
        <text:list-item>
          <text:p text:style-name="P174"><text:span text:style-name="Strong_20_Emphasis"><text:span text:style-name="T20">Arcane Resonance</text:span></text:span><text:span text:style-name="Strong_20_Emphasis"><text:span text:style-name="T1">:</text:span></text:span> Create a resonance field of arcane energy that weakens enemy magical defenses.</text:p>
        </text:list-item>
        <text:list-item>
          <text:p text:style-name="P174"><text:span text:style-name="Strong_20_Emphasis"><text:span text:style-name="T22"><text:s/>Energy Sp</text:span></text:span><text:span text:style-name="Strong_20_Emphasis"><text:span text:style-name="T23">ear </text:span></text:span><text:span text:style-name="Strong_20_Emphasis"><text:span text:style-name="T22">(</text:span></text:span><text:span text:style-name="Strong_20_Emphasis"><text:span text:style-name="T23">New Skill</text:span></text:span><text:span text:style-name="Strong_20_Emphasis"><text:span text:style-name="T22">)</text:span></text:span><text:span text:style-name="Strong_20_Emphasis"><text:span text:style-name="T1">:</text:span></text:span> <text:s/><text:span text:style-name="T80">Project energy in a line in front of the sorcerer, dealing damage to all enemies in its path.</text:span></text:p>
        </text:list-item>
        <text:list-item>
          <text:p text:style-name="P174"><text:span text:style-name="Strong_20_Emphasis"><text:span text:style-name="T22"><text:s/></text:span></text:span><text:span text:style-name="Strong_20_Emphasis"><text:span text:style-name="T23">Arcane Surge </text:span></text:span><text:span text:style-name="Strong_20_Emphasis"><text:span text:style-name="T22">(</text:span></text:span><text:span text:style-name="Strong_20_Emphasis"><text:span text:style-name="T23">New Skill</text:span></text:span><text:span text:style-name="Strong_20_Emphasis"><text:span text:style-name="T22">)</text:span></text:span><text:span text:style-name="Strong_20_Emphasis"><text:span text:style-name="T1">:</text:span></text:span> <text:s/>Channel a surge of raw arcane power, temporarily increasing the sorcerer's spell damage and <text:span text:style-name="T80">lowering skills’</text:span> speed <text:span text:style-name="T80">cost</text:span>.</text:p>
        </text:list-item>
        <text:list-item>
          <text:p text:style-name="P174"><text:span text:style-name="Strong_20_Emphasis"><text:span text:style-name="T17">Magic </text:span></text:span><text:span text:style-name="Strong_20_Emphasis"><text:span text:style-name="T81">Blast</text:span></text:span><text:span text:style-name="Strong_20_Emphasis"><text:span text:style-name="T17"> </text:span></text:span><text:span text:style-name="Strong_20_Emphasis"><text:span text:style-name="T81">(Upgrade of Magic Shot)</text:span></text:span><text:span text:style-name="Strong_20_Emphasis"><text:span text:style-name="T1">:</text:span></text:span> Shoot a magic bolt at a target, <text:span text:style-name="T16">with high accuracy </text:span><text:span text:style-name="T80">and critical hit chance. Lowers the target’s resistance to magical effects.</text:span></text:p>
        </text:list-item>
        <text:list-item>
          <text:p text:style-name="P174"><text:span text:style-name="Strong_20_Emphasis"><text:span text:style-name="T88">Mind Blast (Upgrade of </text:span></text:span><text:span text:style-name="Strong_20_Emphasis"><text:span text:style-name="T20">Arcane Blast</text:span></text:span><text:span text:style-name="Strong_20_Emphasis"><text:span text:style-name="T88">)</text:span></text:span><text:span text:style-name="Strong_20_Emphasis"><text:span text:style-name="T1">:</text:span></text:span> Detonate a burst of raw arcane energy at a targeted location, damaging all enemies within its blast radiu<text:span text:style-name="T87">s and making them vulnerable to debuffs.</text:span></text:p>
        </text:list-item>
        <text:list-item>
          <text:p text:style-name="P174"><text:span text:style-name="Strong_20_Emphasis"><text:span text:style-name="T30">Mental Link</text:span></text:span><text:span text:style-name="Strong_20_Emphasis"><text:span text:style-name="T88"> (N</text:span></text:span><text:span text:style-name="Strong_20_Emphasis"><text:span text:style-name="T30">ew Skill</text:span></text:span><text:span text:style-name="Strong_20_Emphasis"><text:span text:style-name="T88">)</text:span></text:span><text:span text:style-name="Strong_20_Emphasis"><text:span text:style-name="T1">:</text:span></text:span> <text:span text:style-name="T87">Link your mind to an ally’s, sharing your attributes and stats until the start of your next turn.</text:span></text:p>
        </text:list-item>
        <text:list-item>
          <text:p text:style-name="P174"><text:span text:style-name="Strong_20_Emphasis"><text:span text:style-name="T34">Mind Control</text:span></text:span><text:span text:style-name="Strong_20_Emphasis"> (</text:span><text:span text:style-name="Strong_20_Emphasis"><text:span text:style-name="T34">New Skill</text:span></text:span><text:span text:style-name="Strong_20_Emphasis">)</text:span>: Temporarily take control of an enemy's mind, forcing them to attack their allies for a certain duration.</text:p>
        </text:list-item>
      </text:list>
      <text:p text:style-name="P29"/>
      <text:p text:style-name="P10"/>
      <text:p text:style-name="P1">Skills:</text:p>
      <text:p text:style-name="P21"/>
      <text:list xml:id="list1988971787" text:style-name="L7">
        <text:list-item>
          <text:p text:style-name="P175"><text:span text:style-name="Strong_20_Emphasis"><text:s/>Telekinetic </text:span><text:span text:style-name="Strong_20_Emphasis"><text:span text:style-name="T34">Lift</text:span></text:span><text:span text:style-name="Strong_20_Emphasis"> (Upgrade of Telekinetic Thrust):</text:span> Use telekinesis to <text:span text:style-name="T91">lift enemies up before </text:span>slam<text:span text:style-name="T91">ming</text:span> <text:span text:style-name="T91">them </text:span>into the ground <text:span text:style-name="T91">at the target location</text:span>, dealing increased damage and potentially <text:span text:style-name="T91">stunning them</text:span>. Can also be used to lift allies to avoid ground-based attacks or hazards.</text:p>
        </text:list-item>
        <text:list-item>
          <text:p text:style-name="P175"><text:span text:style-name="Strong_20_Emphasis"><text:s/>Force Wave (New Skill):</text:span> Emit a wave of telekinetic energy around you, pushing all enemies back and dealing damage. Allies hit by the wave receive a speed boost.</text:p>
        </text:list-item>
        <text:list-item>
          <text:p text:style-name="P175"><text:span text:style-name="Strong_20_Emphasis"><text:s/>Object Manipulation (New Skill):</text:span> Use telekinesis to manipulate the environment. <text:span text:style-name="T91">It allows remotely activating traps, natural hazards and other objects.</text:span></text:p>
        </text:list-item>
        <text:list-item>
          <text:p text:style-name="P176"><text:s/><text:span text:style-name="Strong_20_Emphasis"><text:span text:style-name="T36">Telekinetic Barrier</text:span></text:span><text:span text:style-name="Strong_20_Emphasis"><text:span text:style-name="T19"> </text:span></text:span><text:span text:style-name="Strong_20_Emphasis"><text:span text:style-name="T22">(Upgrade of Arcane </text:span></text:span><text:span text:style-name="Strong_20_Emphasis"><text:span text:style-name="T36">Shield</text:span></text:span><text:span text:style-name="Strong_20_Emphasis"><text:span text:style-name="T22">)</text:span></text:span><text:span text:style-name="Strong_20_Emphasis"><text:span text:style-name="T1">:</text:span></text:span> <text:s/>Surround <text:span text:style-name="T79">an ally</text:span> with a protective <text:span text:style-name="T79">shield</text:span> fueled by your magical energy, <text:span text:style-name="T92">reflecting</text:span> a portion of incoming damage before <text:span text:style-name="T79">ultimately</text:span> explod<text:span text:style-name="T79">ing,</text:span> dealing damage <text:span text:style-name="T92">and pushing back</text:span><text:span text:style-name="T79"> all adjacent enemies</text:span>.</text:p>
        </text:list-item>
        <text:list-item>
          <text:p text:style-name="P176"><text:soft-page-break/><text:s/><text:span text:style-name="T18">Telepathic Amplify (Upgrade of </text:span><text:span text:style-name="T35">Great</text:span><text:span text:style-name="T18"> Amplify):</text:span> Project the mental power within you, increasing the potency <text:span text:style-name="T92">and range</text:span> of your next spell and extending its effects to nearby allies, boosting their next spell’s <text:span text:style-name="T92">potency</text:span> as well.</text:p>
        </text:list-item>
        <text:list-item>
          <text:p text:style-name="P177"><text:span text:style-name="Strong_20_Emphasis"><text:s/></text:span><text:span text:style-name="Strong_20_Emphasis"><text:span text:style-name="T39">S</text:span></text:span><text:span text:style-name="Strong_20_Emphasis"><text:span text:style-name="T40">hockwave</text:span></text:span><text:span text:style-name="Strong_20_Emphasis"> Orb (Upgrade of Psychic Orb)</text:span>: <text:span text:style-name="T94">Launch</text:span> an orb of psychic energy <text:span text:style-name="T94">that passes through enemies</text:span>, dealing damage and having a chance to confuse <text:span text:style-name="T87">or slow </text:span>enemies, causing them to attack randomly. <text:span text:style-name="T94">It ultimately lands at the target location, and grants a speed boost to allies that pass through it.</text:span></text:p>
        </text:list-item>
      </text:list>
      <text:p text:style-name="P2"/>
      <text:p text:style-name="P71"><text:span text:style-name="T12">Mesmerizer</text:span><text:span text:style-name="T8">:</text:span><text:span text:style-name="T15"> </text:span></text:p>
      <text:p text:style-name="P21"/>
      <text:p text:style-name="P69"><text:span text:style-name="Strong_20_Emphasis"><text:span text:style-name="T1">Description:</text:span></text:span> </text:p>
      <text:p text:style-name="P9"><text:span text:style-name="T75">Previous </text:span>Skills:</text:p>
      <text:p text:style-name="P10"/>
      <text:list xml:id="list236580550" text:style-name="L8">
        <text:list-item>
          <text:p text:style-name="P179"><text:span text:style-name="Strong_20_Emphasis"><text:span text:style-name="T17">Magic Shot</text:span></text:span><text:span text:style-name="Strong_20_Emphasis"><text:span text:style-name="T1">:</text:span></text:span> Shoot a magic bolt at a target, <text:span text:style-name="T16">with high accuracy</text:span>.</text:p>
        </text:list-item>
        <text:list-item>
          <text:p text:style-name="P179"><text:span text:style-name="Strong_20_Emphasis"><text:span text:style-name="T19">Teleport</text:span></text:span><text:span text:style-name="Strong_20_Emphasis"><text:span text:style-name="T1">:</text:span></text:span> Blink to a nearby location, allowing for quick repositioning during combat.</text:p>
        </text:list-item>
        <text:list-item>
          <text:p text:style-name="P179"><text:span text:style-name="Strong_20_Emphasis"><text:span text:style-name="T81">Great </text:span></text:span><text:span text:style-name="Strong_20_Emphasis"><text:span text:style-name="T76">A</text:span></text:span><text:span text:style-name="Strong_20_Emphasis"><text:span text:style-name="T20">mplify</text:span></text:span><text:span text:style-name="Strong_20_Emphasis"><text:span text:style-name="T22"> (Upgrade of Amplify)</text:span></text:span><text:span text:style-name="Strong_20_Emphasis"><text:span text:style-name="T1">:</text:span></text:span> Amplify the arcane power within you, increasing the potency and range of your next spell.</text:p>
        </text:list-item>
        <text:list-item>
          <text:p text:style-name="P179"><text:span text:style-name="Strong_20_Emphasis"><text:span text:style-name="T22"><text:s/>Energy Sp</text:span></text:span><text:span text:style-name="Strong_20_Emphasis"><text:span text:style-name="T23">ear </text:span></text:span><text:span text:style-name="Strong_20_Emphasis"><text:span text:style-name="T22">(</text:span></text:span><text:span text:style-name="Strong_20_Emphasis"><text:span text:style-name="T23">New Skill</text:span></text:span><text:span text:style-name="Strong_20_Emphasis"><text:span text:style-name="T22">)</text:span></text:span><text:span text:style-name="Strong_20_Emphasis"><text:span text:style-name="T1">:</text:span></text:span> <text:s/><text:span text:style-name="T80">Project energy in a line in front of the sorcerer, dealing damage to all enemies in its path.</text:span></text:p>
        </text:list-item>
        <text:list-item>
          <text:p text:style-name="P179"><text:span text:style-name="Strong_20_Emphasis"><text:span text:style-name="T22"><text:s/></text:span></text:span><text:span text:style-name="Strong_20_Emphasis"><text:span text:style-name="T23">Arcane Surge </text:span></text:span><text:span text:style-name="Strong_20_Emphasis"><text:span text:style-name="T22">(</text:span></text:span><text:span text:style-name="Strong_20_Emphasis"><text:span text:style-name="T23">New Skill</text:span></text:span><text:span text:style-name="Strong_20_Emphasis"><text:span text:style-name="T22">)</text:span></text:span><text:span text:style-name="Strong_20_Emphasis"><text:span text:style-name="T1">:</text:span></text:span> <text:s/>Channel a surge of raw arcane power, temporarily increasing the sorcerer's spell damage and <text:span text:style-name="T80">lowering skills’</text:span> speed <text:span text:style-name="T80">cost</text:span>.</text:p>
        </text:list-item>
        <text:list-item>
          <text:p text:style-name="P179"><text:span text:style-name="Strong_20_Emphasis">Telekinetic Thrust </text:span><text:span text:style-name="Strong_20_Emphasis"><text:span text:style-name="T87">(New Skill)</text:span></text:span>: Use telekinesis to push enemies away from you, dealing damage and potentially knocking them down. Can also be used to pull allies towards you for quick repositioning.</text:p>
        </text:list-item>
        <text:list-item>
          <text:p text:style-name="P179"><text:span text:style-name="Strong_20_Emphasis"><text:span text:style-name="T88">Mind Blast (Upgrade of </text:span></text:span><text:span text:style-name="Strong_20_Emphasis"><text:span text:style-name="T20">Arcane Blast</text:span></text:span><text:span text:style-name="Strong_20_Emphasis"><text:span text:style-name="T88">)</text:span></text:span><text:span text:style-name="Strong_20_Emphasis"><text:span text:style-name="T1">:</text:span></text:span> Detonate a burst of raw arcane energy at a targeted location, damaging all enemies within its blast radiu<text:span text:style-name="T87">s and making them vulnerable to debuffs.</text:span></text:p>
        </text:list-item>
        <text:list-item>
          <text:p text:style-name="P179"><text:span text:style-name="Strong_20_Emphasis">Psychic Orb (Upgrade of Energy Orb)</text:span>: Create an orb of psychic energy, dealing damage and having a chance to confuse <text:span text:style-name="T87">or slow </text:span>enemies, causing them to attack randomly.</text:p>
        </text:list-item>
      </text:list>
      <text:p text:style-name="P10"/>
      <text:p text:style-name="P10"/>
      <text:p text:style-name="P1">Skills:</text:p>
      <text:p text:style-name="P21"/>
      <text:list xml:id="list153408464653554" text:continue-list="list1988971787" text:style-name="L7">
        <text:list-item>
          <text:p text:style-name="P178"><text:span text:style-name="Strong_20_Emphasis"><text:span text:style-name="T34"><text:s/></text:span></text:span><text:span text:style-name="Strong_20_Emphasis"><text:span text:style-name="T37">Psychic Cage</text:span></text:span><text:span text:style-name="Strong_20_Emphasis"> (</text:span><text:span text:style-name="Strong_20_Emphasis"><text:span text:style-name="T93">Upgrade</text:span></text:span><text:span text:style-name="Strong_20_Emphasis"><text:span text:style-name="T34"> </text:span></text:span><text:span text:style-name="Strong_20_Emphasis"><text:span text:style-name="T37">of Arcane Shield</text:span></text:span><text:span text:style-name="Strong_20_Emphasis">)</text:span>: Create a cage of telekinetic energy around an ally, absorbing damage while also <text:span text:style-name="T93">rooting</text:span> enemies that attack the barrier. <text:span text:style-name="T93">It </text:span><text:span text:style-name="T79">ultimately</text:span> explod<text:span text:style-name="T93">es</text:span><text:span text:style-name="T79">,</text:span> dealing damage <text:span text:style-name="T79">to all adjacent enemies</text:span>.</text:p>
        </text:list-item>
        <text:list-item>
          <text:p text:style-name="P178"><text:s/><text:span text:style-name="T18">Mind Crush (Upgrade of </text:span><text:span text:style-name="T37">Magic</text:span><text:span text:style-name="T18"> Blast):</text:span> Assault an enemy's mind with a relentless barrage of psychic energy, dealing damage <text:span text:style-name="T93">multiple times with a high critical hit chance. This skill </text:span>increas<text:span text:style-name="T93">es</text:span> the <text:span text:style-name="T93">enemies’</text:span> vulnerability to all debuffs <text:span text:style-name="T93">and magic damage.</text:span></text:p>
        </text:list-item>
        <text:list-item>
          <text:p text:style-name="P178"><text:span text:style-name="Strong_20_Emphasis"><text:span text:style-name="T34"><text:s/></text:span></text:span><text:span text:style-name="Strong_20_Emphasis"><text:span text:style-name="T37">Hypnotic Command</text:span></text:span><text:span text:style-name="Strong_20_Emphasis"> (</text:span><text:span text:style-name="Strong_20_Emphasis"><text:span text:style-name="T37">Upgrade of Mind Control</text:span></text:span><text:span text:style-name="Strong_20_Emphasis">)</text:span>: Temporarily take control of an enemy's mind, forcing them to attack their allies for a certain duration. When the effect ends, the enemy is dazed and has reduced attack speed.</text:p>
        </text:list-item>
        <text:list-item>
          <text:p text:style-name="P178"><text:span text:style-name="Strong_20_Emphasis"><text:span text:style-name="T20"><text:s text:c="2"/></text:span></text:span><text:span text:style-name="Strong_20_Emphasis"><text:span text:style-name="T38">Mind Fog (Upgrade of </text:span></text:span><text:span text:style-name="Strong_20_Emphasis"><text:span text:style-name="T20">Arcane Resonance</text:span></text:span><text:span text:style-name="Strong_20_Emphasis"><text:span text:style-name="T38">)</text:span></text:span><text:span text:style-name="Strong_20_Emphasis"><text:span text:style-name="T1">:</text:span></text:span> Create a cloud of psychic energy that muddles the minds of enemies within its radius, reducing their accuracy and <text:span text:style-name="T93">magical defenses</text:span> for a few turns. Allies within the fog gain increased evasion.</text:p>
        </text:list-item>
        <text:list-item>
          <text:p text:style-name="P178"><text:soft-page-break/><text:s/><text:span text:style-name="Strong_20_Emphasis"><text:span text:style-name="T38">Mind Fog (Upgrade of Mental Link)</text:span></text:span><text:span text:style-name="Strong_20_Emphasis"><text:span text:style-name="T1">:</text:span></text:span> Strengthen the mental connection with an ally, sharing attributes and stats, and also granting both you and your ally increased resistance to debuffs and improved health regeneration.</text:p>
        </text:list-item>
      </text:list>
      <text:p text:style-name="P2"/>
      <text:p text:style-name="P71"><text:span text:style-name="T9">Paragon</text:span><text:span text:style-name="T8">: </text:span></text:p>
      <text:p text:style-name="P21"/>
      <text:p text:style-name="P69"><text:span text:style-name="Strong_20_Emphasis"><text:span text:style-name="T1">Description:</text:span></text:span> </text:p>
      <text:p text:style-name="P9"><text:span text:style-name="T75">Previous </text:span>Skills:</text:p>
      <text:p text:style-name="P10"/>
      <text:p text:style-name="P10"/>
      <text:p text:style-name="P21"><text:span text:style-name="T3">Tier 4 Skills</text:span><text:span text:style-name="T2">:</text:span></text:p>
      <text:p text:style-name="P1"/>
      <text:list xml:id="list153408219608249" text:continue-numbering="true" text:style-name="L7">
        <text:list-item>
          <text:p text:style-name="P175"/>
        </text:list-item>
      </text:list>
      <text:p text:style-name="P20"/>
      <text:p text:style-name="P1">Skills:</text:p>
      <text:p text:style-name="P21"/>
      <text:list xml:id="list2875632785" text:style-name="L9">
        <text:list-item>
          <text:p text:style-name="P180"><text:span text:style-name="Strong_20_Emphasis"><text:span text:style-name="T46">Angelic Ressurection</text:span></text:span><text:span text:style-name="Strong_20_Emphasis"><text:span text:style-name="T1">:</text:span></text:span> Invoke the power of angels to resurrect a fallen ally with <text:span text:style-name="T102">half health.</text:span></text:p>
        </text:list-item>
        <text:list-item>
          <text:p text:style-name="P180"><text:span text:style-name="Strong_20_Emphasis"><text:s/>Blessed Intervention</text:span>: Instantly teleport to a targeted ally's location, granting them a powerful shield that absorbs damage equal to a percentage of their maximum health. Additionally, nearby enemies are briefly stunned upon your arrival.</text:p>
        </text:list-item>
        <text:list-item>
          <text:p text:style-name="P180"><text:span text:style-name="Strong_20_Emphasis"><text:s/>Divine </text:span><text:span text:style-name="Strong_20_Emphasis"><text:span text:style-name="T103">C</text:span></text:span><text:span text:style-name="Strong_20_Emphasis"><text:span text:style-name="T47">all</text:span></text:span>: Call upon higher powers to intervene in the battlefield, <text:span text:style-name="T103">removing all debuffs from allies and restoring HP for each.</text:span></text:p>
        </text:list-item>
        <text:list-item>
          <text:p text:style-name="P180"><text:span text:style-name="Strong_20_Emphasis">Heavenly Protection</text:span>: Envelop a targeted ally in a radiant aura of protection, greatly increasing their defense and providing continuous healing over time. The aura persists for a duration, gradually diminishing in strength over time.</text:p>
        </text:list-item>
        <text:list-item>
          <text:p text:style-name="P181"><text:span text:style-name="Strong_20_Emphasis"><text:span text:style-name="T48">Guardian Angel</text:span></text:span>: <text:span text:style-name="T104">Grant a buff that instantly restores the character to full HP if it is defeated until the start of your next turn.</text:span></text:p>
        </text:list-item>
      </text:list>
      <text:p text:style-name="P3"/>
      <text:p text:style-name="P71"><text:span text:style-name="T9">Arch-Wizard</text:span><text:span text:style-name="T8">: </text:span></text:p>
      <text:p text:style-name="P21"/>
      <text:p text:style-name="P69"><text:span text:style-name="Strong_20_Emphasis"><text:span text:style-name="T1">Description:</text:span></text:span> </text:p>
      <text:p text:style-name="P21"/>
      <text:p text:style-name="P9"><text:span text:style-name="T75">Previous </text:span>Skills:</text:p>
      <text:p text:style-name="P10"/>
      <text:p text:style-name="P25"><text:span text:style-name="T3">Tier 4 Skills</text:span><text:span text:style-name="T2">:</text:span></text:p>
      <text:p text:style-name="P1"/>
      <text:list xml:id="list153408074160246" text:continue-list="list153408219608249" text:style-name="L7">
        <text:list-item>
          <text:p text:style-name="P175"/>
        </text:list-item>
      </text:list>
      <text:p text:style-name="P20"/>
      <text:p text:style-name="P1">Skills:</text:p>
      <text:p text:style-name="P21"/>
      <text:list xml:id="list153408963808361" text:continue-numbering="true" text:style-name="L7">
        <text:list-item>
          <text:p text:style-name="P175"/>
        </text:list-item>
      </text:list>
      <text:p text:style-name="P2"/>
      <text:p text:style-name="P71"><text:span text:style-name="T9">War Caster</text:span><text:span text:style-name="T8">: </text:span></text:p>
      <text:p text:style-name="P21"/>
      <text:p text:style-name="P69"><text:span text:style-name="Strong_20_Emphasis"><text:span text:style-name="T1">Description:</text:span></text:span> </text:p>
      <text:p text:style-name="P9"><text:span text:style-name="T75">Previous </text:span>Skills:</text:p>
      <text:p text:style-name="P10"/>
      <text:p text:style-name="P21"><text:span text:style-name="T3">Tier 4 Skills</text:span><text:span text:style-name="T2">:</text:span></text:p>
      <text:p text:style-name="P1"/>
      <text:list xml:id="list153407631828113" text:continue-numbering="true" text:style-name="L7">
        <text:list-item>
          <text:p text:style-name="P175"/>
        </text:list-item>
      </text:list>
      <text:p text:style-name="P20"/>
      <text:p text:style-name="P1">Skills:</text:p>
      <text:p text:style-name="P21"/>
      <text:list xml:id="list153409323368900" text:continue-numbering="true" text:style-name="L7">
        <text:list-item>
          <text:p text:style-name="P175"/>
        </text:list-item>
      </text:list>
      <text:p text:style-name="P2"/>
      <text:p text:style-name="P71"><text:span text:style-name="T9">Mindbreaker</text:span><text:span text:style-name="T8">: </text:span></text:p>
      <text:p text:style-name="P21"/>
      <text:p text:style-name="P69"><text:span text:style-name="Strong_20_Emphasis"><text:span text:style-name="T1">Description:</text:span></text:span> </text:p>
      <text:p text:style-name="P9"><text:span text:style-name="T75">Previous </text:span>Skills:</text:p>
      <text:p text:style-name="P11"/>
      <text:p text:style-name="P21"><text:span text:style-name="T3">Tier 4 Skills</text:span><text:span text:style-name="T2">:</text:span></text:p>
      <text:p text:style-name="P1"/>
      <text:list xml:id="list153409086215830" text:continue-numbering="true" text:style-name="L7">
        <text:list-item>
          <text:p text:style-name="P175"/>
        </text:list-item>
      </text:list>
      <text:p text:style-name="P20"/>
      <text:p text:style-name="P1">Skills:</text:p>
      <text:p text:style-name="P21"/>
      <text:list xml:id="list153408965816013" text:continue-numbering="true" text:style-name="L7">
        <text:list-item>
          <text:p text:style-name="P175"><text:s/><text:span text:style-name="T18">Arcane </text:span><text:span text:style-name="T49">Resilience</text:span><text:span text:style-name="T18">:</text:span> Imbue yourself with arcane energy, enhancing your physical attacks and granting you a temporary shield that absorbs damage based on the damage you deal.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8:06:22.197681382</meta:creation-date>
    <dc:date>2024-05-29T03:04:54.378328020</dc:date>
    <meta:editing-duration>PT4H58M33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33" meta:paragraph-count="560" meta:word-count="7165" meta:character-count="40708" meta:non-whitespace-character-count="34251"/>
  </office:meta>
</office:document-meta>
</file>